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2.7047in"/>
    </style:style>
    <style:style style:name="co7" style:family="table-column">
      <style:table-column-properties fo:break-before="auto" style:column-width="2.5228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Untitled1" style:base-cell-address="Sheet1.B1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map style:condition="cell-content()&gt;0" style:apply-style-name="Untitled1" style:base-cell-address="Sheet1.B1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Untitled1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Untitled1" style:base-cell-address="Sheet1.B2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Untitled1" style:base-cell-address="Sheet1.B201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Untitled1" style:base-cell-address="Sheet1.B20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a blocks</text:p>
          </table:table-cell>
          <table:table-cell office:value-type="string" calcext:value-type="string">
            <text:p># corrupted Bytes</text:p>
          </table:table-cell>
          <table:table-cell office:value-type="string" calcext:value-type="string">
            <text:p>time used (sec)</text:p>
          </table:table-cell>
          <table:table-cell office:value-type="string" calcext:value-type="string">
            <text:p>Tags seen</text:p>
          </table:table-cell>
          <table:table-cell office:value-type="string" calcext:value-type="string">
            <text:p>Refresh rate (Tags seen/sec)</text:p>
          </table:table-cell>
          <table:table-cell office:value-type="string" calcext:value-type="string">
            <text:p>Transfer rate (incl header etc) (Bytes/sec)</text:p>
          </table:table-cell>
          <table:table-cell office:value-type="string" calcext:value-type="string">
            <text:p>Transfer rate arbitrary data (Bytes/sec)</text:p>
          </table:table-cell>
          <table:table-cell office:value-type="string" calcext:value-type="string">
            <text:p>Overhead (Bytes/sec)</text:p>
          </table:table-cell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618" calcext:value-type="float">
            <text:p>132.618</text:p>
          </table:table-cell>
          <table:table-cell office:value-type="float" office:value="11294" calcext:value-type="float">
            <text:p>11294</text:p>
          </table:table-cell>
          <table:table-cell table:formula="of:=[.D2]/[.C2]" office:value-type="float" office:value="85.1618935589437" calcext:value-type="float">
            <text:p>85.1618935589</text:p>
          </table:table-cell>
          <table:table-cell table:formula="of:=(512*4+1024)/[.C2]" office:value-type="float" office:value="23.1642763425779" calcext:value-type="float">
            <text:p>23.1642763426</text:p>
          </table:table-cell>
          <table:table-cell table:formula="of:=1024/[.C2]" office:value-type="float" office:value="7.72142544752598" calcext:value-type="float">
            <text:p>7.7214254475</text:p>
          </table:table-cell>
          <table:table-cell table:formula="of:=[.F2]-[.G2]" office:value-type="float" office:value="15.442850895052" calcext:value-type="float">
            <text:p>15.4428508951</text:p>
          </table:table-cell>
          <table:table-cell table:formula="of:=1/([.C2]/[.C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048" calcext:value-type="float">
            <text:p>132.048</text:p>
          </table:table-cell>
          <table:table-cell office:value-type="float" office:value="11314" calcext:value-type="float">
            <text:p>11314</text:p>
          </table:table-cell>
          <table:table-cell table:formula="of:=[.D3]/[.C3]" office:value-type="float" office:value="85.6809644977584" calcext:value-type="float">
            <text:p>85.6809644978</text:p>
          </table:table-cell>
          <table:table-cell table:formula="of:=(512*4+1024)/[.C3]" office:value-type="float" office:value="23.2642675390767" calcext:value-type="float">
            <text:p>23.2642675391</text:p>
          </table:table-cell>
          <table:table-cell table:formula="of:=1024/[.C3]" office:value-type="float" office:value="7.7547558463589" calcext:value-type="float">
            <text:p>7.7547558464</text:p>
          </table:table-cell>
          <table:table-cell table:formula="of:=[.F3]-[.G3]" office:value-type="float" office:value="15.5095116927178" calcext:value-type="float">
            <text:p>15.5095116927</text:p>
          </table:table-cell>
          <table:table-cell table:formula="of:=1/([.C3]/[.C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328" calcext:value-type="float">
            <text:p>132.328</text:p>
          </table:table-cell>
          <table:table-cell office:value-type="float" office:value="11413" calcext:value-type="float">
            <text:p>11413</text:p>
          </table:table-cell>
          <table:table-cell table:formula="of:=[.D4]/[.C4]" office:value-type="float" office:value="86.2478084759083" calcext:value-type="float">
            <text:p>86.2478084759</text:p>
          </table:table-cell>
          <table:table-cell table:formula="of:=(512*4+1024)/[.C4]" office:value-type="float" office:value="23.2150414122483" calcext:value-type="float">
            <text:p>23.2150414122</text:p>
          </table:table-cell>
          <table:table-cell table:formula="of:=1024/[.C4]" office:value-type="float" office:value="7.73834713741612" calcext:value-type="float">
            <text:p>7.7383471374</text:p>
          </table:table-cell>
          <table:table-cell table:formula="of:=[.F4]-[.G4]" office:value-type="float" office:value="15.4766942748322" calcext:value-type="float">
            <text:p>15.4766942748</text:p>
          </table:table-cell>
          <table:table-cell table:formula="of:=1/([.C4]/[.C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088" calcext:value-type="float">
            <text:p>132.088</text:p>
          </table:table-cell>
          <table:table-cell office:value-type="float" office:value="11489" calcext:value-type="float">
            <text:p>11489</text:p>
          </table:table-cell>
          <table:table-cell table:formula="of:=[.D5]/[.C5]" office:value-type="float" office:value="86.9798921930834" calcext:value-type="float">
            <text:p>86.9798921931</text:p>
          </table:table-cell>
          <table:table-cell table:formula="of:=(512*4+1024)/[.C5]" office:value-type="float" office:value="23.2572224577554" calcext:value-type="float">
            <text:p>23.2572224578</text:p>
          </table:table-cell>
          <table:table-cell table:formula="of:=1024/[.C5]" office:value-type="float" office:value="7.75240748591848" calcext:value-type="float">
            <text:p>7.7524074859</text:p>
          </table:table-cell>
          <table:table-cell table:formula="of:=[.F5]-[.G5]" office:value-type="float" office:value="15.504814971837" calcext:value-type="float">
            <text:p>15.5048149718</text:p>
          </table:table-cell>
          <table:table-cell table:formula="of:=1/([.C5]/[.C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38" calcext:value-type="float">
            <text:p>132.138</text:p>
          </table:table-cell>
          <table:table-cell office:value-type="float" office:value="11315" calcext:value-type="float">
            <text:p>11315</text:p>
          </table:table-cell>
          <table:table-cell table:formula="of:=[.D6]/[.C6]" office:value-type="float" office:value="85.6301745145227" calcext:value-type="float">
            <text:p>85.6301745145</text:p>
          </table:table-cell>
          <table:table-cell table:formula="of:=(512*4+1024)/[.C6]" office:value-type="float" office:value="23.2484221041638" calcext:value-type="float">
            <text:p>23.2484221042</text:p>
          </table:table-cell>
          <table:table-cell table:formula="of:=1024/[.C6]" office:value-type="float" office:value="7.74947403472128" calcext:value-type="float">
            <text:p>7.7494740347</text:p>
          </table:table-cell>
          <table:table-cell table:formula="of:=[.F6]-[.G6]" office:value-type="float" office:value="15.4989480694426" calcext:value-type="float">
            <text:p>15.4989480694</text:p>
          </table:table-cell>
          <table:table-cell table:formula="of:=1/([.C6]/[.C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36" calcext:value-type="float">
            <text:p>66.236</text:p>
          </table:table-cell>
          <table:table-cell office:value-type="float" office:value="5270" calcext:value-type="float">
            <text:p>5270</text:p>
          </table:table-cell>
          <table:table-cell table:formula="of:=[.D7]/[.C7]" office:value-type="float" office:value="79.5639833323268" calcext:value-type="float">
            <text:p>79.5639833323</text:p>
          </table:table-cell>
          <table:table-cell table:formula="of:=(256*4+1024)/[.C7]" office:value-type="float" office:value="30.9197415302856" calcext:value-type="float">
            <text:p>30.9197415303</text:p>
          </table:table-cell>
          <table:table-cell table:formula="of:=1024/[.C7]" office:value-type="float" office:value="15.4598707651428" calcext:value-type="float">
            <text:p>15.4598707651</text:p>
          </table:table-cell>
          <table:table-cell table:formula="of:=[.F7]-[.G7]" office:value-type="float" office:value="15.4598707651428" calcext:value-type="float">
            <text:p>15.4598707651</text:p>
          </table:table-cell>
          <table:table-cell table:formula="of:=1/([.C7]/[.C2])" office:value-type="float" office:value="2.00220423938644" calcext:value-type="float">
            <text:p>2.00220423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86" calcext:value-type="float">
            <text:p>66.386</text:p>
          </table:table-cell>
          <table:table-cell office:value-type="float" office:value="5053" calcext:value-type="float">
            <text:p>5053</text:p>
          </table:table-cell>
          <table:table-cell table:formula="of:=[.D8]/[.C8]" office:value-type="float" office:value="76.1154460277769" calcext:value-type="float">
            <text:p>76.1154460278</text:p>
          </table:table-cell>
          <table:table-cell table:formula="of:=(256*4+1024)/[.C8]" office:value-type="float" office:value="30.8498779863224" calcext:value-type="float">
            <text:p>30.8498779863</text:p>
          </table:table-cell>
          <table:table-cell table:formula="of:=1024/[.C8]" office:value-type="float" office:value="15.4249389931612" calcext:value-type="float">
            <text:p>15.4249389932</text:p>
          </table:table-cell>
          <table:table-cell table:formula="of:=[.F8]-[.G8]" office:value-type="float" office:value="15.4249389931612" calcext:value-type="float">
            <text:p>15.4249389932</text:p>
          </table:table-cell>
          <table:table-cell table:formula="of:=1/([.C8]/[.C3])" office:value-type="float" office:value="1.98909408610249" calcext:value-type="float">
            <text:p>1.98909408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66" calcext:value-type="float">
            <text:p>66.166</text:p>
          </table:table-cell>
          <table:table-cell office:value-type="float" office:value="5478" calcext:value-type="float">
            <text:p>5478</text:p>
          </table:table-cell>
          <table:table-cell table:formula="of:=[.D9]/[.C9]" office:value-type="float" office:value="82.7917661638908" calcext:value-type="float">
            <text:p>82.7917661639</text:p>
          </table:table-cell>
          <table:table-cell table:formula="of:=(256*4+1024)/[.C9]" office:value-type="float" office:value="30.95245292144" calcext:value-type="float">
            <text:p>30.9524529214</text:p>
          </table:table-cell>
          <table:table-cell table:formula="of:=1024/[.C9]" office:value-type="float" office:value="15.47622646072" calcext:value-type="float">
            <text:p>15.4762264607</text:p>
          </table:table-cell>
          <table:table-cell table:formula="of:=[.F9]-[.G9]" office:value-type="float" office:value="15.47622646072" calcext:value-type="float">
            <text:p>15.4762264607</text:p>
          </table:table-cell>
          <table:table-cell table:formula="of:=1/([.C9]/[.C4])" office:value-type="float" office:value="1.99993954599039" calcext:value-type="float">
            <text:p>1.9999395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52" calcext:value-type="float">
            <text:p>66.352</text:p>
          </table:table-cell>
          <table:table-cell office:value-type="float" office:value="5604" calcext:value-type="float">
            <text:p>5604</text:p>
          </table:table-cell>
          <table:table-cell table:formula="of:=[.D10]/[.C10]" office:value-type="float" office:value="84.4586448034724" calcext:value-type="float">
            <text:p>84.4586448035</text:p>
          </table:table-cell>
          <table:table-cell table:formula="of:=(256*4+1024)/[.C10]" office:value-type="float" office:value="30.8656860380998" calcext:value-type="float">
            <text:p>30.8656860381</text:p>
          </table:table-cell>
          <table:table-cell table:formula="of:=1024/[.C10]" office:value-type="float" office:value="15.4328430190499" calcext:value-type="float">
            <text:p>15.4328430191</text:p>
          </table:table-cell>
          <table:table-cell table:formula="of:=[.F10]-[.G10]" office:value-type="float" office:value="15.4328430190499" calcext:value-type="float">
            <text:p>15.4328430191</text:p>
          </table:table-cell>
          <table:table-cell table:formula="of:=1/([.C10]/[.C5])" office:value-type="float" office:value="1.99071618037135" calcext:value-type="float">
            <text:p>1.99071618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26" calcext:value-type="float">
            <text:p>66.226</text:p>
          </table:table-cell>
          <table:table-cell office:value-type="float" office:value="5371" calcext:value-type="float">
            <text:p>5371</text:p>
          </table:table-cell>
          <table:table-cell table:formula="of:=[.D11]/[.C11]" office:value-type="float" office:value="81.1010781264156" calcext:value-type="float">
            <text:p>81.1010781264</text:p>
          </table:table-cell>
          <table:table-cell table:formula="of:=(256*4+1024)/[.C11]" office:value-type="float" office:value="30.9244103524296" calcext:value-type="float">
            <text:p>30.9244103524</text:p>
          </table:table-cell>
          <table:table-cell table:formula="of:=1024/[.C11]" office:value-type="float" office:value="15.4622051762148" calcext:value-type="float">
            <text:p>15.4622051762</text:p>
          </table:table-cell>
          <table:table-cell table:formula="of:=[.F11]-[.G11]" office:value-type="float" office:value="15.4622051762148" calcext:value-type="float">
            <text:p>15.4622051762</text:p>
          </table:table-cell>
          <table:table-cell table:formula="of:=1/([.C11]/[.C6])" office:value-type="float" office:value="1.99525865974089" calcext:value-type="float">
            <text:p>1.99525865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736" calcext:value-type="float">
            <text:p>45.736</text:p>
          </table:table-cell>
          <table:table-cell office:value-type="float" office:value="2976" calcext:value-type="float">
            <text:p>2976</text:p>
          </table:table-cell>
          <table:table-cell table:formula="of:=[.D12]/[.C12]" office:value-type="float" office:value="65.0690921812139" calcext:value-type="float">
            <text:p>65.0690921812</text:p>
          </table:table-cell>
          <table:table-cell table:formula="of:=(171*4+1024)/[.C12]" office:value-type="float" office:value="37.3447612384118" calcext:value-type="float">
            <text:p>37.3447612384</text:p>
          </table:table-cell>
          <table:table-cell table:formula="of:=1024/[.C12]" office:value-type="float" office:value="22.3893650516005" calcext:value-type="float">
            <text:p>22.3893650516</text:p>
          </table:table-cell>
          <table:table-cell table:formula="of:=[.F12]-[.G12]" office:value-type="float" office:value="14.9553961868113" calcext:value-type="float">
            <text:p>14.9553961868</text:p>
          </table:table-cell>
          <table:table-cell table:formula="of:=1/([.C12]/[.C2])" office:value-type="float" office:value="2.89964142032535" calcext:value-type="float">
            <text:p>2.89964142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95" calcext:value-type="float">
            <text:p>44.695</text:p>
          </table:table-cell>
          <table:table-cell office:value-type="float" office:value="3227" calcext:value-type="float">
            <text:p>3227</text:p>
          </table:table-cell>
          <table:table-cell table:formula="of:=[.D13]/[.C13]" office:value-type="float" office:value="72.2004698512138" calcext:value-type="float">
            <text:p>72.2004698512</text:p>
          </table:table-cell>
          <table:table-cell table:formula="of:=(171*4+1024)/[.C13]" office:value-type="float" office:value="38.2145653876273" calcext:value-type="float">
            <text:p>38.2145653876</text:p>
          </table:table-cell>
          <table:table-cell table:formula="of:=1024/[.C13]" office:value-type="float" office:value="22.910840138718" calcext:value-type="float">
            <text:p>22.9108401387</text:p>
          </table:table-cell>
          <table:table-cell table:formula="of:=[.F13]-[.G13]" office:value-type="float" office:value="15.3037252489093" calcext:value-type="float">
            <text:p>15.3037252489</text:p>
          </table:table-cell>
          <table:table-cell table:formula="of:=1/([.C13]/[.C3])" office:value-type="float" office:value="2.95442443226312" calcext:value-type="float">
            <text:p>2.95442443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97" calcext:value-type="float">
            <text:p>44.397</text:p>
          </table:table-cell>
          <table:table-cell office:value-type="float" office:value="3315" calcext:value-type="float">
            <text:p>3315</text:p>
          </table:table-cell>
          <table:table-cell table:formula="of:=[.D14]/[.C14]" office:value-type="float" office:value="74.6672072437327" calcext:value-type="float">
            <text:p>74.6672072437</text:p>
          </table:table-cell>
          <table:table-cell table:formula="of:=(171*4+1024)/[.C14]" office:value-type="float" office:value="38.4710678649458" calcext:value-type="float">
            <text:p>38.4710678649</text:p>
          </table:table-cell>
          <table:table-cell table:formula="of:=1024/[.C14]" office:value-type="float" office:value="23.0646214834336" calcext:value-type="float">
            <text:p>23.0646214834</text:p>
          </table:table-cell>
          <table:table-cell table:formula="of:=[.F14]-[.G14]" office:value-type="float" office:value="15.4064463815123" calcext:value-type="float">
            <text:p>15.4064463815</text:p>
          </table:table-cell>
          <table:table-cell table:formula="of:=1/([.C14]/[.C4])" office:value-type="float" office:value="2.98056174966777" calcext:value-type="float">
            <text:p>2.98056174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76" calcext:value-type="float">
            <text:p>44.376</text:p>
          </table:table-cell>
          <table:table-cell office:value-type="float" office:value="3200" calcext:value-type="float">
            <text:p>3200</text:p>
          </table:table-cell>
          <table:table-cell table:formula="of:=[.D15]/[.C15]" office:value-type="float" office:value="72.1110510185686" calcext:value-type="float">
            <text:p>72.1110510186</text:p>
          </table:table-cell>
          <table:table-cell table:formula="of:=(171*4+1024)/[.C15]" office:value-type="float" office:value="38.489273481161" calcext:value-type="float">
            <text:p>38.4892734812</text:p>
          </table:table-cell>
          <table:table-cell table:formula="of:=1024/[.C15]" office:value-type="float" office:value="23.075536325942" calcext:value-type="float">
            <text:p>23.0755363259</text:p>
          </table:table-cell>
          <table:table-cell table:formula="of:=[.F15]-[.G15]" office:value-type="float" office:value="15.413737155219" calcext:value-type="float">
            <text:p>15.4137371552</text:p>
          </table:table-cell>
          <table:table-cell table:formula="of:=1/([.C15]/[.C5])" office:value-type="float" office:value="2.97656390841897" calcext:value-type="float">
            <text:p>2.97656390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505" calcext:value-type="float">
            <text:p>44.505</text:p>
          </table:table-cell>
          <table:table-cell office:value-type="float" office:value="3493" calcext:value-type="float">
            <text:p>3493</text:p>
          </table:table-cell>
          <table:table-cell table:formula="of:=[.D16]/[.C16]" office:value-type="float" office:value="78.4855634198405" calcext:value-type="float">
            <text:p>78.4855634198</text:p>
          </table:table-cell>
          <table:table-cell table:formula="of:=(171*4+1024)/[.C16]" office:value-type="float" office:value="38.3777103696214" calcext:value-type="float">
            <text:p>38.3777103696</text:p>
          </table:table-cell>
          <table:table-cell table:formula="of:=1024/[.C16]" office:value-type="float" office:value="23.008650713403" calcext:value-type="float">
            <text:p>23.0086507134</text:p>
          </table:table-cell>
          <table:table-cell table:formula="of:=[.F16]-[.G16]" office:value-type="float" office:value="15.3690596562184" calcext:value-type="float">
            <text:p>15.3690596562</text:p>
          </table:table-cell>
          <table:table-cell table:formula="of:=1/([.C16]/[.C6])" office:value-type="float" office:value="2.9690596562184" calcext:value-type="float">
            <text:p>2.96905965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.895" calcext:value-type="float">
            <text:p>34.895</text:p>
          </table:table-cell>
          <table:table-cell office:value-type="float" office:value="2143" calcext:value-type="float">
            <text:p>2143</text:p>
          </table:table-cell>
          <table:table-cell table:formula="of:=[.D17]/[.C17]" office:value-type="float" office:value="61.4128098581459" calcext:value-type="float">
            <text:p>61.4128098581</text:p>
          </table:table-cell>
          <table:table-cell table:formula="of:=(128*4+1024)/[.C17]" office:value-type="float" office:value="44.0177675884797" calcext:value-type="float">
            <text:p>44.0177675885</text:p>
          </table:table-cell>
          <table:table-cell table:formula="of:=1024/[.C17]" office:value-type="float" office:value="29.3451783923198" calcext:value-type="float">
            <text:p>29.3451783923</text:p>
          </table:table-cell>
          <table:table-cell table:formula="of:=[.F17]-[.G17]" office:value-type="float" office:value="14.6725891961599" calcext:value-type="float">
            <text:p>14.6725891962</text:p>
          </table:table-cell>
          <table:table-cell table:formula="of:=1/([.C17]/[.C2])" office:value-type="float" office:value="3.80048717581315" calcext:value-type="float">
            <text:p>3.80048717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06" calcext:value-type="float">
            <text:p>33.406</text:p>
          </table:table-cell>
          <table:table-cell office:value-type="float" office:value="2158" calcext:value-type="float">
            <text:p>2158</text:p>
          </table:table-cell>
          <table:table-cell table:formula="of:=[.D18]/[.C18]" office:value-type="float" office:value="64.5991738011136" calcext:value-type="float">
            <text:p>64.5991738011</text:p>
          </table:table-cell>
          <table:table-cell table:formula="of:=(128*4+1024)/[.C18]" office:value-type="float" office:value="45.979764114231" calcext:value-type="float">
            <text:p>45.9797641142</text:p>
          </table:table-cell>
          <table:table-cell table:formula="of:=1024/[.C18]" office:value-type="float" office:value="30.653176076154" calcext:value-type="float">
            <text:p>30.6531760762</text:p>
          </table:table-cell>
          <table:table-cell table:formula="of:=[.F18]-[.G18]" office:value-type="float" office:value="15.326588038077" calcext:value-type="float">
            <text:p>15.3265880381</text:p>
          </table:table-cell>
          <table:table-cell table:formula="of:=1/([.C18]/[.C3])" office:value-type="float" office:value="3.95282284619529" calcext:value-type="float">
            <text:p>3.9528228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5" calcext:value-type="float">
            <text:p>33.305</text:p>
          </table:table-cell>
          <table:table-cell office:value-type="float" office:value="2280" calcext:value-type="float">
            <text:p>2280</text:p>
          </table:table-cell>
          <table:table-cell table:formula="of:=[.D19]/[.C19]" office:value-type="float" office:value="68.4581894610419" calcext:value-type="float">
            <text:p>68.458189461</text:p>
          </table:table-cell>
          <table:table-cell table:formula="of:=(128*4+1024)/[.C19]" office:value-type="float" office:value="46.119201321123" calcext:value-type="float">
            <text:p>46.1192013211</text:p>
          </table:table-cell>
          <table:table-cell table:formula="of:=1024/[.C19]" office:value-type="float" office:value="30.746134214082" calcext:value-type="float">
            <text:p>30.7461342141</text:p>
          </table:table-cell>
          <table:table-cell table:formula="of:=[.F19]-[.G19]" office:value-type="float" office:value="15.373067107041" calcext:value-type="float">
            <text:p>15.373067107</text:p>
          </table:table-cell>
          <table:table-cell table:formula="of:=1/([.C19]/[.C4])" office:value-type="float" office:value="3.97321723464945" calcext:value-type="float">
            <text:p>3.97321723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45" calcext:value-type="float">
            <text:p>33.245</text:p>
          </table:table-cell>
          <table:table-cell office:value-type="float" office:value="2260" calcext:value-type="float">
            <text:p>2260</text:p>
          </table:table-cell>
          <table:table-cell table:formula="of:=[.D20]/[.C20]" office:value-type="float" office:value="67.9801473905851" calcext:value-type="float">
            <text:p>67.9801473906</text:p>
          </table:table-cell>
          <table:table-cell table:formula="of:=(128*4+1024)/[.C20]" office:value-type="float" office:value="46.20243645661" calcext:value-type="float">
            <text:p>46.2024364566</text:p>
          </table:table-cell>
          <table:table-cell table:formula="of:=1024/[.C20]" office:value-type="float" office:value="30.8016243044067" calcext:value-type="float">
            <text:p>30.8016243044</text:p>
          </table:table-cell>
          <table:table-cell table:formula="of:=[.F20]-[.G20]" office:value-type="float" office:value="15.4008121522033" calcext:value-type="float">
            <text:p>15.4008121522</text:p>
          </table:table-cell>
          <table:table-cell table:formula="of:=1/([.C20]/[.C5])" office:value-type="float" office:value="3.97316889757858" calcext:value-type="float">
            <text:p>3.9731688976</text:p>
          </table:table-cell>
          <table:table-cell/>
          <table:table-cell table:style-name="ce8" office:value-type="string" calcext:value-type="string">
            <text:p>20 c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57" calcext:value-type="float">
            <text:p>33.257</text:p>
          </table:table-cell>
          <table:table-cell office:value-type="float" office:value="2353" calcext:value-type="float">
            <text:p>2353</text:p>
          </table:table-cell>
          <table:table-cell table:formula="of:=[.D21]/[.C21]" office:value-type="float" office:value="70.7520221306793" calcext:value-type="float">
            <text:p>70.7520221307</text:p>
          </table:table-cell>
          <table:table-cell table:formula="of:=(128*4+1024)/[.C21]" office:value-type="float" office:value="46.1857654027724" calcext:value-type="float">
            <text:p>46.1857654028</text:p>
          </table:table-cell>
          <table:table-cell table:formula="of:=1024/[.C21]" office:value-type="float" office:value="30.7905102685149" calcext:value-type="float">
            <text:p>30.7905102685</text:p>
          </table:table-cell>
          <table:table-cell table:formula="of:=[.F21]-[.G21]" office:value-type="float" office:value="15.3952551342575" calcext:value-type="float">
            <text:p>15.3952551343</text:p>
          </table:table-cell>
          <table:table-cell table:formula="of:=1/([.C21]/[.C6])" office:value-type="float" office:value="3.97323871666115" calcext:value-type="float">
            <text:p>3.97323871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905" calcext:value-type="float">
            <text:p>28.905</text:p>
          </table:table-cell>
          <table:table-cell office:value-type="float" office:value="1569" calcext:value-type="float">
            <text:p>1569</text:p>
          </table:table-cell>
          <table:table-cell table:formula="of:=[.D22]/[.C22]" office:value-type="float" office:value="54.2812662169175" calcext:value-type="float">
            <text:p>54.2812662169</text:p>
          </table:table-cell>
          <table:table-cell table:formula="of:=(103*4+1024)/[.C22]" office:value-type="float" office:value="49.6799861615637" calcext:value-type="float">
            <text:p>49.6799861616</text:p>
          </table:table-cell>
          <table:table-cell table:formula="of:=1024/[.C22]" office:value-type="float" office:value="35.4263968171597" calcext:value-type="float">
            <text:p>35.4263968172</text:p>
          </table:table-cell>
          <table:table-cell table:formula="of:=[.F22]-[.G22]" office:value-type="float" office:value="14.2535893444041" calcext:value-type="float">
            <text:p>14.2535893444</text:p>
          </table:table-cell>
          <table:table-cell table:formula="of:=1/([.C22]/[.C2])" office:value-type="float" office:value="4.58806434872859" calcext:value-type="float">
            <text:p>4.588064348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6.895" calcext:value-type="float">
            <text:p>26.895</text:p>
          </table:table-cell>
          <table:table-cell office:value-type="float" office:value="1606" calcext:value-type="float">
            <text:p>1606</text:p>
          </table:table-cell>
          <table:table-cell table:formula="of:=[.D23]/[.C23]" office:value-type="float" office:value="59.7137014314929" calcext:value-type="float">
            <text:p>59.7137014315</text:p>
          </table:table-cell>
          <table:table-cell table:formula="of:=(103*4+1024)/[.C23]" office:value-type="float" office:value="53.3928239449712" calcext:value-type="float">
            <text:p>53.392823945</text:p>
          </table:table-cell>
          <table:table-cell table:formula="of:=1024/[.C23]" office:value-type="float" office:value="38.0739914482246" calcext:value-type="float">
            <text:p>38.0739914482</text:p>
          </table:table-cell>
          <table:table-cell table:formula="of:=[.F23]-[.G23]" office:value-type="float" office:value="15.3188324967466" calcext:value-type="float">
            <text:p>15.3188324967</text:p>
          </table:table-cell>
          <table:table-cell table:formula="of:=1/([.C23]/[.C3])" office:value-type="float" office:value="4.90976017847184" calcext:value-type="float">
            <text:p>4.90976017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745" calcext:value-type="float">
            <text:p>26.745</text:p>
          </table:table-cell>
          <table:table-cell office:value-type="float" office:value="1641" calcext:value-type="float">
            <text:p>1641</text:p>
          </table:table-cell>
          <table:table-cell table:formula="of:=[.D24]/[.C24]" office:value-type="float" office:value="61.3572630398205" calcext:value-type="float">
            <text:p>61.3572630398</text:p>
          </table:table-cell>
          <table:table-cell table:formula="of:=(103*4+1024)/[.C24]" office:value-type="float" office:value="53.6922789306412" calcext:value-type="float">
            <text:p>53.6922789306</text:p>
          </table:table-cell>
          <table:table-cell table:formula="of:=1024/[.C24]" office:value-type="float" office:value="38.2875303795102" calcext:value-type="float">
            <text:p>38.2875303795</text:p>
          </table:table-cell>
          <table:table-cell table:formula="of:=[.F24]-[.G24]" office:value-type="float" office:value="15.404748551131" calcext:value-type="float">
            <text:p>15.4047485511</text:p>
          </table:table-cell>
          <table:table-cell table:formula="of:=1/([.C24]/[.C4])" office:value-type="float" office:value="4.94776593755842" calcext:value-type="float">
            <text:p>4.94776593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82" calcext:value-type="float">
            <text:p>26.982</text:p>
          </table:table-cell>
          <table:table-cell office:value-type="float" office:value="1741" calcext:value-type="float">
            <text:p>1741</text:p>
          </table:table-cell>
          <table:table-cell table:formula="of:=[.D25]/[.C25]" office:value-type="float" office:value="64.5244978133571" calcext:value-type="float">
            <text:p>64.5244978134</text:p>
          </table:table-cell>
          <table:table-cell table:formula="of:=(103*4+1024)/[.C25]" office:value-type="float" office:value="53.2206656289378" calcext:value-type="float">
            <text:p>53.2206656289</text:p>
          </table:table-cell>
          <table:table-cell table:formula="of:=1024/[.C25]" office:value-type="float" office:value="37.9512267437551" calcext:value-type="float">
            <text:p>37.9512267438</text:p>
          </table:table-cell>
          <table:table-cell table:formula="of:=[.F25]-[.G25]" office:value-type="float" office:value="15.2694388851827" calcext:value-type="float">
            <text:p>15.2694388852</text:p>
          </table:table-cell>
          <table:table-cell table:formula="of:=1/([.C25]/[.C5])" office:value-type="float" office:value="4.89541175598547" calcext:value-type="float">
            <text:p>4.8954117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65" calcext:value-type="float">
            <text:p>26.965</text:p>
          </table:table-cell>
          <table:table-cell office:value-type="float" office:value="1711" calcext:value-type="float">
            <text:p>1711</text:p>
          </table:table-cell>
          <table:table-cell table:formula="of:=[.D26]/[.C26]" office:value-type="float" office:value="63.4526237715557" calcext:value-type="float">
            <text:p>63.4526237716</text:p>
          </table:table-cell>
          <table:table-cell table:formula="of:=(103*4+1024)/[.C26]" office:value-type="float" office:value="53.2542184312998" calcext:value-type="float">
            <text:p>53.2542184313</text:p>
          </table:table-cell>
          <table:table-cell table:formula="of:=1024/[.C26]" office:value-type="float" office:value="37.9751529760801" calcext:value-type="float">
            <text:p>37.9751529761</text:p>
          </table:table-cell>
          <table:table-cell table:formula="of:=[.F26]-[.G26]" office:value-type="float" office:value="15.2790654552197" calcext:value-type="float">
            <text:p>15.2790654552</text:p>
          </table:table-cell>
          <table:table-cell table:formula="of:=1/([.C26]/[.C6])" office:value-type="float" office:value="4.90035230854812" calcext:value-type="float">
            <text:p>4.90035230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866" calcext:value-type="float">
            <text:p>23.866</text:p>
          </table:table-cell>
          <table:table-cell office:value-type="float" office:value="1199" calcext:value-type="float">
            <text:p>1199</text:p>
          </table:table-cell>
          <table:table-cell table:formula="of:=[.D27]/[.C27]" office:value-type="float" office:value="50.2388334869689" calcext:value-type="float">
            <text:p>50.238833487</text:p>
          </table:table-cell>
          <table:table-cell table:formula="of:=(86*4+1024)/[.C27]" office:value-type="float" office:value="57.3200368725383" calcext:value-type="float">
            <text:p>57.3200368725</text:p>
          </table:table-cell>
          <table:table-cell table:formula="of:=1024/[.C27]" office:value-type="float" office:value="42.9062264309059" calcext:value-type="float">
            <text:p>42.9062264309</text:p>
          </table:table-cell>
          <table:table-cell table:formula="of:=[.F27]-[.G27]" office:value-type="float" office:value="14.4138104416324" calcext:value-type="float">
            <text:p>14.4138104416</text:p>
          </table:table-cell>
          <table:table-cell table:formula="of:=1/([.C27]/[.C2])" office:value-type="float" office:value="5.5567753289198" calcext:value-type="float">
            <text:p>5.55677532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515" calcext:value-type="float">
            <text:p>22.515</text:p>
          </table:table-cell>
          <table:table-cell office:value-type="float" office:value="1265" calcext:value-type="float">
            <text:p>1265</text:p>
          </table:table-cell>
          <table:table-cell table:formula="of:=[.D28]/[.C28]" office:value-type="float" office:value="56.1847657117477" calcext:value-type="float">
            <text:p>56.1847657117</text:p>
          </table:table-cell>
          <table:table-cell table:formula="of:=(86*4+1024)/[.C28]" office:value-type="float" office:value="60.7594936708861" calcext:value-type="float">
            <text:p>60.7594936709</text:p>
          </table:table-cell>
          <table:table-cell table:formula="of:=1024/[.C28]" office:value-type="float" office:value="45.4807905840551" calcext:value-type="float">
            <text:p>45.4807905841</text:p>
          </table:table-cell>
          <table:table-cell table:formula="of:=[.F28]-[.G28]" office:value-type="float" office:value="15.278703086831" calcext:value-type="float">
            <text:p>15.2787030868</text:p>
          </table:table-cell>
          <table:table-cell table:formula="of:=1/([.C28]/[.C3])" office:value-type="float" office:value="5.86489007328448" calcext:value-type="float">
            <text:p>5.86489007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277" calcext:value-type="float">
            <text:p>22.277</text:p>
          </table:table-cell>
          <table:table-cell office:value-type="float" office:value="1352" calcext:value-type="float">
            <text:p>1352</text:p>
          </table:table-cell>
          <table:table-cell table:formula="of:=[.D29]/[.C29]" office:value-type="float" office:value="60.6903981685146" calcext:value-type="float">
            <text:p>60.6903981685</text:p>
          </table:table-cell>
          <table:table-cell table:formula="of:=(86*4+1024)/[.C29]" office:value-type="float" office:value="61.408627732639" calcext:value-type="float">
            <text:p>61.4086277326</text:p>
          </table:table-cell>
          <table:table-cell table:formula="of:=1024/[.C29]" office:value-type="float" office:value="45.9666921039637" calcext:value-type="float">
            <text:p>45.966692104</text:p>
          </table:table-cell>
          <table:table-cell table:formula="of:=[.F29]-[.G29]" office:value-type="float" office:value="15.4419356286753" calcext:value-type="float">
            <text:p>15.4419356287</text:p>
          </table:table-cell>
          <table:table-cell table:formula="of:=1/([.C29]/[.C4])" office:value-type="float" office:value="5.94011761009113" calcext:value-type="float">
            <text:p>5.94011761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382" calcext:value-type="float">
            <text:p>22.382</text:p>
          </table:table-cell>
          <table:table-cell office:value-type="float" office:value="1342" calcext:value-type="float">
            <text:p>1342</text:p>
          </table:table-cell>
          <table:table-cell table:formula="of:=[.D30]/[.C30]" office:value-type="float" office:value="59.9588955410598" calcext:value-type="float">
            <text:p>59.9588955411</text:p>
          </table:table-cell>
          <table:table-cell table:formula="of:=(86*4+1024)/[.C30]" office:value-type="float" office:value="61.1205432937182" calcext:value-type="float">
            <text:p>61.1205432937</text:p>
          </table:table-cell>
          <table:table-cell table:formula="of:=1024/[.C30]" office:value-type="float" office:value="45.7510499508534" calcext:value-type="float">
            <text:p>45.7510499509</text:p>
          </table:table-cell>
          <table:table-cell table:formula="of:=[.F30]-[.G30]" office:value-type="float" office:value="15.3694933428648" calcext:value-type="float">
            <text:p>15.3694933429</text:p>
          </table:table-cell>
          <table:table-cell table:formula="of:=1/([.C30]/[.C5])" office:value-type="float" office:value="5.90152801358234" calcext:value-type="float">
            <text:p>5.90152801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306" calcext:value-type="float">
            <text:p>22.306</text:p>
          </table:table-cell>
          <table:table-cell office:value-type="float" office:value="1369" calcext:value-type="float">
            <text:p>1369</text:p>
          </table:table-cell>
          <table:table-cell table:formula="of:=[.D31]/[.C31]" office:value-type="float" office:value="61.3736214471443" calcext:value-type="float">
            <text:p>61.3736214471</text:p>
          </table:table-cell>
          <table:table-cell table:formula="of:=(86*4+1024)/[.C31]" office:value-type="float" office:value="61.3287904599659" calcext:value-type="float">
            <text:p>61.32879046</text:p>
          </table:table-cell>
          <table:table-cell table:formula="of:=1024/[.C31]" office:value-type="float" office:value="45.9069308706178" calcext:value-type="float">
            <text:p>45.9069308706</text:p>
          </table:table-cell>
          <table:table-cell table:formula="of:=[.F31]-[.G31]" office:value-type="float" office:value="15.4218595893482" calcext:value-type="float">
            <text:p>15.4218595893</text:p>
          </table:table-cell>
          <table:table-cell table:formula="of:=1/([.C31]/[.C6])" office:value-type="float" office:value="5.92387698377118" calcext:value-type="float">
            <text:p>5.92387698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.505" calcext:value-type="float">
            <text:p>20.505</text:p>
          </table:table-cell>
          <table:table-cell office:value-type="float" office:value="1008" calcext:value-type="float">
            <text:p>1008</text:p>
          </table:table-cell>
          <table:table-cell table:formula="of:=[.D32]/[.C32]" office:value-type="float" office:value="49.1587417702999" calcext:value-type="float">
            <text:p>49.1587417703</text:p>
          </table:table-cell>
          <table:table-cell table:formula="of:=(74*4+1024)/[.C32]" office:value-type="float" office:value="64.3745427944404" calcext:value-type="float">
            <text:p>64.3745427944</text:p>
          </table:table-cell>
          <table:table-cell table:formula="of:=1024/[.C32]" office:value-type="float" office:value="49.9390392587174" calcext:value-type="float">
            <text:p>49.9390392587</text:p>
          </table:table-cell>
          <table:table-cell table:formula="of:=[.F32]-[.G32]" office:value-type="float" office:value="14.435503535723" calcext:value-type="float">
            <text:p>14.4355035357</text:p>
          </table:table-cell>
          <table:table-cell table:formula="of:=1/([.C32]/[.C2])" office:value-type="float" office:value="6.46759326993416" calcext:value-type="float">
            <text:p>6.46759326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205" calcext:value-type="float">
            <text:p>19.205</text:p>
          </table:table-cell>
          <table:table-cell office:value-type="float" office:value="1055" calcext:value-type="float">
            <text:p>1055</text:p>
          </table:table-cell>
          <table:table-cell table:formula="of:=[.D33]/[.C33]" office:value-type="float" office:value="54.933611038792" calcext:value-type="float">
            <text:p>54.9336110388</text:p>
          </table:table-cell>
          <table:table-cell table:formula="of:=(74*4+1024)/[.C33]" office:value-type="float" office:value="68.7321010153606" calcext:value-type="float">
            <text:p>68.7321010154</text:p>
          </table:table-cell>
          <table:table-cell table:formula="of:=1024/[.C33]" office:value-type="float" office:value="53.3194480604009" calcext:value-type="float">
            <text:p>53.3194480604</text:p>
          </table:table-cell>
          <table:table-cell table:formula="of:=[.F33]-[.G33]" office:value-type="float" office:value="15.4126529549596" calcext:value-type="float">
            <text:p>15.412652955</text:p>
          </table:table-cell>
          <table:table-cell table:formula="of:=1/([.C33]/[.C3])" office:value-type="float" office:value="6.87570945066389" calcext:value-type="float">
            <text:p>6.875709450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15" calcext:value-type="float">
            <text:p>19.415</text:p>
          </table:table-cell>
          <table:table-cell office:value-type="float" office:value="1150" calcext:value-type="float">
            <text:p>1150</text:p>
          </table:table-cell>
          <table:table-cell table:formula="of:=[.D34]/[.C34]" office:value-type="float" office:value="59.2325521503992" calcext:value-type="float">
            <text:p>59.2325521504</text:p>
          </table:table-cell>
          <table:table-cell table:formula="of:=(74*4+1024)/[.C34]" office:value-type="float" office:value="67.9886685552408" calcext:value-type="float">
            <text:p>67.9886685552</text:p>
          </table:table-cell>
          <table:table-cell table:formula="of:=1024/[.C34]" office:value-type="float" office:value="52.7427246973989" calcext:value-type="float">
            <text:p>52.7427246974</text:p>
          </table:table-cell>
          <table:table-cell table:formula="of:=[.F34]-[.G34]" office:value-type="float" office:value="15.2459438578419" calcext:value-type="float">
            <text:p>15.2459438578</text:p>
          </table:table-cell>
          <table:table-cell table:formula="of:=1/([.C34]/[.C4])" office:value-type="float" office:value="6.81576100952872" calcext:value-type="float">
            <text:p>6.81576100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55" calcext:value-type="float">
            <text:p>19.455</text:p>
          </table:table-cell>
          <table:table-cell office:value-type="float" office:value="1151" calcext:value-type="float">
            <text:p>1151</text:p>
          </table:table-cell>
          <table:table-cell table:formula="of:=[.D35]/[.C35]" office:value-type="float" office:value="59.1621691081984" calcext:value-type="float">
            <text:p>59.1621691082</text:p>
          </table:table-cell>
          <table:table-cell table:formula="of:=(74*4+1024)/[.C35]" office:value-type="float" office:value="67.8488820354665" calcext:value-type="float">
            <text:p>67.8488820355</text:p>
          </table:table-cell>
          <table:table-cell table:formula="of:=1024/[.C35]" office:value-type="float" office:value="52.6342842456952" calcext:value-type="float">
            <text:p>52.6342842457</text:p>
          </table:table-cell>
          <table:table-cell table:formula="of:=[.F35]-[.G35]" office:value-type="float" office:value="15.2145977897713" calcext:value-type="float">
            <text:p>15.2145977898</text:p>
          </table:table-cell>
          <table:table-cell table:formula="of:=1/([.C35]/[.C5])" office:value-type="float" office:value="6.78941146234901" calcext:value-type="float">
            <text:p>6.78941146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587" calcext:value-type="float">
            <text:p>19.587</text:p>
          </table:table-cell>
          <table:table-cell office:value-type="float" office:value="1209" calcext:value-type="float">
            <text:p>1209</text:p>
          </table:table-cell>
          <table:table-cell table:formula="of:=[.D36]/[.C36]" office:value-type="float" office:value="61.7246132638995" calcext:value-type="float">
            <text:p>61.7246132639</text:p>
          </table:table-cell>
          <table:table-cell table:formula="of:=(74*4+1024)/[.C36]" office:value-type="float" office:value="67.391637310461" calcext:value-type="float">
            <text:p>67.3916373105</text:p>
          </table:table-cell>
          <table:table-cell table:formula="of:=1024/[.C36]" office:value-type="float" office:value="52.279573186297" calcext:value-type="float">
            <text:p>52.2795731863</text:p>
          </table:table-cell>
          <table:table-cell table:formula="of:=[.F36]-[.G36]" office:value-type="float" office:value="15.112064124164" calcext:value-type="float">
            <text:p>15.1120641242</text:p>
          </table:table-cell>
          <table:table-cell table:formula="of:=1/([.C36]/[.C6])" office:value-type="float" office:value="6.74620922040129" calcext:value-type="float">
            <text:p>6.74620922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25" calcext:value-type="float">
            <text:p>16.825</text:p>
          </table:table-cell>
          <table:table-cell office:value-type="float" office:value="915" calcext:value-type="float">
            <text:p>915</text:p>
          </table:table-cell>
          <table:table-cell table:formula="of:=[.D37]/[.C37]" office:value-type="float" office:value="54.3833580980684" calcext:value-type="float">
            <text:p>54.3833580981</text:p>
          </table:table-cell>
          <table:table-cell table:formula="of:=(64*4+1024)/[.C37]" office:value-type="float" office:value="76.0772659732541" calcext:value-type="float">
            <text:p>76.0772659733</text:p>
          </table:table-cell>
          <table:table-cell table:formula="of:=1024/[.C37]" office:value-type="float" office:value="60.8618127786033" calcext:value-type="float">
            <text:p>60.8618127786</text:p>
          </table:table-cell>
          <table:table-cell table:formula="of:=[.F37]-[.G37]" office:value-type="float" office:value="15.2154531946508" calcext:value-type="float">
            <text:p>15.2154531947</text:p>
          </table:table-cell>
          <table:table-cell table:formula="of:=1/([.C37]/[.C2])" office:value-type="float" office:value="7.88219910846954" calcext:value-type="float">
            <text:p>7.88219910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45" calcext:value-type="float">
            <text:p>16.845</text:p>
          </table:table-cell>
          <table:table-cell office:value-type="float" office:value="896" calcext:value-type="float">
            <text:p>896</text:p>
          </table:table-cell>
          <table:table-cell table:formula="of:=[.D38]/[.C38]" office:value-type="float" office:value="53.190857821312" calcext:value-type="float">
            <text:p>53.1908578213</text:p>
          </table:table-cell>
          <table:table-cell table:formula="of:=(64*4+1024)/[.C38]" office:value-type="float" office:value="75.9869397447314" calcext:value-type="float">
            <text:p>75.9869397447</text:p>
          </table:table-cell>
          <table:table-cell table:formula="of:=1024/[.C38]" office:value-type="float" office:value="60.7895517957851" calcext:value-type="float">
            <text:p>60.7895517958</text:p>
          </table:table-cell>
          <table:table-cell table:formula="of:=[.F38]-[.G38]" office:value-type="float" office:value="15.1973879489463" calcext:value-type="float">
            <text:p>15.1973879489</text:p>
          </table:table-cell>
          <table:table-cell table:formula="of:=1/([.C38]/[.C3])" office:value-type="float" office:value="7.83900267141585" calcext:value-type="float">
            <text:p>7.8390026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01" calcext:value-type="float">
            <text:p>16.901</text:p>
          </table:table-cell>
          <table:table-cell office:value-type="float" office:value="937" calcext:value-type="float">
            <text:p>937</text:p>
          </table:table-cell>
          <table:table-cell table:formula="of:=[.D39]/[.C39]" office:value-type="float" office:value="55.4405064789066" calcext:value-type="float">
            <text:p>55.4405064789</text:p>
          </table:table-cell>
          <table:table-cell table:formula="of:=(64*4+1024)/[.C39]" office:value-type="float" office:value="75.735163599787" calcext:value-type="float">
            <text:p>75.7351635998</text:p>
          </table:table-cell>
          <table:table-cell table:formula="of:=1024/[.C39]" office:value-type="float" office:value="60.5881308798296" calcext:value-type="float">
            <text:p>60.5881308798</text:p>
          </table:table-cell>
          <table:table-cell table:formula="of:=[.F39]-[.G39]" office:value-type="float" office:value="15.1470327199574" calcext:value-type="float">
            <text:p>15.14703272</text:p>
          </table:table-cell>
          <table:table-cell table:formula="of:=1/([.C39]/[.C4])" office:value-type="float" office:value="7.82959588190048" calcext:value-type="float">
            <text:p>7.82959588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25" calcext:value-type="float">
            <text:p>16.925</text:p>
          </table:table-cell>
          <table:table-cell office:value-type="float" office:value="1018" calcext:value-type="float">
            <text:p>1018</text:p>
          </table:table-cell>
          <table:table-cell table:formula="of:=[.D40]/[.C40]" office:value-type="float" office:value="60.1477104874446" calcext:value-type="float">
            <text:p>60.1477104874</text:p>
          </table:table-cell>
          <table:table-cell table:formula="of:=(64*4+1024)/[.C40]" office:value-type="float" office:value="75.6277695716396" calcext:value-type="float">
            <text:p>75.6277695716</text:p>
          </table:table-cell>
          <table:table-cell table:formula="of:=1024/[.C40]" office:value-type="float" office:value="60.5022156573117" calcext:value-type="float">
            <text:p>60.5022156573</text:p>
          </table:table-cell>
          <table:table-cell table:formula="of:=[.F40]-[.G40]" office:value-type="float" office:value="15.1255539143279" calcext:value-type="float">
            <text:p>15.1255539143</text:p>
          </table:table-cell>
          <table:table-cell table:formula="of:=1/([.C40]/[.C5])" office:value-type="float" office:value="7.80431314623338" calcext:value-type="float">
            <text:p>7.80431314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1027" calcext:value-type="float">
            <text:p>1027</text:p>
          </table:table-cell>
          <table:table-cell table:formula="of:=[.D41]/[.C41]" office:value-type="float" office:value="60.9314743399585" calcext:value-type="float">
            <text:p>60.93147434</text:p>
          </table:table-cell>
          <table:table-cell table:formula="of:=(64*4+1024)/[.C41]" office:value-type="float" office:value="75.9418570157223" calcext:value-type="float">
            <text:p>75.9418570157</text:p>
          </table:table-cell>
          <table:table-cell table:formula="of:=1024/[.C41]" office:value-type="float" office:value="60.7534856125779" calcext:value-type="float">
            <text:p>60.7534856126</text:p>
          </table:table-cell>
          <table:table-cell table:formula="of:=[.F41]-[.G41]" office:value-type="float" office:value="15.1883714031445" calcext:value-type="float">
            <text:p>15.1883714031</text:p>
          </table:table-cell>
          <table:table-cell table:formula="of:=1/([.C41]/[.C6])" office:value-type="float" office:value="7.83969148620587" calcext:value-type="float">
            <text:p>7.8396914862</text:p>
          </table:table-cell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839" calcext:value-type="float">
            <text:p>131.839</text:p>
          </table:table-cell>
          <table:table-cell office:value-type="float" office:value="11153" calcext:value-type="float">
            <text:p>11153</text:p>
          </table:table-cell>
          <table:table-cell table:formula="of:=[.D51]/[.C51]" office:value-type="float" office:value="84.5956052457922" calcext:value-type="float">
            <text:p>84.5956052458</text:p>
          </table:table-cell>
          <table:table-cell table:formula="of:=(512*4+1024)/[.C51]" office:value-type="float" office:value="23.3011476118599" calcext:value-type="float">
            <text:p>23.3011476119</text:p>
          </table:table-cell>
          <table:table-cell table:formula="of:=1024/[.C51]" office:value-type="float" office:value="7.76704920395331" calcext:value-type="float">
            <text:p>7.767049204</text:p>
          </table:table-cell>
          <table:table-cell table:formula="of:=[.F51]-[.G51]" office:value-type="float" office:value="15.5340984079066" calcext:value-type="float">
            <text:p>15.5340984079</text:p>
          </table:table-cell>
          <table:table-cell table:formula="of:=1/([.C51]/[.C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29" calcext:value-type="float">
            <text:p>132.129</text:p>
          </table:table-cell>
          <table:table-cell office:value-type="float" office:value="11186" calcext:value-type="float">
            <text:p>11186</text:p>
          </table:table-cell>
          <table:table-cell table:formula="of:=[.D52]/[.C52]" office:value-type="float" office:value="84.6596886376193" calcext:value-type="float">
            <text:p>84.6596886376</text:p>
          </table:table-cell>
          <table:table-cell table:formula="of:=(512*4+1024)/[.C52]" office:value-type="float" office:value="23.2500056762709" calcext:value-type="float">
            <text:p>23.2500056763</text:p>
          </table:table-cell>
          <table:table-cell table:formula="of:=1024/[.C52]" office:value-type="float" office:value="7.75000189209031" calcext:value-type="float">
            <text:p>7.7500018921</text:p>
          </table:table-cell>
          <table:table-cell table:formula="of:=[.F52]-[.G52]" office:value-type="float" office:value="15.5000037841806" calcext:value-type="float">
            <text:p>15.5000037842</text:p>
          </table:table-cell>
          <table:table-cell table:formula="of:=1/([.C52]/[.C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948" calcext:value-type="float">
            <text:p>131.948</text:p>
          </table:table-cell>
          <table:table-cell office:value-type="float" office:value="11291" calcext:value-type="float">
            <text:p>11291</text:p>
          </table:table-cell>
          <table:table-cell table:formula="of:=[.D53]/[.C53]" office:value-type="float" office:value="85.5715888077121" calcext:value-type="float">
            <text:p>85.5715888077</text:p>
          </table:table-cell>
          <table:table-cell table:formula="of:=(512*4+1024)/[.C53]" office:value-type="float" office:value="23.2818989298815" calcext:value-type="float">
            <text:p>23.2818989299</text:p>
          </table:table-cell>
          <table:table-cell table:formula="of:=1024/[.C53]" office:value-type="float" office:value="7.76063297662716" calcext:value-type="float">
            <text:p>7.7606329766</text:p>
          </table:table-cell>
          <table:table-cell table:formula="of:=[.F53]-[.G53]" office:value-type="float" office:value="15.5212659532543" calcext:value-type="float">
            <text:p>15.5212659533</text:p>
          </table:table-cell>
          <table:table-cell table:formula="of:=1/([.C53]/[.C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848" calcext:value-type="float">
            <text:p>131.848</text:p>
          </table:table-cell>
          <table:table-cell office:value-type="float" office:value="10958" calcext:value-type="float">
            <text:p>10958</text:p>
          </table:table-cell>
          <table:table-cell table:formula="of:=[.D54]/[.C54]" office:value-type="float" office:value="83.1108549238517" calcext:value-type="float">
            <text:p>83.1108549239</text:p>
          </table:table-cell>
          <table:table-cell table:formula="of:=(512*4+1024)/[.C54]" office:value-type="float" office:value="23.299557065712" calcext:value-type="float">
            <text:p>23.2995570657</text:p>
          </table:table-cell>
          <table:table-cell table:formula="of:=1024/[.C54]" office:value-type="float" office:value="7.76651902190401" calcext:value-type="float">
            <text:p>7.7665190219</text:p>
          </table:table-cell>
          <table:table-cell table:formula="of:=[.F54]-[.G54]" office:value-type="float" office:value="15.533038043808" calcext:value-type="float">
            <text:p>15.5330380438</text:p>
          </table:table-cell>
          <table:table-cell table:formula="of:=1/([.C54]/[.C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94" calcext:value-type="float">
            <text:p>132.194</text:p>
          </table:table-cell>
          <table:table-cell office:value-type="float" office:value="11391" calcext:value-type="float">
            <text:p>11391</text:p>
          </table:table-cell>
          <table:table-cell table:formula="of:=[.D55]/[.C55]" office:value-type="float" office:value="86.1688125028367" calcext:value-type="float">
            <text:p>86.1688125028</text:p>
          </table:table-cell>
          <table:table-cell table:formula="of:=(512*4+1024)/[.C55]" office:value-type="float" office:value="23.2385736115104" calcext:value-type="float">
            <text:p>23.2385736115</text:p>
          </table:table-cell>
          <table:table-cell table:formula="of:=1024/[.C55]" office:value-type="float" office:value="7.74619120383679" calcext:value-type="float">
            <text:p>7.7461912038</text:p>
          </table:table-cell>
          <table:table-cell table:formula="of:=[.F55]-[.G55]" office:value-type="float" office:value="15.4923824076736" calcext:value-type="float">
            <text:p>15.4923824077</text:p>
          </table:table-cell>
          <table:table-cell table:formula="of:=1/([.C55]/[.C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36" calcext:value-type="float">
            <text:p>66.236</text:p>
          </table:table-cell>
          <table:table-cell office:value-type="float" office:value="5074" calcext:value-type="float">
            <text:p>5074</text:p>
          </table:table-cell>
          <table:table-cell table:formula="of:=[.D56]/[.C56]" office:value-type="float" office:value="76.6048674436862" calcext:value-type="float">
            <text:p>76.6048674437</text:p>
          </table:table-cell>
          <table:table-cell table:formula="of:=(256*4+1024)/[.C56]" office:value-type="float" office:value="30.9197415302856" calcext:value-type="float">
            <text:p>30.9197415303</text:p>
          </table:table-cell>
          <table:table-cell table:formula="of:=1024/[.C56]" office:value-type="float" office:value="15.4598707651428" calcext:value-type="float">
            <text:p>15.4598707651</text:p>
          </table:table-cell>
          <table:table-cell table:formula="of:=[.F56]-[.G56]" office:value-type="float" office:value="15.4598707651428" calcext:value-type="float">
            <text:p>15.4598707651</text:p>
          </table:table-cell>
          <table:table-cell table:formula="of:=1/([.C56]/[.C51])" office:value-type="float" office:value="1.99044326348209" calcext:value-type="float">
            <text:p>1.99044326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702" calcext:value-type="float">
            <text:p>66.702</text:p>
          </table:table-cell>
          <table:table-cell office:value-type="float" office:value="5121" calcext:value-type="float">
            <text:p>5121</text:p>
          </table:table-cell>
          <table:table-cell table:formula="of:=[.D57]/[.C57]" office:value-type="float" office:value="76.7743096159036" calcext:value-type="float">
            <text:p>76.7743096159</text:p>
          </table:table-cell>
          <table:table-cell table:formula="of:=(256*4+1024)/[.C57]" office:value-type="float" office:value="30.7037270246769" calcext:value-type="float">
            <text:p>30.7037270247</text:p>
          </table:table-cell>
          <table:table-cell table:formula="of:=1024/[.C57]" office:value-type="float" office:value="15.3518635123385" calcext:value-type="float">
            <text:p>15.3518635123</text:p>
          </table:table-cell>
          <table:table-cell table:formula="of:=[.F57]-[.G57]" office:value-type="float" office:value="15.3518635123385" calcext:value-type="float">
            <text:p>15.3518635123</text:p>
          </table:table-cell>
          <table:table-cell table:formula="of:=1/([.C57]/[.C52])" office:value-type="float" office:value="1.98088513088063" calcext:value-type="float">
            <text:p>1.98088513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86" calcext:value-type="float">
            <text:p>66.286</text:p>
          </table:table-cell>
          <table:table-cell office:value-type="float" office:value="5154" calcext:value-type="float">
            <text:p>5154</text:p>
          </table:table-cell>
          <table:table-cell table:formula="of:=[.D58]/[.C58]" office:value-type="float" office:value="77.7539751983828" calcext:value-type="float">
            <text:p>77.7539751984</text:p>
          </table:table-cell>
          <table:table-cell table:formula="of:=(256*4+1024)/[.C58]" office:value-type="float" office:value="30.89641854992" calcext:value-type="float">
            <text:p>30.8964185499</text:p>
          </table:table-cell>
          <table:table-cell table:formula="of:=1024/[.C58]" office:value-type="float" office:value="15.44820927496" calcext:value-type="float">
            <text:p>15.448209275</text:p>
          </table:table-cell>
          <table:table-cell table:formula="of:=[.F58]-[.G58]" office:value-type="float" office:value="15.44820927496" calcext:value-type="float">
            <text:p>15.448209275</text:p>
          </table:table-cell>
          <table:table-cell table:formula="of:=1/([.C58]/[.C53])" office:value-type="float" office:value="1.99058624747307" calcext:value-type="float">
            <text:p>1.99058624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12" calcext:value-type="float">
            <text:p>66.212</text:p>
          </table:table-cell>
          <table:table-cell office:value-type="float" office:value="5169" calcext:value-type="float">
            <text:p>5169</text:p>
          </table:table-cell>
          <table:table-cell table:formula="of:=[.D59]/[.C59]" office:value-type="float" office:value="78.0674198030569" calcext:value-type="float">
            <text:p>78.0674198031</text:p>
          </table:table-cell>
          <table:table-cell table:formula="of:=(256*4+1024)/[.C59]" office:value-type="float" office:value="30.9309490726756" calcext:value-type="float">
            <text:p>30.9309490727</text:p>
          </table:table-cell>
          <table:table-cell table:formula="of:=1024/[.C59]" office:value-type="float" office:value="15.4654745363378" calcext:value-type="float">
            <text:p>15.4654745363</text:p>
          </table:table-cell>
          <table:table-cell table:formula="of:=[.F59]-[.G59]" office:value-type="float" office:value="15.4654745363378" calcext:value-type="float">
            <text:p>15.4654745363</text:p>
          </table:table-cell>
          <table:table-cell table:formula="of:=1/([.C59]/[.C54])" office:value-type="float" office:value="1.99130067057331" calcext:value-type="float">
            <text:p>1.99130067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18" calcext:value-type="float">
            <text:p>66.318</text:p>
          </table:table-cell>
          <table:table-cell office:value-type="float" office:value="4901" calcext:value-type="float">
            <text:p>4901</text:p>
          </table:table-cell>
          <table:table-cell table:formula="of:=[.D60]/[.C60]" office:value-type="float" office:value="73.9015048704726" calcext:value-type="float">
            <text:p>73.9015048705</text:p>
          </table:table-cell>
          <table:table-cell table:formula="of:=(256*4+1024)/[.C60]" office:value-type="float" office:value="30.8815102988631" calcext:value-type="float">
            <text:p>30.8815102989</text:p>
          </table:table-cell>
          <table:table-cell table:formula="of:=1024/[.C60]" office:value-type="float" office:value="15.4407551494315" calcext:value-type="float">
            <text:p>15.4407551494</text:p>
          </table:table-cell>
          <table:table-cell table:formula="of:=[.F60]-[.G60]" office:value-type="float" office:value="15.4407551494315" calcext:value-type="float">
            <text:p>15.4407551494</text:p>
          </table:table-cell>
          <table:table-cell table:formula="of:=1/([.C60]/[.C55])" office:value-type="float" office:value="1.99333514279683" calcext:value-type="float">
            <text:p>1.99333514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66" calcext:value-type="float">
            <text:p>44.366</text:p>
          </table:table-cell>
          <table:table-cell office:value-type="float" office:value="3078" calcext:value-type="float">
            <text:p>3078</text:p>
          </table:table-cell>
          <table:table-cell table:formula="of:=[.D61]/[.C61]" office:value-type="float" office:value="69.3774512013704" calcext:value-type="float">
            <text:p>69.3774512014</text:p>
          </table:table-cell>
          <table:table-cell table:formula="of:=(171*4+1024)/[.C61]" office:value-type="float" office:value="38.4979488797728" calcext:value-type="float">
            <text:p>38.4979488798</text:p>
          </table:table-cell>
          <table:table-cell table:formula="of:=1024/[.C61]" office:value-type="float" office:value="23.0807375016905" calcext:value-type="float">
            <text:p>23.0807375017</text:p>
          </table:table-cell>
          <table:table-cell table:formula="of:=[.F61]-[.G61]" office:value-type="float" office:value="15.4172113780823" calcext:value-type="float">
            <text:p>15.4172113781</text:p>
          </table:table-cell>
          <table:table-cell table:formula="of:=1/([.C61]/[.C51])" office:value-type="float" office:value="2.97162241355993" calcext:value-type="float">
            <text:p>2.97162241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85" calcext:value-type="float">
            <text:p>44.485</text:p>
          </table:table-cell>
          <table:table-cell office:value-type="float" office:value="3140" calcext:value-type="float">
            <text:p>3140</text:p>
          </table:table-cell>
          <table:table-cell table:formula="of:=[.D62]/[.C62]" office:value-type="float" office:value="70.5855906485332" calcext:value-type="float">
            <text:p>70.5855906485</text:p>
          </table:table-cell>
          <table:table-cell table:formula="of:=(171*4+1024)/[.C62]" office:value-type="float" office:value="38.3949645948072" calcext:value-type="float">
            <text:p>38.3949645948</text:p>
          </table:table-cell>
          <table:table-cell table:formula="of:=1024/[.C62]" office:value-type="float" office:value="23.0189951669102" calcext:value-type="float">
            <text:p>23.0189951669</text:p>
          </table:table-cell>
          <table:table-cell table:formula="of:=[.F62]-[.G62]" office:value-type="float" office:value="15.375969427897" calcext:value-type="float">
            <text:p>15.3759694279</text:p>
          </table:table-cell>
          <table:table-cell table:formula="of:=1/([.C62]/[.C52])" office:value-type="float" office:value="2.97019219961785" calcext:value-type="float">
            <text:p>2.97019219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15" calcext:value-type="float">
            <text:p>44.415</text:p>
          </table:table-cell>
          <table:table-cell office:value-type="float" office:value="3239" calcext:value-type="float">
            <text:p>3239</text:p>
          </table:table-cell>
          <table:table-cell table:formula="of:=[.D63]/[.C63]" office:value-type="float" office:value="72.9258133513453" calcext:value-type="float">
            <text:p>72.9258133513</text:p>
          </table:table-cell>
          <table:table-cell table:formula="of:=(171*4+1024)/[.C63]" office:value-type="float" office:value="38.4554767533491" calcext:value-type="float">
            <text:p>38.4554767533</text:p>
          </table:table-cell>
          <table:table-cell table:formula="of:=1024/[.C63]" office:value-type="float" office:value="23.0552741191039" calcext:value-type="float">
            <text:p>23.0552741191</text:p>
          </table:table-cell>
          <table:table-cell table:formula="of:=[.F63]-[.G63]" office:value-type="float" office:value="15.4002026342452" calcext:value-type="float">
            <text:p>15.4002026342</text:p>
          </table:table-cell>
          <table:table-cell table:formula="of:=1/([.C63]/[.C53])" office:value-type="float" office:value="2.97079815377688" calcext:value-type="float">
            <text:p>2.97079815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87" calcext:value-type="float">
            <text:p>44.387</text:p>
          </table:table-cell>
          <table:table-cell office:value-type="float" office:value="3260" calcext:value-type="float">
            <text:p>3260</text:p>
          </table:table-cell>
          <table:table-cell table:formula="of:=[.D64]/[.C64]" office:value-type="float" office:value="73.4449275688828" calcext:value-type="float">
            <text:p>73.4449275689</text:p>
          </table:table-cell>
          <table:table-cell table:formula="of:=(171*4+1024)/[.C64]" office:value-type="float" office:value="38.4797350575619" calcext:value-type="float">
            <text:p>38.4797350576</text:p>
          </table:table-cell>
          <table:table-cell table:formula="of:=1024/[.C64]" office:value-type="float" office:value="23.0698177394282" calcext:value-type="float">
            <text:p>23.0698177394</text:p>
          </table:table-cell>
          <table:table-cell table:formula="of:=[.F64]-[.G64]" office:value-type="float" office:value="15.4099173181337" calcext:value-type="float">
            <text:p>15.4099173181</text:p>
          </table:table-cell>
          <table:table-cell table:formula="of:=1/([.C64]/[.C54])" office:value-type="float" office:value="2.97041926690247" calcext:value-type="float">
            <text:p>2.97041926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35" calcext:value-type="float">
            <text:p>44.635</text:p>
          </table:table-cell>
          <table:table-cell office:value-type="float" office:value="3140" calcext:value-type="float">
            <text:p>3140</text:p>
          </table:table-cell>
          <table:table-cell table:formula="of:=[.D65]/[.C65]" office:value-type="float" office:value="70.3483813151115" calcext:value-type="float">
            <text:p>70.3483813151</text:p>
          </table:table-cell>
          <table:table-cell table:formula="of:=(171*4+1024)/[.C65]" office:value-type="float" office:value="38.2659348045256" calcext:value-type="float">
            <text:p>38.2659348045</text:p>
          </table:table-cell>
          <table:table-cell table:formula="of:=1024/[.C65]" office:value-type="float" office:value="22.9416377282402" calcext:value-type="float">
            <text:p>22.9416377282</text:p>
          </table:table-cell>
          <table:table-cell table:formula="of:=[.F65]-[.G65]" office:value-type="float" office:value="15.3242970762854" calcext:value-type="float">
            <text:p>15.3242970763</text:p>
          </table:table-cell>
          <table:table-cell table:formula="of:=1/([.C65]/[.C55])" office:value-type="float" office:value="2.96166685336619" calcext:value-type="float">
            <text:p>2.96166685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755" calcext:value-type="float">
            <text:p>33.755</text:p>
          </table:table-cell>
          <table:table-cell office:value-type="float" office:value="2237" calcext:value-type="float">
            <text:p>2237</text:p>
          </table:table-cell>
          <table:table-cell table:formula="of:=[.D66]/[.C66]" office:value-type="float" office:value="66.2716634572656" calcext:value-type="float">
            <text:p>66.2716634573</text:p>
          </table:table-cell>
          <table:table-cell table:formula="of:=(128*4+1024)/[.C66]" office:value-type="float" office:value="45.504369723004" calcext:value-type="float">
            <text:p>45.504369723</text:p>
          </table:table-cell>
          <table:table-cell table:formula="of:=1024/[.C66]" office:value-type="float" office:value="30.3362464820027" calcext:value-type="float">
            <text:p>30.336246482</text:p>
          </table:table-cell>
          <table:table-cell table:formula="of:=[.F66]-[.G66]" office:value-type="float" office:value="15.1681232410013" calcext:value-type="float">
            <text:p>15.168123241</text:p>
          </table:table-cell>
          <table:table-cell table:formula="of:=1/([.C66]/[.C51])" office:value-type="float" office:value="3.90576210931714" calcext:value-type="float">
            <text:p>3.90576210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935" calcext:value-type="float">
            <text:p>33.935</text:p>
          </table:table-cell>
          <table:table-cell office:value-type="float" office:value="2251" calcext:value-type="float">
            <text:p>2251</text:p>
          </table:table-cell>
          <table:table-cell table:formula="of:=[.D67]/[.C67]" office:value-type="float" office:value="66.3326948578164" calcext:value-type="float">
            <text:p>66.3326948578</text:p>
          </table:table-cell>
          <table:table-cell table:formula="of:=(128*4+1024)/[.C67]" office:value-type="float" office:value="45.2630027994696" calcext:value-type="float">
            <text:p>45.2630027995</text:p>
          </table:table-cell>
          <table:table-cell table:formula="of:=1024/[.C67]" office:value-type="float" office:value="30.1753351996464" calcext:value-type="float">
            <text:p>30.1753351996</text:p>
          </table:table-cell>
          <table:table-cell table:formula="of:=[.F67]-[.G67]" office:value-type="float" office:value="15.0876675998232" calcext:value-type="float">
            <text:p>15.0876675998</text:p>
          </table:table-cell>
          <table:table-cell table:formula="of:=1/([.C67]/[.C52])" office:value-type="float" office:value="3.89359068808015" calcext:value-type="float">
            <text:p>3.89359068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195" calcext:value-type="float">
            <text:p>33.195</text:p>
          </table:table-cell>
          <table:table-cell office:value-type="float" office:value="2189" calcext:value-type="float">
            <text:p>2189</text:p>
          </table:table-cell>
          <table:table-cell table:formula="of:=[.D68]/[.C68]" office:value-type="float" office:value="65.9436662147914" calcext:value-type="float">
            <text:p>65.9436662148</text:p>
          </table:table-cell>
          <table:table-cell table:formula="of:=(128*4+1024)/[.C68]" office:value-type="float" office:value="46.2720289200181" calcext:value-type="float">
            <text:p>46.27202892</text:p>
          </table:table-cell>
          <table:table-cell table:formula="of:=1024/[.C68]" office:value-type="float" office:value="30.848019280012" calcext:value-type="float">
            <text:p>30.84801928</text:p>
          </table:table-cell>
          <table:table-cell table:formula="of:=[.F68]-[.G68]" office:value-type="float" office:value="15.424009640006" calcext:value-type="float">
            <text:p>15.42400964</text:p>
          </table:table-cell>
          <table:table-cell table:formula="of:=1/([.C68]/[.C53])" office:value-type="float" office:value="3.97493598433499" calcext:value-type="float">
            <text:p>3.97493598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05" calcext:value-type="float">
            <text:p>33.405</text:p>
          </table:table-cell>
          <table:table-cell office:value-type="float" office:value="2226" calcext:value-type="float">
            <text:p>2226</text:p>
          </table:table-cell>
          <table:table-cell table:formula="of:=[.D69]/[.C69]" office:value-type="float" office:value="66.6367310282892" calcext:value-type="float">
            <text:p>66.6367310283</text:p>
          </table:table-cell>
          <table:table-cell table:formula="of:=(128*4+1024)/[.C69]" office:value-type="float" office:value="45.9811405478222" calcext:value-type="float">
            <text:p>45.9811405478</text:p>
          </table:table-cell>
          <table:table-cell table:formula="of:=1024/[.C69]" office:value-type="float" office:value="30.6540936985481" calcext:value-type="float">
            <text:p>30.6540936985</text:p>
          </table:table-cell>
          <table:table-cell table:formula="of:=[.F69]-[.G69]" office:value-type="float" office:value="15.3270468492741" calcext:value-type="float">
            <text:p>15.3270468493</text:p>
          </table:table-cell>
          <table:table-cell table:formula="of:=1/([.C69]/[.C54])" office:value-type="float" office:value="3.94695404879509" calcext:value-type="float">
            <text:p>3.94695404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231" calcext:value-type="float">
            <text:p>33.231</text:p>
          </table:table-cell>
          <table:table-cell office:value-type="float" office:value="2154" calcext:value-type="float">
            <text:p>2154</text:p>
          </table:table-cell>
          <table:table-cell table:formula="of:=[.D70]/[.C70]" office:value-type="float" office:value="64.8189943125395" calcext:value-type="float">
            <text:p>64.8189943125</text:p>
          </table:table-cell>
          <table:table-cell table:formula="of:=(128*4+1024)/[.C70]" office:value-type="float" office:value="46.221901236797" calcext:value-type="float">
            <text:p>46.2219012368</text:p>
          </table:table-cell>
          <table:table-cell table:formula="of:=1024/[.C70]" office:value-type="float" office:value="30.8146008245313" calcext:value-type="float">
            <text:p>30.8146008245</text:p>
          </table:table-cell>
          <table:table-cell table:formula="of:=[.F70]-[.G70]" office:value-type="float" office:value="15.4073004122657" calcext:value-type="float">
            <text:p>15.4073004123</text:p>
          </table:table-cell>
          <table:table-cell table:formula="of:=1/([.C70]/[.C55])" office:value-type="float" office:value="3.97803255995907" calcext:value-type="float">
            <text:p>3.978032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495" calcext:value-type="float">
            <text:p>27.495</text:p>
          </table:table-cell>
          <table:table-cell office:value-type="float" office:value="1752" calcext:value-type="float">
            <text:p>1752</text:p>
          </table:table-cell>
          <table:table-cell table:formula="of:=[.D71]/[.C71]" office:value-type="float" office:value="63.7206764866339" calcext:value-type="float">
            <text:p>63.7206764866</text:p>
          </table:table-cell>
          <table:table-cell table:formula="of:=(103*4+1024)/[.C71]" office:value-type="float" office:value="52.2276777595927" calcext:value-type="float">
            <text:p>52.2276777596</text:p>
          </table:table-cell>
          <table:table-cell table:formula="of:=1024/[.C71]" office:value-type="float" office:value="37.2431351154755" calcext:value-type="float">
            <text:p>37.2431351155</text:p>
          </table:table-cell>
          <table:table-cell table:formula="of:=[.F71]-[.G71]" office:value-type="float" office:value="14.9845426441171" calcext:value-type="float">
            <text:p>14.9845426441</text:p>
          </table:table-cell>
          <table:table-cell table:formula="of:=1/([.C71]/[.C51])" office:value-type="float" office:value="4.79501727586834" calcext:value-type="float">
            <text:p>4.7950172759</text:p>
          </table:table-cell>
          <table:table-cell/>
          <table:table-cell table:style-name="ce8" office:value-type="string" calcext:value-type="string">
            <text:p>3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35" calcext:value-type="float">
            <text:p>26.835</text:p>
          </table:table-cell>
          <table:table-cell office:value-type="float" office:value="1684" calcext:value-type="float">
            <text:p>1684</text:p>
          </table:table-cell>
          <table:table-cell table:formula="of:=[.D72]/[.C72]" office:value-type="float" office:value="62.7538662194895" calcext:value-type="float">
            <text:p>62.7538662195</text:p>
          </table:table-cell>
          <table:table-cell table:formula="of:=(103*4+1024)/[.C72]" office:value-type="float" office:value="53.5122042109186" calcext:value-type="float">
            <text:p>53.5122042109</text:p>
          </table:table-cell>
          <table:table-cell table:formula="of:=1024/[.C72]" office:value-type="float" office:value="38.1591205515185" calcext:value-type="float">
            <text:p>38.1591205515</text:p>
          </table:table-cell>
          <table:table-cell table:formula="of:=[.F72]-[.G72]" office:value-type="float" office:value="15.3530836594" calcext:value-type="float">
            <text:p>15.3530836594</text:p>
          </table:table-cell>
          <table:table-cell table:formula="of:=1/([.C72]/[.C52])" office:value-type="float" office:value="4.92375628842929" calcext:value-type="float">
            <text:p>4.92375628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795" calcext:value-type="float">
            <text:p>26.795</text:p>
          </table:table-cell>
          <table:table-cell office:value-type="float" office:value="1689" calcext:value-type="float">
            <text:p>1689</text:p>
          </table:table-cell>
          <table:table-cell table:formula="of:=[.D73]/[.C73]" office:value-type="float" office:value="63.0341481619705" calcext:value-type="float">
            <text:p>63.034148162</text:p>
          </table:table-cell>
          <table:table-cell table:formula="of:=(103*4+1024)/[.C73]" office:value-type="float" office:value="53.5920880761336" calcext:value-type="float">
            <text:p>53.5920880761</text:p>
          </table:table-cell>
          <table:table-cell table:formula="of:=1024/[.C73]" office:value-type="float" office:value="38.216085090502" calcext:value-type="float">
            <text:p>38.2160850905</text:p>
          </table:table-cell>
          <table:table-cell table:formula="of:=[.F73]-[.G73]" office:value-type="float" office:value="15.3760029856317" calcext:value-type="float">
            <text:p>15.3760029856</text:p>
          </table:table-cell>
          <table:table-cell table:formula="of:=1/([.C73]/[.C53])" office:value-type="float" office:value="4.92435155812652" calcext:value-type="float">
            <text:p>4.92435155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55" calcext:value-type="float">
            <text:p>26.855</text:p>
          </table:table-cell>
          <table:table-cell office:value-type="float" office:value="1634" calcext:value-type="float">
            <text:p>1634</text:p>
          </table:table-cell>
          <table:table-cell table:formula="of:=[.D74]/[.C74]" office:value-type="float" office:value="60.8452802085273" calcext:value-type="float">
            <text:p>60.8452802085</text:p>
          </table:table-cell>
          <table:table-cell table:formula="of:=(103*4+1024)/[.C74]" office:value-type="float" office:value="53.4723515174083" calcext:value-type="float">
            <text:p>53.4723515174</text:p>
          </table:table-cell>
          <table:table-cell table:formula="of:=1024/[.C74]" office:value-type="float" office:value="38.1307019177062" calcext:value-type="float">
            <text:p>38.1307019177</text:p>
          </table:table-cell>
          <table:table-cell table:formula="of:=[.F74]-[.G74]" office:value-type="float" office:value="15.3416495997021" calcext:value-type="float">
            <text:p>15.3416495997</text:p>
          </table:table-cell>
          <table:table-cell table:formula="of:=1/([.C74]/[.C54])" office:value-type="float" office:value="4.90962576801341" calcext:value-type="float">
            <text:p>4.9096257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35" calcext:value-type="float">
            <text:p>27.535</text:p>
          </table:table-cell>
          <table:table-cell office:value-type="float" office:value="1725" calcext:value-type="float">
            <text:p>1725</text:p>
          </table:table-cell>
          <table:table-cell table:formula="of:=[.D75]/[.C75]" office:value-type="float" office:value="62.6475394951879" calcext:value-type="float">
            <text:p>62.6475394952</text:p>
          </table:table-cell>
          <table:table-cell table:formula="of:=(103*4+1024)/[.C75]" office:value-type="float" office:value="52.1518067913565" calcext:value-type="float">
            <text:p>52.1518067914</text:p>
          </table:table-cell>
          <table:table-cell table:formula="of:=1024/[.C75]" office:value-type="float" office:value="37.1890321409116" calcext:value-type="float">
            <text:p>37.1890321409</text:p>
          </table:table-cell>
          <table:table-cell table:formula="of:=[.F75]-[.G75]" office:value-type="float" office:value="14.9627746504449" calcext:value-type="float">
            <text:p>14.9627746504</text:p>
          </table:table-cell>
          <table:table-cell table:formula="of:=1/([.C75]/[.C55])" office:value-type="float" office:value="4.8009442527692" calcext:value-type="float">
            <text:p>4.80094425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495" calcext:value-type="float">
            <text:p>22.495</text:p>
          </table:table-cell>
          <table:table-cell office:value-type="float" office:value="1362" calcext:value-type="float">
            <text:p>1362</text:p>
          </table:table-cell>
          <table:table-cell table:formula="of:=[.D76]/[.C76]" office:value-type="float" office:value="60.54678817515" calcext:value-type="float">
            <text:p>60.5467881752</text:p>
          </table:table-cell>
          <table:table-cell table:formula="of:=(86*4+1024)/[.C76]" office:value-type="float" office:value="60.8135141142476" calcext:value-type="float">
            <text:p>60.8135141142</text:p>
          </table:table-cell>
          <table:table-cell table:formula="of:=1024/[.C76]" office:value-type="float" office:value="45.5212269393198" calcext:value-type="float">
            <text:p>45.5212269393</text:p>
          </table:table-cell>
          <table:table-cell table:formula="of:=[.F76]-[.G76]" office:value-type="float" office:value="15.2922871749278" calcext:value-type="float">
            <text:p>15.2922871749</text:p>
          </table:table-cell>
          <table:table-cell table:formula="of:=1/([.C76]/[.C51])" office:value-type="float" office:value="5.86081351411425" calcext:value-type="float">
            <text:p>5.86081351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625" calcext:value-type="float">
            <text:p>22.625</text:p>
          </table:table-cell>
          <table:table-cell office:value-type="float" office:value="1288" calcext:value-type="float">
            <text:p>1288</text:p>
          </table:table-cell>
          <table:table-cell table:formula="of:=[.D77]/[.C77]" office:value-type="float" office:value="56.9281767955801" calcext:value-type="float">
            <text:p>56.9281767956</text:p>
          </table:table-cell>
          <table:table-cell table:formula="of:=(86*4+1024)/[.C77]" office:value-type="float" office:value="60.4640883977901" calcext:value-type="float">
            <text:p>60.4640883978</text:p>
          </table:table-cell>
          <table:table-cell table:formula="of:=1024/[.C77]" office:value-type="float" office:value="45.2596685082873" calcext:value-type="float">
            <text:p>45.2596685083</text:p>
          </table:table-cell>
          <table:table-cell table:formula="of:=[.F77]-[.G77]" office:value-type="float" office:value="15.2044198895028" calcext:value-type="float">
            <text:p>15.2044198895</text:p>
          </table:table-cell>
          <table:table-cell table:formula="of:=1/([.C77]/[.C52])" office:value-type="float" office:value="5.83995580110497" calcext:value-type="float">
            <text:p>5.83995580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396" calcext:value-type="float">
            <text:p>22.396</text:p>
          </table:table-cell>
          <table:table-cell office:value-type="float" office:value="1387" calcext:value-type="float">
            <text:p>1387</text:p>
          </table:table-cell>
          <table:table-cell table:formula="of:=[.D78]/[.C78]" office:value-type="float" office:value="61.9307019110555" calcext:value-type="float">
            <text:p>61.9307019111</text:p>
          </table:table-cell>
          <table:table-cell table:formula="of:=(86*4+1024)/[.C78]" office:value-type="float" office:value="61.082336131452" calcext:value-type="float">
            <text:p>61.0823361315</text:p>
          </table:table-cell>
          <table:table-cell table:formula="of:=1024/[.C78]" office:value-type="float" office:value="45.7224504375781" calcext:value-type="float">
            <text:p>45.7224504376</text:p>
          </table:table-cell>
          <table:table-cell table:formula="of:=[.F78]-[.G78]" office:value-type="float" office:value="15.3598856938739" calcext:value-type="float">
            <text:p>15.3598856939</text:p>
          </table:table-cell>
          <table:table-cell table:formula="of:=1/([.C78]/[.C53])" office:value-type="float" office:value="5.89158778353277" calcext:value-type="float">
            <text:p>5.89158778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.484" calcext:value-type="float">
            <text:p>22.484</text:p>
          </table:table-cell>
          <table:table-cell office:value-type="float" office:value="1337" calcext:value-type="float">
            <text:p>1337</text:p>
          </table:table-cell>
          <table:table-cell table:formula="of:=[.D79]/[.C79]" office:value-type="float" office:value="59.4645080946451" calcext:value-type="float">
            <text:p>59.4645080946</text:p>
          </table:table-cell>
          <table:table-cell table:formula="of:=(86*4+1024)/[.C79]" office:value-type="float" office:value="60.8432663227184" calcext:value-type="float">
            <text:p>60.8432663227</text:p>
          </table:table-cell>
          <table:table-cell table:formula="of:=1024/[.C79]" office:value-type="float" office:value="45.5434975982921" calcext:value-type="float">
            <text:p>45.5434975983</text:p>
          </table:table-cell>
          <table:table-cell table:formula="of:=[.F79]-[.G79]" office:value-type="float" office:value="15.2997687244263" calcext:value-type="float">
            <text:p>15.2997687244</text:p>
          </table:table-cell>
          <table:table-cell table:formula="of:=1/([.C79]/[.C54])" office:value-type="float" office:value="5.8640811243551" calcext:value-type="float">
            <text:p>5.86408112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2.525" calcext:value-type="float">
            <text:p>22.525</text:p>
          </table:table-cell>
          <table:table-cell office:value-type="float" office:value="1278" calcext:value-type="float">
            <text:p>1278</text:p>
          </table:table-cell>
          <table:table-cell table:formula="of:=[.D80]/[.C80]" office:value-type="float" office:value="56.7369589345172" calcext:value-type="float">
            <text:p>56.7369589345</text:p>
          </table:table-cell>
          <table:table-cell table:formula="of:=(86*4+1024)/[.C80]" office:value-type="float" office:value="60.7325194228635" calcext:value-type="float">
            <text:p>60.7325194229</text:p>
          </table:table-cell>
          <table:table-cell table:formula="of:=1024/[.C80]" office:value-type="float" office:value="45.4605993340733" calcext:value-type="float">
            <text:p>45.4605993341</text:p>
          </table:table-cell>
          <table:table-cell table:formula="of:=[.F80]-[.G80]" office:value-type="float" office:value="15.2719200887902" calcext:value-type="float">
            <text:p>15.2719200888</text:p>
          </table:table-cell>
          <table:table-cell table:formula="of:=1/([.C80]/[.C55])" office:value-type="float" office:value="5.86876803551609" calcext:value-type="float">
            <text:p>5.86876803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375" calcext:value-type="float">
            <text:p>19.375</text:p>
          </table:table-cell>
          <table:table-cell office:value-type="float" office:value="1055" calcext:value-type="float">
            <text:p>1055</text:p>
          </table:table-cell>
          <table:table-cell table:formula="of:=[.D81]/[.C81]" office:value-type="float" office:value="54.4516129032258" calcext:value-type="float">
            <text:p>54.4516129032</text:p>
          </table:table-cell>
          <table:table-cell table:formula="of:=(74*4+1024)/[.C81]" office:value-type="float" office:value="68.1290322580645" calcext:value-type="float">
            <text:p>68.1290322581</text:p>
          </table:table-cell>
          <table:table-cell table:formula="of:=1024/[.C81]" office:value-type="float" office:value="52.8516129032258" calcext:value-type="float">
            <text:p>52.8516129032</text:p>
          </table:table-cell>
          <table:table-cell table:formula="of:=[.F81]-[.G81]" office:value-type="float" office:value="15.2774193548387" calcext:value-type="float">
            <text:p>15.2774193548</text:p>
          </table:table-cell>
          <table:table-cell table:formula="of:=1/([.C81]/[.C51])" office:value-type="float" office:value="6.8045935483871" calcext:value-type="float">
            <text:p>6.80459354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718" calcext:value-type="float">
            <text:p>19.718</text:p>
          </table:table-cell>
          <table:table-cell office:value-type="float" office:value="1135" calcext:value-type="float">
            <text:p>1135</text:p>
          </table:table-cell>
          <table:table-cell table:formula="of:=[.D82]/[.C82]" office:value-type="float" office:value="57.5616188254387" calcext:value-type="float">
            <text:p>57.5616188254</text:p>
          </table:table-cell>
          <table:table-cell table:formula="of:=(74*4+1024)/[.C82]" office:value-type="float" office:value="66.9439091185719" calcext:value-type="float">
            <text:p>66.9439091186</text:p>
          </table:table-cell>
          <table:table-cell table:formula="of:=1024/[.C82]" office:value-type="float" office:value="51.9322446495588" calcext:value-type="float">
            <text:p>51.9322446496</text:p>
          </table:table-cell>
          <table:table-cell table:formula="of:=[.F82]-[.G82]" office:value-type="float" office:value="15.0116644690131" calcext:value-type="float">
            <text:p>15.011664469</text:p>
          </table:table-cell>
          <table:table-cell table:formula="of:=1/([.C82]/[.C52])" office:value-type="float" office:value="6.70093315752105" calcext:value-type="float">
            <text:p>6.70093315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485" calcext:value-type="float">
            <text:p>19.485</text:p>
          </table:table-cell>
          <table:table-cell office:value-type="float" office:value="1098" calcext:value-type="float">
            <text:p>1098</text:p>
          </table:table-cell>
          <table:table-cell table:formula="of:=[.D83]/[.C83]" office:value-type="float" office:value="56.35103926097" calcext:value-type="float">
            <text:p>56.351039261</text:p>
          </table:table-cell>
          <table:table-cell table:formula="of:=(74*4+1024)/[.C83]" office:value-type="float" office:value="67.7444187836798" calcext:value-type="float">
            <text:p>67.7444187837</text:p>
          </table:table-cell>
          <table:table-cell table:formula="of:=1024/[.C83]" office:value-type="float" office:value="52.5532460867334" calcext:value-type="float">
            <text:p>52.5532460867</text:p>
          </table:table-cell>
          <table:table-cell table:formula="of:=[.F83]-[.G83]" office:value-type="float" office:value="15.1911726969464" calcext:value-type="float">
            <text:p>15.1911726969</text:p>
          </table:table-cell>
          <table:table-cell table:formula="of:=1/([.C83]/[.C53])" office:value-type="float" office:value="6.77177315884013" calcext:value-type="float">
            <text:p>6.77177315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1072" calcext:value-type="float">
            <text:p>1072</text:p>
          </table:table-cell>
          <table:table-cell table:formula="of:=[.D84]/[.C84]" office:value-type="float" office:value="54.8197391971363" calcext:value-type="float">
            <text:p>54.8197391971</text:p>
          </table:table-cell>
          <table:table-cell table:formula="of:=(74*4+1024)/[.C84]" office:value-type="float" office:value="67.5019176681156" calcext:value-type="float">
            <text:p>67.5019176681</text:p>
          </table:table-cell>
          <table:table-cell table:formula="of:=1024/[.C84]" office:value-type="float" office:value="52.3651240092048" calcext:value-type="float">
            <text:p>52.3651240092</text:p>
          </table:table-cell>
          <table:table-cell table:formula="of:=[.F84]-[.G84]" office:value-type="float" office:value="15.1367936589108" calcext:value-type="float">
            <text:p>15.1367936589</text:p>
          </table:table-cell>
          <table:table-cell table:formula="of:=1/([.C84]/[.C54])" office:value-type="float" office:value="6.74241881871644" calcext:value-type="float">
            <text:p>6.742418818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.475" calcext:value-type="float">
            <text:p>19.475</text:p>
          </table:table-cell>
          <table:table-cell office:value-type="float" office:value="1094" calcext:value-type="float">
            <text:p>1094</text:p>
          </table:table-cell>
          <table:table-cell table:formula="of:=[.D85]/[.C85]" office:value-type="float" office:value="56.1745827984596" calcext:value-type="float">
            <text:p>56.1745827985</text:p>
          </table:table-cell>
          <table:table-cell table:formula="of:=(74*4+1024)/[.C85]" office:value-type="float" office:value="67.7792041078306" calcext:value-type="float">
            <text:p>67.7792041078</text:p>
          </table:table-cell>
          <table:table-cell table:formula="of:=1024/[.C85]" office:value-type="float" office:value="52.5802310654685" calcext:value-type="float">
            <text:p>52.5802310655</text:p>
          </table:table-cell>
          <table:table-cell table:formula="of:=[.F85]-[.G85]" office:value-type="float" office:value="15.198973042362" calcext:value-type="float">
            <text:p>15.1989730424</text:p>
          </table:table-cell>
          <table:table-cell table:formula="of:=1/([.C85]/[.C55])" office:value-type="float" office:value="6.78788189987163" calcext:value-type="float">
            <text:p>6.787881899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37" calcext:value-type="float">
            <text:p>16.837</text:p>
          </table:table-cell>
          <table:table-cell office:value-type="float" office:value="1215" calcext:value-type="float">
            <text:p>1215</text:p>
          </table:table-cell>
          <table:table-cell table:formula="of:=[.D86]/[.C86]" office:value-type="float" office:value="72.1624992575875" calcext:value-type="float">
            <text:p>72.1624992576</text:p>
          </table:table-cell>
          <table:table-cell table:formula="of:=(64*4+1024)/[.C86]" office:value-type="float" office:value="76.0230444853596" calcext:value-type="float">
            <text:p>76.0230444854</text:p>
          </table:table-cell>
          <table:table-cell table:formula="of:=1024/[.C86]" office:value-type="float" office:value="60.8184355882877" calcext:value-type="float">
            <text:p>60.8184355883</text:p>
          </table:table-cell>
          <table:table-cell table:formula="of:=[.F86]-[.G86]" office:value-type="float" office:value="15.2046088970719" calcext:value-type="float">
            <text:p>15.2046088971</text:p>
          </table:table-cell>
          <table:table-cell table:formula="of:=1/([.C86]/[.C51])" office:value-type="float" office:value="7.83031418898854" calcext:value-type="float">
            <text:p>7.830314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61" calcext:value-type="float">
            <text:p>16.861</text:p>
          </table:table-cell>
          <table:table-cell office:value-type="float" office:value="1026" calcext:value-type="float">
            <text:p>1026</text:p>
          </table:table-cell>
          <table:table-cell table:formula="of:=[.D87]/[.C87]" office:value-type="float" office:value="60.850483363976" calcext:value-type="float">
            <text:p>60.850483364</text:p>
          </table:table-cell>
          <table:table-cell table:formula="of:=(64*4+1024)/[.C87]" office:value-type="float" office:value="75.9148330466758" calcext:value-type="float">
            <text:p>75.9148330467</text:p>
          </table:table-cell>
          <table:table-cell table:formula="of:=1024/[.C87]" office:value-type="float" office:value="60.7318664373406" calcext:value-type="float">
            <text:p>60.7318664373</text:p>
          </table:table-cell>
          <table:table-cell table:formula="of:=[.F87]-[.G87]" office:value-type="float" office:value="15.1829666093351" calcext:value-type="float">
            <text:p>15.1829666093</text:p>
          </table:table-cell>
          <table:table-cell table:formula="of:=1/([.C87]/[.C52])" office:value-type="float" office:value="7.83636794970642" calcext:value-type="float">
            <text:p>7.83636794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31" calcext:value-type="float">
            <text:p>16.831</text:p>
          </table:table-cell>
          <table:table-cell office:value-type="float" office:value="1138" calcext:value-type="float">
            <text:p>1138</text:p>
          </table:table-cell>
          <table:table-cell table:formula="of:=[.D88]/[.C88]" office:value-type="float" office:value="67.6133325411443" calcext:value-type="float">
            <text:p>67.6133325411</text:p>
          </table:table-cell>
          <table:table-cell table:formula="of:=(64*4+1024)/[.C88]" office:value-type="float" office:value="76.0501455647318" calcext:value-type="float">
            <text:p>76.0501455647</text:p>
          </table:table-cell>
          <table:table-cell table:formula="of:=1024/[.C88]" office:value-type="float" office:value="60.8401164517854" calcext:value-type="float">
            <text:p>60.8401164518</text:p>
          </table:table-cell>
          <table:table-cell table:formula="of:=[.F88]-[.G88]" office:value-type="float" office:value="15.2100291129464" calcext:value-type="float">
            <text:p>15.2100291129</text:p>
          </table:table-cell>
          <table:table-cell table:formula="of:=1/([.C88]/[.C53])" office:value-type="float" office:value="7.83958172419939" calcext:value-type="float">
            <text:p>7.83958172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05" calcext:value-type="float">
            <text:p>16.805</text:p>
          </table:table-cell>
          <table:table-cell office:value-type="float" office:value="1165" calcext:value-type="float">
            <text:p>1165</text:p>
          </table:table-cell>
          <table:table-cell table:formula="of:=[.D89]/[.C89]" office:value-type="float" office:value="69.3246057720917" calcext:value-type="float">
            <text:p>69.3246057721</text:p>
          </table:table-cell>
          <table:table-cell table:formula="of:=(64*4+1024)/[.C89]" office:value-type="float" office:value="76.167807200238" calcext:value-type="float">
            <text:p>76.1678072002</text:p>
          </table:table-cell>
          <table:table-cell table:formula="of:=1024/[.C89]" office:value-type="float" office:value="60.9342457601904" calcext:value-type="float">
            <text:p>60.9342457602</text:p>
          </table:table-cell>
          <table:table-cell table:formula="of:=[.F89]-[.G89]" office:value-type="float" office:value="15.2335614400476" calcext:value-type="float">
            <text:p>15.23356144</text:p>
          </table:table-cell>
          <table:table-cell table:formula="of:=1/([.C89]/[.C54])" office:value-type="float" office:value="7.84576019041952" calcext:value-type="float">
            <text:p>7.84576019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795" calcext:value-type="float">
            <text:p>16.795</text:p>
          </table:table-cell>
          <table:table-cell office:value-type="float" office:value="939" calcext:value-type="float">
            <text:p>939</text:p>
          </table:table-cell>
          <table:table-cell table:formula="of:=[.D90]/[.C90]" office:value-type="float" office:value="55.9094968740697" calcext:value-type="float">
            <text:p>55.9094968741</text:p>
          </table:table-cell>
          <table:table-cell table:formula="of:=(64*4+1024)/[.C90]" office:value-type="float" office:value="76.213158678178" calcext:value-type="float">
            <text:p>76.2131586782</text:p>
          </table:table-cell>
          <table:table-cell table:formula="of:=1024/[.C90]" office:value-type="float" office:value="60.9705269425424" calcext:value-type="float">
            <text:p>60.9705269425</text:p>
          </table:table-cell>
          <table:table-cell table:formula="of:=[.F90]-[.G90]" office:value-type="float" office:value="15.2426317356356" calcext:value-type="float">
            <text:p>15.2426317356</text:p>
          </table:table-cell>
          <table:table-cell table:formula="of:=1/([.C90]/[.C55])" office:value-type="float" office:value="7.87103304554927" calcext:value-type="float">
            <text:p>7.8710330455</text:p>
          </table:table-cell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099" calcext:value-type="float">
            <text:p>134.099</text:p>
          </table:table-cell>
          <table:table-cell office:value-type="float" office:value="11766" calcext:value-type="float">
            <text:p>11766</text:p>
          </table:table-cell>
          <table:table-cell table:formula="of:=[.D101]/[.C101]" office:value-type="float" office:value="87.7411464664166" calcext:value-type="float">
            <text:p>87.7411464664</text:p>
          </table:table-cell>
          <table:table-cell table:formula="of:=(512*4+1024)/[.C101]" office:value-type="float" office:value="22.9084482360047" calcext:value-type="float">
            <text:p>22.908448236</text:p>
          </table:table-cell>
          <table:table-cell table:formula="of:=1024/[.C101]" office:value-type="float" office:value="7.63614941200158" calcext:value-type="float">
            <text:p>7.636149412</text:p>
          </table:table-cell>
          <table:table-cell table:formula="of:=[.F101]-[.G101]" office:value-type="float" office:value="15.2722988240032" calcext:value-type="float">
            <text:p>15.272298824</text:p>
          </table:table-cell>
          <table:table-cell table:formula="of:=1/([.C101]/[.C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58" calcext:value-type="float">
            <text:p>134.58</text:p>
          </table:table-cell>
          <table:table-cell office:value-type="float" office:value="12259" calcext:value-type="float">
            <text:p>12259</text:p>
          </table:table-cell>
          <table:table-cell table:formula="of:=[.D102]/[.C102]" office:value-type="float" office:value="91.0908010105513" calcext:value-type="float">
            <text:p>91.0908010106</text:p>
          </table:table-cell>
          <table:table-cell table:formula="of:=(512*4+1024)/[.C102]" office:value-type="float" office:value="22.8265715559518" calcext:value-type="float">
            <text:p>22.826571556</text:p>
          </table:table-cell>
          <table:table-cell table:formula="of:=1024/[.C102]" office:value-type="float" office:value="7.60885718531728" calcext:value-type="float">
            <text:p>7.6088571853</text:p>
          </table:table-cell>
          <table:table-cell table:formula="of:=[.F102]-[.G102]" office:value-type="float" office:value="15.2177143706346" calcext:value-type="float">
            <text:p>15.2177143706</text:p>
          </table:table-cell>
          <table:table-cell table:formula="of:=1/([.C102]/[.C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584" calcext:value-type="float">
            <text:p>135.584</text:p>
          </table:table-cell>
          <table:table-cell office:value-type="float" office:value="12707" calcext:value-type="float">
            <text:p>12707</text:p>
          </table:table-cell>
          <table:table-cell table:formula="of:=[.D103]/[.C103]" office:value-type="float" office:value="93.7204979938636" calcext:value-type="float">
            <text:p>93.7204979939</text:p>
          </table:table-cell>
          <table:table-cell table:formula="of:=(512*4+1024)/[.C103]" office:value-type="float" office:value="22.6575407127685" calcext:value-type="float">
            <text:p>22.6575407128</text:p>
          </table:table-cell>
          <table:table-cell table:formula="of:=1024/[.C103]" office:value-type="float" office:value="7.55251357092282" calcext:value-type="float">
            <text:p>7.5525135709</text:p>
          </table:table-cell>
          <table:table-cell table:formula="of:=[.F103]-[.G103]" office:value-type="float" office:value="15.1050271418456" calcext:value-type="float">
            <text:p>15.1050271418</text:p>
          </table:table-cell>
          <table:table-cell table:formula="of:=1/([.C103]/[.C1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328" calcext:value-type="float">
            <text:p>132.328</text:p>
          </table:table-cell>
          <table:table-cell office:value-type="float" office:value="11420" calcext:value-type="float">
            <text:p>11420</text:p>
          </table:table-cell>
          <table:table-cell table:formula="of:=[.D104]/[.C104]" office:value-type="float" office:value="86.300707333293" calcext:value-type="float">
            <text:p>86.3007073333</text:p>
          </table:table-cell>
          <table:table-cell table:formula="of:=(512*4+1024)/[.C104]" office:value-type="float" office:value="23.2150414122483" calcext:value-type="float">
            <text:p>23.2150414122</text:p>
          </table:table-cell>
          <table:table-cell table:formula="of:=1024/[.C104]" office:value-type="float" office:value="7.73834713741612" calcext:value-type="float">
            <text:p>7.7383471374</text:p>
          </table:table-cell>
          <table:table-cell table:formula="of:=[.F104]-[.G104]" office:value-type="float" office:value="15.4766942748322" calcext:value-type="float">
            <text:p>15.4766942748</text:p>
          </table:table-cell>
          <table:table-cell table:formula="of:=1/([.C104]/[.C1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108" calcext:value-type="float">
            <text:p>132.108</text:p>
          </table:table-cell>
          <table:table-cell office:value-type="float" office:value="11523" calcext:value-type="float">
            <text:p>11523</text:p>
          </table:table-cell>
          <table:table-cell table:formula="of:=[.D105]/[.C105]" office:value-type="float" office:value="87.2240893814152" calcext:value-type="float">
            <text:p>87.2240893814</text:p>
          </table:table-cell>
          <table:table-cell table:formula="of:=(512*4+1024)/[.C105]" office:value-type="float" office:value="23.2537015169407" calcext:value-type="float">
            <text:p>23.2537015169</text:p>
          </table:table-cell>
          <table:table-cell table:formula="of:=1024/[.C105]" office:value-type="float" office:value="7.75123383898023" calcext:value-type="float">
            <text:p>7.751233839</text:p>
          </table:table-cell>
          <table:table-cell table:formula="of:=[.F105]-[.G105]" office:value-type="float" office:value="15.5024676779605" calcext:value-type="float">
            <text:p>15.502467678</text:p>
          </table:table-cell>
          <table:table-cell table:formula="of:=1/([.C105]/[.C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224" calcext:value-type="float">
            <text:p>66.224</text:p>
          </table:table-cell>
          <table:table-cell office:value-type="float" office:value="5199" calcext:value-type="float">
            <text:p>5199</text:p>
          </table:table-cell>
          <table:table-cell table:formula="of:=[.D106]/[.C106]" office:value-type="float" office:value="78.5062817105581" calcext:value-type="float">
            <text:p>78.5062817106</text:p>
          </table:table-cell>
          <table:table-cell table:formula="of:=(256*4+1024)/[.C106]" office:value-type="float" office:value="30.9253442860594" calcext:value-type="float">
            <text:p>30.9253442861</text:p>
          </table:table-cell>
          <table:table-cell table:formula="of:=1024/[.C106]" office:value-type="float" office:value="15.4626721430297" calcext:value-type="float">
            <text:p>15.462672143</text:p>
          </table:table-cell>
          <table:table-cell table:formula="of:=[.F106]-[.G106]" office:value-type="float" office:value="15.4626721430297" calcext:value-type="float">
            <text:p>15.462672143</text:p>
          </table:table-cell>
          <table:table-cell table:formula="of:=1/([.C106]/[.C101])" office:value-type="float" office:value="2.02493053877748" calcext:value-type="float">
            <text:p>2.02493053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01" calcext:value-type="float">
            <text:p>66.301</text:p>
          </table:table-cell>
          <table:table-cell office:value-type="float" office:value="5566" calcext:value-type="float">
            <text:p>5566</text:p>
          </table:table-cell>
          <table:table-cell table:formula="of:=[.D107]/[.C107]" office:value-type="float" office:value="83.9504683187282" calcext:value-type="float">
            <text:p>83.9504683187</text:p>
          </table:table-cell>
          <table:table-cell table:formula="of:=(256*4+1024)/[.C107]" office:value-type="float" office:value="30.889428515407" calcext:value-type="float">
            <text:p>30.8894285154</text:p>
          </table:table-cell>
          <table:table-cell table:formula="of:=1024/[.C107]" office:value-type="float" office:value="15.4447142577035" calcext:value-type="float">
            <text:p>15.4447142577</text:p>
          </table:table-cell>
          <table:table-cell table:formula="of:=[.F107]-[.G107]" office:value-type="float" office:value="15.4447142577035" calcext:value-type="float">
            <text:p>15.4447142577</text:p>
          </table:table-cell>
          <table:table-cell table:formula="of:=1/([.C107]/[.C102])" office:value-type="float" office:value="2.0298336375017" calcext:value-type="float">
            <text:p>2.0298336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66" calcext:value-type="float">
            <text:p>66.166</text:p>
          </table:table-cell>
          <table:table-cell office:value-type="float" office:value="5136" calcext:value-type="float">
            <text:p>5136</text:p>
          </table:table-cell>
          <table:table-cell table:formula="of:=[.D108]/[.C108]" office:value-type="float" office:value="77.6229483420488" calcext:value-type="float">
            <text:p>77.622948342</text:p>
          </table:table-cell>
          <table:table-cell table:formula="of:=(256*4+1024)/[.C108]" office:value-type="float" office:value="30.95245292144" calcext:value-type="float">
            <text:p>30.9524529214</text:p>
          </table:table-cell>
          <table:table-cell table:formula="of:=1024/[.C108]" office:value-type="float" office:value="15.47622646072" calcext:value-type="float">
            <text:p>15.4762264607</text:p>
          </table:table-cell>
          <table:table-cell table:formula="of:=[.F108]-[.G108]" office:value-type="float" office:value="15.47622646072" calcext:value-type="float">
            <text:p>15.4762264607</text:p>
          </table:table-cell>
          <table:table-cell table:formula="of:=1/([.C108]/[.C103])" office:value-type="float" office:value="2.04914910981471" calcext:value-type="float">
            <text:p>2.04914910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356" calcext:value-type="float">
            <text:p>66.356</text:p>
          </table:table-cell>
          <table:table-cell office:value-type="float" office:value="5259" calcext:value-type="float">
            <text:p>5259</text:p>
          </table:table-cell>
          <table:table-cell table:formula="of:=[.D109]/[.C109]" office:value-type="float" office:value="79.2543251552233" calcext:value-type="float">
            <text:p>79.2543251552</text:p>
          </table:table-cell>
          <table:table-cell table:formula="of:=(256*4+1024)/[.C109]" office:value-type="float" office:value="30.8638254264874" calcext:value-type="float">
            <text:p>30.8638254265</text:p>
          </table:table-cell>
          <table:table-cell table:formula="of:=1024/[.C109]" office:value-type="float" office:value="15.4319127132437" calcext:value-type="float">
            <text:p>15.4319127132</text:p>
          </table:table-cell>
          <table:table-cell table:formula="of:=[.F109]-[.G109]" office:value-type="float" office:value="15.4319127132437" calcext:value-type="float">
            <text:p>15.4319127132</text:p>
          </table:table-cell>
          <table:table-cell table:formula="of:=1/([.C109]/[.C104])" office:value-type="float" office:value="1.99421303273253" calcext:value-type="float">
            <text:p>1.99421303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96" calcext:value-type="float">
            <text:p>66.196</text:p>
          </table:table-cell>
          <table:table-cell office:value-type="float" office:value="5208" calcext:value-type="float">
            <text:p>5208</text:p>
          </table:table-cell>
          <table:table-cell table:formula="of:=[.D110]/[.C110]" office:value-type="float" office:value="78.6754486675932" calcext:value-type="float">
            <text:p>78.6754486676</text:p>
          </table:table-cell>
          <table:table-cell table:formula="of:=(256*4+1024)/[.C110]" office:value-type="float" office:value="30.9384252824944" calcext:value-type="float">
            <text:p>30.9384252825</text:p>
          </table:table-cell>
          <table:table-cell table:formula="of:=1024/[.C110]" office:value-type="float" office:value="15.4692126412472" calcext:value-type="float">
            <text:p>15.4692126412</text:p>
          </table:table-cell>
          <table:table-cell table:formula="of:=[.F110]-[.G110]" office:value-type="float" office:value="15.4692126412472" calcext:value-type="float">
            <text:p>15.4692126412</text:p>
          </table:table-cell>
          <table:table-cell table:formula="of:=1/([.C110]/[.C105])" office:value-type="float" office:value="1.99570971055653" calcext:value-type="float">
            <text:p>1.9957097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27" calcext:value-type="float">
            <text:p>44.327</text:p>
          </table:table-cell>
          <table:table-cell office:value-type="float" office:value="3107" calcext:value-type="float">
            <text:p>3107</text:p>
          </table:table-cell>
          <table:table-cell table:formula="of:=[.D111]/[.C111]" office:value-type="float" office:value="70.0927200126334" calcext:value-type="float">
            <text:p>70.0927200126</text:p>
          </table:table-cell>
          <table:table-cell table:formula="of:=(171*4+1024)/[.C111]" office:value-type="float" office:value="38.5318203352359" calcext:value-type="float">
            <text:p>38.5318203352</text:p>
          </table:table-cell>
          <table:table-cell table:formula="of:=1024/[.C111]" office:value-type="float" office:value="23.101044510118" calcext:value-type="float">
            <text:p>23.1010445101</text:p>
          </table:table-cell>
          <table:table-cell table:formula="of:=[.F111]-[.G111]" office:value-type="float" office:value="15.4307758251179" calcext:value-type="float">
            <text:p>15.4307758251</text:p>
          </table:table-cell>
          <table:table-cell table:formula="of:=1/([.C111]/[.C101])" office:value-type="float" office:value="3.02522164820538" calcext:value-type="float">
            <text:p>3.02522164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16" calcext:value-type="float">
            <text:p>44.416</text:p>
          </table:table-cell>
          <table:table-cell office:value-type="float" office:value="3161" calcext:value-type="float">
            <text:p>3161</text:p>
          </table:table-cell>
          <table:table-cell table:formula="of:=[.D112]/[.C112]" office:value-type="float" office:value="71.1680475504323" calcext:value-type="float">
            <text:p>71.1680475504</text:p>
          </table:table-cell>
          <table:table-cell table:formula="of:=(171*4+1024)/[.C112]" office:value-type="float" office:value="38.4546109510086" calcext:value-type="float">
            <text:p>38.454610951</text:p>
          </table:table-cell>
          <table:table-cell table:formula="of:=1024/[.C112]" office:value-type="float" office:value="23.0547550432277" calcext:value-type="float">
            <text:p>23.0547550432</text:p>
          </table:table-cell>
          <table:table-cell table:formula="of:=[.F112]-[.G112]" office:value-type="float" office:value="15.399855907781" calcext:value-type="float">
            <text:p>15.3998559078</text:p>
          </table:table-cell>
          <table:table-cell table:formula="of:=1/([.C112]/[.C102])" office:value-type="float" office:value="3.02998919308357" calcext:value-type="float">
            <text:p>3.02998919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655" calcext:value-type="float">
            <text:p>44.655</text:p>
          </table:table-cell>
          <table:table-cell office:value-type="float" office:value="3139" calcext:value-type="float">
            <text:p>3139</text:p>
          </table:table-cell>
          <table:table-cell table:formula="of:=[.D113]/[.C113]" office:value-type="float" office:value="70.2944799014668" calcext:value-type="float">
            <text:p>70.2944799015</text:p>
          </table:table-cell>
          <table:table-cell table:formula="of:=(171*4+1024)/[.C113]" office:value-type="float" office:value="38.2487963273989" calcext:value-type="float">
            <text:p>38.2487963274</text:p>
          </table:table-cell>
          <table:table-cell table:formula="of:=1024/[.C113]" office:value-type="float" office:value="22.9313626693539" calcext:value-type="float">
            <text:p>22.9313626694</text:p>
          </table:table-cell>
          <table:table-cell table:formula="of:=[.F113]-[.G113]" office:value-type="float" office:value="15.317433658045" calcext:value-type="float">
            <text:p>15.317433658</text:p>
          </table:table-cell>
          <table:table-cell table:formula="of:=1/([.C113]/[.C103])" office:value-type="float" office:value="3.03625573843914" calcext:value-type="float">
            <text:p>3.03625573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343" calcext:value-type="float">
            <text:p>44.343</text:p>
          </table:table-cell>
          <table:table-cell office:value-type="float" office:value="3121" calcext:value-type="float">
            <text:p>3121</text:p>
          </table:table-cell>
          <table:table-cell table:formula="of:=[.D114]/[.C114]" office:value-type="float" office:value="70.3831495388224" calcext:value-type="float">
            <text:p>70.3831495388</text:p>
          </table:table-cell>
          <table:table-cell table:formula="of:=(171*4+1024)/[.C114]" office:value-type="float" office:value="38.5179171458855" calcext:value-type="float">
            <text:p>38.5179171459</text:p>
          </table:table-cell>
          <table:table-cell table:formula="of:=1024/[.C114]" office:value-type="float" office:value="23.0927091085402" calcext:value-type="float">
            <text:p>23.0927091085</text:p>
          </table:table-cell>
          <table:table-cell table:formula="of:=[.F114]-[.G114]" office:value-type="float" office:value="15.4252080373452" calcext:value-type="float">
            <text:p>15.4252080373</text:p>
          </table:table-cell>
          <table:table-cell table:formula="of:=1/([.C114]/[.C104])" office:value-type="float" office:value="2.98419141690909" calcext:value-type="float">
            <text:p>2.98419141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426" calcext:value-type="float">
            <text:p>44.426</text:p>
          </table:table-cell>
          <table:table-cell office:value-type="float" office:value="3202" calcext:value-type="float">
            <text:p>3202</text:p>
          </table:table-cell>
          <table:table-cell table:formula="of:=[.D115]/[.C115]" office:value-type="float" office:value="72.0749110881016" calcext:value-type="float">
            <text:p>72.0749110881</text:p>
          </table:table-cell>
          <table:table-cell table:formula="of:=(171*4+1024)/[.C115]" office:value-type="float" office:value="38.4459550713546" calcext:value-type="float">
            <text:p>38.4459550714</text:p>
          </table:table-cell>
          <table:table-cell table:formula="of:=1024/[.C115]" office:value-type="float" office:value="23.0495655697114" calcext:value-type="float">
            <text:p>23.0495655697</text:p>
          </table:table-cell>
          <table:table-cell table:formula="of:=[.F115]-[.G115]" office:value-type="float" office:value="15.3963895016432" calcext:value-type="float">
            <text:p>15.3963895016</text:p>
          </table:table-cell>
          <table:table-cell table:formula="of:=1/([.C115]/[.C105])" office:value-type="float" office:value="2.97366407058929" calcext:value-type="float">
            <text:p>2.97366407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5" calcext:value-type="float">
            <text:p>33.305</text:p>
          </table:table-cell>
          <table:table-cell office:value-type="float" office:value="2118" calcext:value-type="float">
            <text:p>2118</text:p>
          </table:table-cell>
          <table:table-cell table:formula="of:=[.D116]/[.C116]" office:value-type="float" office:value="63.5940549467047" calcext:value-type="float">
            <text:p>63.5940549467</text:p>
          </table:table-cell>
          <table:table-cell table:formula="of:=(128*4+1024)/[.C116]" office:value-type="float" office:value="46.119201321123" calcext:value-type="float">
            <text:p>46.1192013211</text:p>
          </table:table-cell>
          <table:table-cell table:formula="of:=1024/[.C116]" office:value-type="float" office:value="30.746134214082" calcext:value-type="float">
            <text:p>30.7461342141</text:p>
          </table:table-cell>
          <table:table-cell table:formula="of:=[.F116]-[.G116]" office:value-type="float" office:value="15.373067107041" calcext:value-type="float">
            <text:p>15.373067107</text:p>
          </table:table-cell>
          <table:table-cell table:formula="of:=1/([.C116]/[.C101])" office:value-type="float" office:value="4.02639243356853" calcext:value-type="float">
            <text:p>4.02639243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46" calcext:value-type="float">
            <text:p>33.346</text:p>
          </table:table-cell>
          <table:table-cell office:value-type="float" office:value="2207" calcext:value-type="float">
            <text:p>2207</text:p>
          </table:table-cell>
          <table:table-cell table:formula="of:=[.D117]/[.C117]" office:value-type="float" office:value="66.1848497570923" calcext:value-type="float">
            <text:p>66.1848497571</text:p>
          </table:table-cell>
          <table:table-cell table:formula="of:=(128*4+1024)/[.C117]" office:value-type="float" office:value="46.0624962514245" calcext:value-type="float">
            <text:p>46.0624962514</text:p>
          </table:table-cell>
          <table:table-cell table:formula="of:=1024/[.C117]" office:value-type="float" office:value="30.708330834283" calcext:value-type="float">
            <text:p>30.7083308343</text:p>
          </table:table-cell>
          <table:table-cell table:formula="of:=[.F117]-[.G117]" office:value-type="float" office:value="15.3541654171415" calcext:value-type="float">
            <text:p>15.3541654171</text:p>
          </table:table-cell>
          <table:table-cell table:formula="of:=1/([.C117]/[.C102])" office:value-type="float" office:value="4.03586637077911" calcext:value-type="float">
            <text:p>4.0358663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33" calcext:value-type="float">
            <text:p>33.433</text:p>
          </table:table-cell>
          <table:table-cell office:value-type="float" office:value="2193" calcext:value-type="float">
            <text:p>2193</text:p>
          </table:table-cell>
          <table:table-cell table:formula="of:=[.D118]/[.C118]" office:value-type="float" office:value="65.5938743157958" calcext:value-type="float">
            <text:p>65.5938743158</text:p>
          </table:table-cell>
          <table:table-cell table:formula="of:=(128*4+1024)/[.C118]" office:value-type="float" office:value="45.9426315317202" calcext:value-type="float">
            <text:p>45.9426315317</text:p>
          </table:table-cell>
          <table:table-cell table:formula="of:=1024/[.C118]" office:value-type="float" office:value="30.6284210211468" calcext:value-type="float">
            <text:p>30.6284210211</text:p>
          </table:table-cell>
          <table:table-cell table:formula="of:=[.F118]-[.G118]" office:value-type="float" office:value="15.3142105105734" calcext:value-type="float">
            <text:p>15.3142105106</text:p>
          </table:table-cell>
          <table:table-cell table:formula="of:=1/([.C118]/[.C103])" office:value-type="float" office:value="4.05539437083121" calcext:value-type="float">
            <text:p>4.0553943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307" calcext:value-type="float">
            <text:p>33.307</text:p>
          </table:table-cell>
          <table:table-cell office:value-type="float" office:value="2151" calcext:value-type="float">
            <text:p>2151</text:p>
          </table:table-cell>
          <table:table-cell table:formula="of:=[.D119]/[.C119]" office:value-type="float" office:value="64.581019005014" calcext:value-type="float">
            <text:p>64.581019005</text:p>
          </table:table-cell>
          <table:table-cell table:formula="of:=(128*4+1024)/[.C119]" office:value-type="float" office:value="46.1164319812652" calcext:value-type="float">
            <text:p>46.1164319813</text:p>
          </table:table-cell>
          <table:table-cell table:formula="of:=1024/[.C119]" office:value-type="float" office:value="30.7442879875101" calcext:value-type="float">
            <text:p>30.7442879875</text:p>
          </table:table-cell>
          <table:table-cell table:formula="of:=[.F119]-[.G119]" office:value-type="float" office:value="15.3721439937551" calcext:value-type="float">
            <text:p>15.3721439938</text:p>
          </table:table-cell>
          <table:table-cell table:formula="of:=1/([.C119]/[.C104])" office:value-type="float" office:value="3.97297865313598" calcext:value-type="float">
            <text:p>3.97297865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.445" calcext:value-type="float">
            <text:p>33.445</text:p>
          </table:table-cell>
          <table:table-cell office:value-type="float" office:value="2193" calcext:value-type="float">
            <text:p>2193</text:p>
          </table:table-cell>
          <table:table-cell table:formula="of:=[.D120]/[.C120]" office:value-type="float" office:value="65.5703393631335" calcext:value-type="float">
            <text:p>65.5703393631</text:p>
          </table:table-cell>
          <table:table-cell table:formula="of:=(128*4+1024)/[.C120]" office:value-type="float" office:value="45.9261474061893" calcext:value-type="float">
            <text:p>45.9261474062</text:p>
          </table:table-cell>
          <table:table-cell table:formula="of:=1024/[.C120]" office:value-type="float" office:value="30.6174316041262" calcext:value-type="float">
            <text:p>30.6174316041</text:p>
          </table:table-cell>
          <table:table-cell table:formula="of:=[.F120]-[.G120]" office:value-type="float" office:value="15.3087158020631" calcext:value-type="float">
            <text:p>15.3087158021</text:p>
          </table:table-cell>
          <table:table-cell table:formula="of:=1/([.C120]/[.C105])" office:value-type="float" office:value="3.95000747495889" calcext:value-type="float">
            <text:p>3.9500074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145" calcext:value-type="float">
            <text:p>27.145</text:p>
          </table:table-cell>
          <table:table-cell office:value-type="float" office:value="1616" calcext:value-type="float">
            <text:p>1616</text:p>
          </table:table-cell>
          <table:table-cell table:formula="of:=[.D121]/[.C121]" office:value-type="float" office:value="59.5321421993001" calcext:value-type="float">
            <text:p>59.5321421993</text:p>
          </table:table-cell>
          <table:table-cell table:formula="of:=(103*4+1024)/[.C121]" office:value-type="float" office:value="52.9010867563087" calcext:value-type="float">
            <text:p>52.9010867563</text:p>
          </table:table-cell>
          <table:table-cell table:formula="of:=1024/[.C121]" office:value-type="float" office:value="37.7233376312396" calcext:value-type="float">
            <text:p>37.7233376312</text:p>
          </table:table-cell>
          <table:table-cell table:formula="of:=[.F121]-[.G121]" office:value-type="float" office:value="15.1777491250691" calcext:value-type="float">
            <text:p>15.1777491251</text:p>
          </table:table-cell>
          <table:table-cell table:formula="of:=1/([.C121]/[.C101])" office:value-type="float" office:value="4.94009946583164" calcext:value-type="float">
            <text:p>4.9400994658</text:p>
          </table:table-cell>
          <table:table-cell/>
          <table:table-cell table:style-name="ce8" office:value-type="string" calcext:value-type="string">
            <text:p>4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816" calcext:value-type="float">
            <text:p>26.816</text:p>
          </table:table-cell>
          <table:table-cell office:value-type="float" office:value="1668" calcext:value-type="float">
            <text:p>1668</text:p>
          </table:table-cell>
          <table:table-cell table:formula="of:=[.D122]/[.C122]" office:value-type="float" office:value="62.2016706443914" calcext:value-type="float">
            <text:p>62.2016706444</text:p>
          </table:table-cell>
          <table:table-cell table:formula="of:=(103*4+1024)/[.C122]" office:value-type="float" office:value="53.5501193317422" calcext:value-type="float">
            <text:p>53.5501193317</text:p>
          </table:table-cell>
          <table:table-cell table:formula="of:=1024/[.C122]" office:value-type="float" office:value="38.1861575178998" calcext:value-type="float">
            <text:p>38.1861575179</text:p>
          </table:table-cell>
          <table:table-cell table:formula="of:=[.F122]-[.G122]" office:value-type="float" office:value="15.3639618138425" calcext:value-type="float">
            <text:p>15.3639618138</text:p>
          </table:table-cell>
          <table:table-cell table:formula="of:=1/([.C122]/[.C102])" office:value-type="float" office:value="5.01864558472554" calcext:value-type="float">
            <text:p>5.01864558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15" calcext:value-type="float">
            <text:p>26.915</text:p>
          </table:table-cell>
          <table:table-cell office:value-type="float" office:value="1654" calcext:value-type="float">
            <text:p>1654</text:p>
          </table:table-cell>
          <table:table-cell table:formula="of:=[.D123]/[.C123]" office:value-type="float" office:value="61.4527215307449" calcext:value-type="float">
            <text:p>61.4527215307</text:p>
          </table:table-cell>
          <table:table-cell table:formula="of:=(103*4+1024)/[.C123]" office:value-type="float" office:value="53.3531488017834" calcext:value-type="float">
            <text:p>53.3531488018</text:p>
          </table:table-cell>
          <table:table-cell table:formula="of:=1024/[.C123]" office:value-type="float" office:value="38.0456994241129" calcext:value-type="float">
            <text:p>38.0456994241</text:p>
          </table:table-cell>
          <table:table-cell table:formula="of:=[.F123]-[.G123]" office:value-type="float" office:value="15.3074493776704" calcext:value-type="float">
            <text:p>15.3074493777</text:p>
          </table:table-cell>
          <table:table-cell table:formula="of:=1/([.C123]/[.C103])" office:value-type="float" office:value="5.03748838937396" calcext:value-type="float">
            <text:p>5.03748838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622" calcext:value-type="float">
            <text:p>1622</text:p>
          </table:table-cell>
          <table:table-cell table:formula="of:=[.D124]/[.C124]" office:value-type="float" office:value="60.129749768304" calcext:value-type="float">
            <text:p>60.1297497683</text:p>
          </table:table-cell>
          <table:table-cell table:formula="of:=(103*4+1024)/[.C124]" office:value-type="float" office:value="53.2344763670065" calcext:value-type="float">
            <text:p>53.234476367</text:p>
          </table:table-cell>
          <table:table-cell table:formula="of:=1024/[.C124]" office:value-type="float" office:value="37.9610750695088" calcext:value-type="float">
            <text:p>37.9610750695</text:p>
          </table:table-cell>
          <table:table-cell table:formula="of:=[.F124]-[.G124]" office:value-type="float" office:value="15.2734012974977" calcext:value-type="float">
            <text:p>15.2734012975</text:p>
          </table:table-cell>
          <table:table-cell table:formula="of:=1/([.C124]/[.C104])" office:value-type="float" office:value="4.90557924003707" calcext:value-type="float">
            <text:p>4.905579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.996" calcext:value-type="float">
            <text:p>26.996</text:p>
          </table:table-cell>
          <table:table-cell office:value-type="float" office:value="1631" calcext:value-type="float">
            <text:p>1631</text:p>
          </table:table-cell>
          <table:table-cell table:formula="of:=[.D125]/[.C125]" office:value-type="float" office:value="60.4163579789599" calcext:value-type="float">
            <text:p>60.416357979</text:p>
          </table:table-cell>
          <table:table-cell table:formula="of:=(103*4+1024)/[.C125]" office:value-type="float" office:value="53.193065639354" calcext:value-type="float">
            <text:p>53.1930656394</text:p>
          </table:table-cell>
          <table:table-cell table:formula="of:=1024/[.C125]" office:value-type="float" office:value="37.9315454141354" calcext:value-type="float">
            <text:p>37.9315454141</text:p>
          </table:table-cell>
          <table:table-cell table:formula="of:=[.F125]-[.G125]" office:value-type="float" office:value="15.2615202252186" calcext:value-type="float">
            <text:p>15.2615202252</text:p>
          </table:table-cell>
          <table:table-cell table:formula="of:=1/([.C125]/[.C105])" office:value-type="float" office:value="4.89361386872129" calcext:value-type="float">
            <text:p>4.89361386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25" calcext:value-type="float">
            <text:p>22.525</text:p>
          </table:table-cell>
          <table:table-cell office:value-type="float" office:value="1279" calcext:value-type="float">
            <text:p>1279</text:p>
          </table:table-cell>
          <table:table-cell table:formula="of:=[.D126]/[.C126]" office:value-type="float" office:value="56.7813540510544" calcext:value-type="float">
            <text:p>56.7813540511</text:p>
          </table:table-cell>
          <table:table-cell table:formula="of:=(86*4+1024)/[.C126]" office:value-type="float" office:value="60.7325194228635" calcext:value-type="float">
            <text:p>60.7325194229</text:p>
          </table:table-cell>
          <table:table-cell table:formula="of:=1024/[.C126]" office:value-type="float" office:value="45.4605993340733" calcext:value-type="float">
            <text:p>45.4605993341</text:p>
          </table:table-cell>
          <table:table-cell table:formula="of:=[.F126]-[.G126]" office:value-type="float" office:value="15.2719200887902" calcext:value-type="float">
            <text:p>15.2719200888</text:p>
          </table:table-cell>
          <table:table-cell table:formula="of:=1/([.C126]/[.C101])" office:value-type="float" office:value="5.95334073251942" calcext:value-type="float">
            <text:p>5.95334073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741" calcext:value-type="float">
            <text:p>22.741</text:p>
          </table:table-cell>
          <table:table-cell office:value-type="float" office:value="1340" calcext:value-type="float">
            <text:p>1340</text:p>
          </table:table-cell>
          <table:table-cell table:formula="of:=[.D127]/[.C127]" office:value-type="float" office:value="58.9244096565674" calcext:value-type="float">
            <text:p>58.9244096566</text:p>
          </table:table-cell>
          <table:table-cell table:formula="of:=(86*4+1024)/[.C127]" office:value-type="float" office:value="60.1556659777494" calcext:value-type="float">
            <text:p>60.1556659777</text:p>
          </table:table-cell>
          <table:table-cell table:formula="of:=1024/[.C127]" office:value-type="float" office:value="45.0288026032277" calcext:value-type="float">
            <text:p>45.0288026032</text:p>
          </table:table-cell>
          <table:table-cell table:formula="of:=[.F127]-[.G127]" office:value-type="float" office:value="15.1268633745218" calcext:value-type="float">
            <text:p>15.1268633745</text:p>
          </table:table-cell>
          <table:table-cell table:formula="of:=1/([.C127]/[.C102])" office:value-type="float" office:value="5.91794556088123" calcext:value-type="float">
            <text:p>5.91794556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777" calcext:value-type="float">
            <text:p>22.777</text:p>
          </table:table-cell>
          <table:table-cell office:value-type="float" office:value="1291" calcext:value-type="float">
            <text:p>1291</text:p>
          </table:table-cell>
          <table:table-cell table:formula="of:=[.D128]/[.C128]" office:value-type="float" office:value="56.6799841945823" calcext:value-type="float">
            <text:p>56.6799841946</text:p>
          </table:table-cell>
          <table:table-cell table:formula="of:=(86*4+1024)/[.C128]" office:value-type="float" office:value="60.0605874346929" calcext:value-type="float">
            <text:p>60.0605874347</text:p>
          </table:table-cell>
          <table:table-cell table:formula="of:=1024/[.C128]" office:value-type="float" office:value="44.9576326996532" calcext:value-type="float">
            <text:p>44.9576326997</text:p>
          </table:table-cell>
          <table:table-cell table:formula="of:=[.F128]-[.G128]" office:value-type="float" office:value="15.1029547350397" calcext:value-type="float">
            <text:p>15.102954735</text:p>
          </table:table-cell>
          <table:table-cell table:formula="of:=1/([.C128]/[.C103])" office:value-type="float" office:value="5.95267155463845" calcext:value-type="float">
            <text:p>5.952671554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45" calcext:value-type="float">
            <text:p>22.545</text:p>
          </table:table-cell>
          <table:table-cell office:value-type="float" office:value="1266" calcext:value-type="float">
            <text:p>1266</text:p>
          </table:table-cell>
          <table:table-cell table:formula="of:=[.D129]/[.C129]" office:value-type="float" office:value="56.1543579507651" calcext:value-type="float">
            <text:p>56.1543579508</text:p>
          </table:table-cell>
          <table:table-cell table:formula="of:=(86*4+1024)/[.C129]" office:value-type="float" office:value="60.6786427145709" calcext:value-type="float">
            <text:p>60.6786427146</text:p>
          </table:table-cell>
          <table:table-cell table:formula="of:=1024/[.C129]" office:value-type="float" office:value="45.4202705699712" calcext:value-type="float">
            <text:p>45.42027057</text:p>
          </table:table-cell>
          <table:table-cell table:formula="of:=[.F129]-[.G129]" office:value-type="float" office:value="15.2583721445997" calcext:value-type="float">
            <text:p>15.2583721446</text:p>
          </table:table-cell>
          <table:table-cell table:formula="of:=1/([.C129]/[.C104])" office:value-type="float" office:value="5.86950543357729" calcext:value-type="float">
            <text:p>5.86950543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.584" calcext:value-type="float">
            <text:p>22.584</text:p>
          </table:table-cell>
          <table:table-cell office:value-type="float" office:value="1325" calcext:value-type="float">
            <text:p>1325</text:p>
          </table:table-cell>
          <table:table-cell table:formula="of:=[.D130]/[.C130]" office:value-type="float" office:value="58.669854764435" calcext:value-type="float">
            <text:p>58.6698547644</text:p>
          </table:table-cell>
          <table:table-cell table:formula="of:=(86*4+1024)/[.C130]" office:value-type="float" office:value="60.5738575982997" calcext:value-type="float">
            <text:p>60.5738575983</text:p>
          </table:table-cell>
          <table:table-cell table:formula="of:=1024/[.C130]" office:value-type="float" office:value="45.3418349273822" calcext:value-type="float">
            <text:p>45.3418349274</text:p>
          </table:table-cell>
          <table:table-cell table:formula="of:=[.F130]-[.G130]" office:value-type="float" office:value="15.2320226709175" calcext:value-type="float">
            <text:p>15.2320226709</text:p>
          </table:table-cell>
          <table:table-cell table:formula="of:=1/([.C130]/[.C105])" office:value-type="float" office:value="5.84962805526036" calcext:value-type="float">
            <text:p>5.84962805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  <table:table-cell office:value-type="float" office:value="1083" calcext:value-type="float">
            <text:p>1083</text:p>
          </table:table-cell>
          <table:table-cell table:formula="of:=[.D131]/[.C131]" office:value-type="float" office:value="55.6955515556698" calcext:value-type="float">
            <text:p>55.6955515557</text:p>
          </table:table-cell>
          <table:table-cell table:formula="of:=(74*4+1024)/[.C131]" office:value-type="float" office:value="67.8837747492929" calcext:value-type="float">
            <text:p>67.8837747493</text:p>
          </table:table-cell>
          <table:table-cell table:formula="of:=1024/[.C131]" office:value-type="float" office:value="52.6613525327848" calcext:value-type="float">
            <text:p>52.6613525328</text:p>
          </table:table-cell>
          <table:table-cell table:formula="of:=[.F131]-[.G131]" office:value-type="float" office:value="15.2224222165081" calcext:value-type="float">
            <text:p>15.2224222165</text:p>
          </table:table-cell>
          <table:table-cell table:formula="of:=1/([.C131]/[.C101])" office:value-type="float" office:value="6.89632296220108" calcext:value-type="float">
            <text:p>6.89632296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435" calcext:value-type="float">
            <text:p>19.435</text:p>
          </table:table-cell>
          <table:table-cell office:value-type="float" office:value="1066" calcext:value-type="float">
            <text:p>1066</text:p>
          </table:table-cell>
          <table:table-cell table:formula="of:=[.D132]/[.C132]" office:value-type="float" office:value="54.8494983277592" calcext:value-type="float">
            <text:p>54.8494983278</text:p>
          </table:table-cell>
          <table:table-cell table:formula="of:=(74*4+1024)/[.C132]" office:value-type="float" office:value="67.9187033702084" calcext:value-type="float">
            <text:p>67.9187033702</text:p>
          </table:table-cell>
          <table:table-cell table:formula="of:=1024/[.C132]" office:value-type="float" office:value="52.6884486750708" calcext:value-type="float">
            <text:p>52.6884486751</text:p>
          </table:table-cell>
          <table:table-cell table:formula="of:=[.F132]-[.G132]" office:value-type="float" office:value="15.2302546951376" calcext:value-type="float">
            <text:p>15.2302546951</text:p>
          </table:table-cell>
          <table:table-cell table:formula="of:=1/([.C132]/[.C102])" office:value-type="float" office:value="6.9246205299717" calcext:value-type="float">
            <text:p>6.924620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385" calcext:value-type="float">
            <text:p>19.385</text:p>
          </table:table-cell>
          <table:table-cell office:value-type="float" office:value="1043" calcext:value-type="float">
            <text:p>1043</text:p>
          </table:table-cell>
          <table:table-cell table:formula="of:=[.D133]/[.C133]" office:value-type="float" office:value="53.8044880061903" calcext:value-type="float">
            <text:p>53.8044880062</text:p>
          </table:table-cell>
          <table:table-cell table:formula="of:=(74*4+1024)/[.C133]" office:value-type="float" office:value="68.0938870260511" calcext:value-type="float">
            <text:p>68.0938870261</text:p>
          </table:table-cell>
          <table:table-cell table:formula="of:=1024/[.C133]" office:value-type="float" office:value="52.8243487232396" calcext:value-type="float">
            <text:p>52.8243487232</text:p>
          </table:table-cell>
          <table:table-cell table:formula="of:=[.F133]-[.G133]" office:value-type="float" office:value="15.2695383028114" calcext:value-type="float">
            <text:p>15.2695383028</text:p>
          </table:table-cell>
          <table:table-cell table:formula="of:=1/([.C133]/[.C103])" office:value-type="float" office:value="6.99427392313645" calcext:value-type="float">
            <text:p>6.99427392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566" calcext:value-type="float">
            <text:p>19.566</text:p>
          </table:table-cell>
          <table:table-cell office:value-type="float" office:value="998" calcext:value-type="float">
            <text:p>998</text:p>
          </table:table-cell>
          <table:table-cell table:formula="of:=[.D134]/[.C134]" office:value-type="float" office:value="51.0068486149443" calcext:value-type="float">
            <text:p>51.0068486149</text:p>
          </table:table-cell>
          <table:table-cell table:formula="of:=(74*4+1024)/[.C134]" office:value-type="float" office:value="67.4639681079424" calcext:value-type="float">
            <text:p>67.4639681079</text:p>
          </table:table-cell>
          <table:table-cell table:formula="of:=1024/[.C134]" office:value-type="float" office:value="52.3356843504038" calcext:value-type="float">
            <text:p>52.3356843504</text:p>
          </table:table-cell>
          <table:table-cell table:formula="of:=[.F134]-[.G134]" office:value-type="float" office:value="15.1282837575386" calcext:value-type="float">
            <text:p>15.1282837575</text:p>
          </table:table-cell>
          <table:table-cell table:formula="of:=1/([.C134]/[.C104])" office:value-type="float" office:value="6.76316058468773" calcext:value-type="float">
            <text:p>6.76316058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.385" calcext:value-type="float">
            <text:p>19.385</text:p>
          </table:table-cell>
          <table:table-cell office:value-type="float" office:value="1045" calcext:value-type="float">
            <text:p>1045</text:p>
          </table:table-cell>
          <table:table-cell table:formula="of:=[.D135]/[.C135]" office:value-type="float" office:value="53.9076605622904" calcext:value-type="float">
            <text:p>53.9076605623</text:p>
          </table:table-cell>
          <table:table-cell table:formula="of:=(74*4+1024)/[.C135]" office:value-type="float" office:value="68.0938870260511" calcext:value-type="float">
            <text:p>68.0938870261</text:p>
          </table:table-cell>
          <table:table-cell table:formula="of:=1024/[.C135]" office:value-type="float" office:value="52.8243487232396" calcext:value-type="float">
            <text:p>52.8243487232</text:p>
          </table:table-cell>
          <table:table-cell table:formula="of:=[.F135]-[.G135]" office:value-type="float" office:value="15.2695383028114" calcext:value-type="float">
            <text:p>15.2695383028</text:p>
          </table:table-cell>
          <table:table-cell table:formula="of:=1/([.C135]/[.C105])" office:value-type="float" office:value="6.81496002063451" calcext:value-type="float">
            <text:p>6.81496002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.895" calcext:value-type="float">
            <text:p>16.895</text:p>
          </table:table-cell>
          <table:table-cell office:value-type="float" office:value="829" calcext:value-type="float">
            <text:p>829</text:p>
          </table:table-cell>
          <table:table-cell table:formula="of:=[.D136]/[.C136]" office:value-type="float" office:value="49.0677715300385" calcext:value-type="float">
            <text:p>49.06777153</text:p>
          </table:table-cell>
          <table:table-cell table:formula="of:=(64*4+1024)/[.C136]" office:value-type="float" office:value="75.7620597810003" calcext:value-type="float">
            <text:p>75.762059781</text:p>
          </table:table-cell>
          <table:table-cell table:formula="of:=1024/[.C136]" office:value-type="float" office:value="60.6096478248002" calcext:value-type="float">
            <text:p>60.6096478248</text:p>
          </table:table-cell>
          <table:table-cell table:formula="of:=[.F136]-[.G136]" office:value-type="float" office:value="15.1524119562001" calcext:value-type="float">
            <text:p>15.1524119562</text:p>
          </table:table-cell>
          <table:table-cell table:formula="of:=1/([.C136]/[.C101])" office:value-type="float" office:value="7.93720035513465" calcext:value-type="float">
            <text:p>7.93720035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85" calcext:value-type="float">
            <text:p>16.985</text:p>
          </table:table-cell>
          <table:table-cell office:value-type="float" office:value="848" calcext:value-type="float">
            <text:p>848</text:p>
          </table:table-cell>
          <table:table-cell table:formula="of:=[.D137]/[.C137]" office:value-type="float" office:value="49.9264056520459" calcext:value-type="float">
            <text:p>49.926405652</text:p>
          </table:table-cell>
          <table:table-cell table:formula="of:=(64*4+1024)/[.C137]" office:value-type="float" office:value="75.360612304975" calcext:value-type="float">
            <text:p>75.360612305</text:p>
          </table:table-cell>
          <table:table-cell table:formula="of:=1024/[.C137]" office:value-type="float" office:value="60.28848984398" calcext:value-type="float">
            <text:p>60.288489844</text:p>
          </table:table-cell>
          <table:table-cell table:formula="of:=[.F137]-[.G137]" office:value-type="float" office:value="15.072122460995" calcext:value-type="float">
            <text:p>15.072122461</text:p>
          </table:table-cell>
          <table:table-cell table:formula="of:=1/([.C137]/[.C102])" office:value-type="float" office:value="7.92346187812776" calcext:value-type="float">
            <text:p>7.92346187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902" calcext:value-type="float">
            <text:p>16.902</text:p>
          </table:table-cell>
          <table:table-cell office:value-type="float" office:value="861" calcext:value-type="float">
            <text:p>861</text:p>
          </table:table-cell>
          <table:table-cell table:formula="of:=[.D138]/[.C138]" office:value-type="float" office:value="50.9407170749024" calcext:value-type="float">
            <text:p>50.9407170749</text:p>
          </table:table-cell>
          <table:table-cell table:formula="of:=(64*4+1024)/[.C138]" office:value-type="float" office:value="75.7306827594367" calcext:value-type="float">
            <text:p>75.7306827594</text:p>
          </table:table-cell>
          <table:table-cell table:formula="of:=1024/[.C138]" office:value-type="float" office:value="60.5845462075494" calcext:value-type="float">
            <text:p>60.5845462075</text:p>
          </table:table-cell>
          <table:table-cell table:formula="of:=[.F138]-[.G138]" office:value-type="float" office:value="15.1461365518873" calcext:value-type="float">
            <text:p>15.1461365519</text:p>
          </table:table-cell>
          <table:table-cell table:formula="of:=1/([.C138]/[.C103])" office:value-type="float" office:value="8.02177257129334" calcext:value-type="float">
            <text:p>8.02177257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894" calcext:value-type="float">
            <text:p>894</text:p>
          </table:table-cell>
          <table:table-cell table:formula="of:=[.D139]/[.C139]" office:value-type="float" office:value="53.0406407594186" calcext:value-type="float">
            <text:p>53.0406407594</text:p>
          </table:table-cell>
          <table:table-cell table:formula="of:=(64*4+1024)/[.C139]" office:value-type="float" office:value="75.9418570157223" calcext:value-type="float">
            <text:p>75.9418570157</text:p>
          </table:table-cell>
          <table:table-cell table:formula="of:=1024/[.C139]" office:value-type="float" office:value="60.7534856125779" calcext:value-type="float">
            <text:p>60.7534856126</text:p>
          </table:table-cell>
          <table:table-cell table:formula="of:=[.F139]-[.G139]" office:value-type="float" office:value="15.1883714031445" calcext:value-type="float">
            <text:p>15.1883714031</text:p>
          </table:table-cell>
          <table:table-cell table:formula="of:=1/([.C139]/[.C104])" office:value-type="float" office:value="7.85096410560664" calcext:value-type="float">
            <text:p>7.85096410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.865" calcext:value-type="float">
            <text:p>16.865</text:p>
          </table:table-cell>
          <table:table-cell office:value-type="float" office:value="870" calcext:value-type="float">
            <text:p>870</text:p>
          </table:table-cell>
          <table:table-cell table:formula="of:=[.D140]/[.C140]" office:value-type="float" office:value="51.586125111177" calcext:value-type="float">
            <text:p>51.5861251112</text:p>
          </table:table-cell>
          <table:table-cell table:formula="of:=(64*4+1024)/[.C140]" office:value-type="float" office:value="75.8968277497777" calcext:value-type="float">
            <text:p>75.8968277498</text:p>
          </table:table-cell>
          <table:table-cell table:formula="of:=1024/[.C140]" office:value-type="float" office:value="60.7174621998221" calcext:value-type="float">
            <text:p>60.7174621998</text:p>
          </table:table-cell>
          <table:table-cell table:formula="of:=[.F140]-[.G140]" office:value-type="float" office:value="15.1793655499555" calcext:value-type="float">
            <text:p>15.17936555</text:p>
          </table:table-cell>
          <table:table-cell table:formula="of:=1/([.C140]/[.C105])" office:value-type="float" office:value="7.83326415653721" calcext:value-type="float">
            <text:p>7.8332641565</text:p>
          </table:table-cell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40.609" calcext:value-type="float">
            <text:p>140.609</text:p>
          </table:table-cell>
          <table:table-cell office:value-type="float" office:value="8966" calcext:value-type="float">
            <text:p>8966</text:p>
          </table:table-cell>
          <table:table-cell table:formula="of:=[.D151]/[.C151]" office:value-type="float" office:value="63.7654773165302" calcext:value-type="float">
            <text:p>63.7654773165</text:p>
          </table:table-cell>
          <table:table-cell table:formula="of:=(512*4+1024)/[.C151]" office:value-type="float" office:value="21.8478191296432" calcext:value-type="float">
            <text:p>21.8478191296</text:p>
          </table:table-cell>
          <table:table-cell table:formula="of:=1024/[.C151]" office:value-type="float" office:value="7.28260637654773" calcext:value-type="float">
            <text:p>7.2826063765</text:p>
          </table:table-cell>
          <table:table-cell table:formula="of:=[.F151]-[.G151]" office:value-type="float" office:value="14.5652127530955" calcext:value-type="float">
            <text:p>14.5652127531</text:p>
          </table:table-cell>
          <table:table-cell table:formula="of:=1/([.C151]/[.C1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0.759" calcext:value-type="float">
            <text:p>140.759</text:p>
          </table:table-cell>
          <table:table-cell office:value-type="float" office:value="8182" calcext:value-type="float">
            <text:p>8182</text:p>
          </table:table-cell>
          <table:table-cell table:formula="of:=[.D152]/[.C152]" office:value-type="float" office:value="58.127721850823" calcext:value-type="float">
            <text:p>58.1277218508</text:p>
          </table:table-cell>
          <table:table-cell table:formula="of:=(512*4+1024)/[.C152]" office:value-type="float" office:value="21.8245369745451" calcext:value-type="float">
            <text:p>21.8245369745</text:p>
          </table:table-cell>
          <table:table-cell table:formula="of:=1024/[.C152]" office:value-type="float" office:value="7.27484565818172" calcext:value-type="float">
            <text:p>7.2748456582</text:p>
          </table:table-cell>
          <table:table-cell table:formula="of:=[.F152]-[.G152]" office:value-type="float" office:value="14.5496913163634" calcext:value-type="float">
            <text:p>14.5496913164</text:p>
          </table:table-cell>
          <table:table-cell table:formula="of:=1/([.C152]/[.C1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37.869" calcext:value-type="float">
            <text:p>137.869</text:p>
          </table:table-cell>
          <table:table-cell office:value-type="float" office:value="7283" calcext:value-type="float">
            <text:p>7283</text:p>
          </table:table-cell>
          <table:table-cell table:formula="of:=[.D153]/[.C153]" office:value-type="float" office:value="52.8255082723455" calcext:value-type="float">
            <text:p>52.8255082723</text:p>
          </table:table-cell>
          <table:table-cell table:formula="of:=(512*4+1024)/[.C153]" office:value-type="float" office:value="22.2820213390973" calcext:value-type="float">
            <text:p>22.2820213391</text:p>
          </table:table-cell>
          <table:table-cell table:formula="of:=1024/[.C153]" office:value-type="float" office:value="7.42734044636575" calcext:value-type="float">
            <text:p>7.4273404464</text:p>
          </table:table-cell>
          <table:table-cell table:formula="of:=[.F153]-[.G153]" office:value-type="float" office:value="14.8546808927315" calcext:value-type="float">
            <text:p>14.8546808927</text:p>
          </table:table-cell>
          <table:table-cell table:formula="of:=1/([.C153]/[.C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9.759" calcext:value-type="float">
            <text:p>139.759</text:p>
          </table:table-cell>
          <table:table-cell office:value-type="float" office:value="8067" calcext:value-type="float">
            <text:p>8067</text:p>
          </table:table-cell>
          <table:table-cell table:formula="of:=[.D154]/[.C154]" office:value-type="float" office:value="57.7207907898597" calcext:value-type="float">
            <text:p>57.7207907899</text:p>
          </table:table-cell>
          <table:table-cell table:formula="of:=(512*4+1024)/[.C154]" office:value-type="float" office:value="21.980695339835" calcext:value-type="float">
            <text:p>21.9806953398</text:p>
          </table:table-cell>
          <table:table-cell table:formula="of:=1024/[.C154]" office:value-type="float" office:value="7.32689844661167" calcext:value-type="float">
            <text:p>7.3268984466</text:p>
          </table:table-cell>
          <table:table-cell table:formula="of:=[.F154]-[.G154]" office:value-type="float" office:value="14.6537968932233" calcext:value-type="float">
            <text:p>14.6537968932</text:p>
          </table:table-cell>
          <table:table-cell table:formula="of:=1/([.C154]/[.C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.345" calcext:value-type="float">
            <text:p>141.345</text:p>
          </table:table-cell>
          <table:table-cell office:value-type="float" office:value="9614" calcext:value-type="float">
            <text:p>9614</text:p>
          </table:table-cell>
          <table:table-cell table:formula="of:=[.D155]/[.C155]" office:value-type="float" office:value="68.0179702147228" calcext:value-type="float">
            <text:p>68.0179702147</text:p>
          </table:table-cell>
          <table:table-cell table:formula="of:=(512*4+1024)/[.C155]" office:value-type="float" office:value="21.7340549718773" calcext:value-type="float">
            <text:p>21.7340549719</text:p>
          </table:table-cell>
          <table:table-cell table:formula="of:=1024/[.C155]" office:value-type="float" office:value="7.24468499062577" calcext:value-type="float">
            <text:p>7.2446849906</text:p>
          </table:table-cell>
          <table:table-cell table:formula="of:=[.F155]-[.G155]" office:value-type="float" office:value="14.4893699812515" calcext:value-type="float">
            <text:p>14.4893699813</text:p>
          </table:table-cell>
          <table:table-cell table:formula="of:=1/([.C155]/[.C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.677" calcext:value-type="float">
            <text:p>70.677</text:p>
          </table:table-cell>
          <table:table-cell office:value-type="float" office:value="4286" calcext:value-type="float">
            <text:p>4286</text:p>
          </table:table-cell>
          <table:table-cell table:formula="of:=[.D156]/[.C156]" office:value-type="float" office:value="60.6420759228603" calcext:value-type="float">
            <text:p>60.6420759229</text:p>
          </table:table-cell>
          <table:table-cell table:formula="of:=(256*4+1024)/[.C156]" office:value-type="float" office:value="28.9768948880117" calcext:value-type="float">
            <text:p>28.976894888</text:p>
          </table:table-cell>
          <table:table-cell table:formula="of:=1024/[.C156]" office:value-type="float" office:value="14.4884474440058" calcext:value-type="float">
            <text:p>14.488447444</text:p>
          </table:table-cell>
          <table:table-cell table:formula="of:=[.F156]-[.G156]" office:value-type="float" office:value="14.4884474440058" calcext:value-type="float">
            <text:p>14.488447444</text:p>
          </table:table-cell>
          <table:table-cell table:formula="of:=1/([.C156]/[.C151])" office:value-type="float" office:value="1.98945908852951" calcext:value-type="float">
            <text:p>1.98945908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0.872" calcext:value-type="float">
            <text:p>70.872</text:p>
          </table:table-cell>
          <table:table-cell office:value-type="float" office:value="4322" calcext:value-type="float">
            <text:p>4322</text:p>
          </table:table-cell>
          <table:table-cell table:formula="of:=[.D157]/[.C157]" office:value-type="float" office:value="60.9831809459307" calcext:value-type="float">
            <text:p>60.9831809459</text:p>
          </table:table-cell>
          <table:table-cell table:formula="of:=(256*4+1024)/[.C157]" office:value-type="float" office:value="28.8971667231064" calcext:value-type="float">
            <text:p>28.8971667231</text:p>
          </table:table-cell>
          <table:table-cell table:formula="of:=1024/[.C157]" office:value-type="float" office:value="14.4485833615532" calcext:value-type="float">
            <text:p>14.4485833616</text:p>
          </table:table-cell>
          <table:table-cell table:formula="of:=[.F157]-[.G157]" office:value-type="float" office:value="14.4485833615532" calcext:value-type="float">
            <text:p>14.4485833616</text:p>
          </table:table-cell>
          <table:table-cell table:formula="of:=1/([.C157]/[.C152])" office:value-type="float" office:value="1.98610170448132" calcext:value-type="float">
            <text:p>1.98610170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9.532" calcext:value-type="float">
            <text:p>69.532</text:p>
          </table:table-cell>
          <table:table-cell office:value-type="float" office:value="3769" calcext:value-type="float">
            <text:p>3769</text:p>
          </table:table-cell>
          <table:table-cell table:formula="of:=[.D158]/[.C158]" office:value-type="float" office:value="54.2052580107001" calcext:value-type="float">
            <text:p>54.2052580107</text:p>
          </table:table-cell>
          <table:table-cell table:formula="of:=(256*4+1024)/[.C158]" office:value-type="float" office:value="29.4540643157107" calcext:value-type="float">
            <text:p>29.4540643157</text:p>
          </table:table-cell>
          <table:table-cell table:formula="of:=1024/[.C158]" office:value-type="float" office:value="14.7270321578554" calcext:value-type="float">
            <text:p>14.7270321579</text:p>
          </table:table-cell>
          <table:table-cell table:formula="of:=[.F158]-[.G158]" office:value-type="float" office:value="14.7270321578554" calcext:value-type="float">
            <text:p>14.7270321579</text:p>
          </table:table-cell>
          <table:table-cell table:formula="of:=1/([.C158]/[.C153])" office:value-type="float" office:value="1.98281366852672" calcext:value-type="float">
            <text:p>1.98281366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1.256" calcext:value-type="float">
            <text:p>71.256</text:p>
          </table:table-cell>
          <table:table-cell office:value-type="float" office:value="4424" calcext:value-type="float">
            <text:p>4424</text:p>
          </table:table-cell>
          <table:table-cell table:formula="of:=[.D159]/[.C159]" office:value-type="float" office:value="62.0859997754575" calcext:value-type="float">
            <text:p>62.0859997755</text:p>
          </table:table-cell>
          <table:table-cell table:formula="of:=(256*4+1024)/[.C159]" office:value-type="float" office:value="28.7414393173908" calcext:value-type="float">
            <text:p>28.7414393174</text:p>
          </table:table-cell>
          <table:table-cell table:formula="of:=1024/[.C159]" office:value-type="float" office:value="14.3707196586954" calcext:value-type="float">
            <text:p>14.3707196587</text:p>
          </table:table-cell>
          <table:table-cell table:formula="of:=[.F159]-[.G159]" office:value-type="float" office:value="14.3707196586954" calcext:value-type="float">
            <text:p>14.3707196587</text:p>
          </table:table-cell>
          <table:table-cell table:formula="of:=1/([.C159]/[.C154])" office:value-type="float" office:value="1.96136465701134" calcext:value-type="float">
            <text:p>1.9613646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.636" calcext:value-type="float">
            <text:p>66.636</text:p>
          </table:table-cell>
          <table:table-cell office:value-type="float" office:value="4323" calcext:value-type="float">
            <text:p>4323</text:p>
          </table:table-cell>
          <table:table-cell table:formula="of:=[.D160]/[.C160]" office:value-type="float" office:value="64.8748424275167" calcext:value-type="float">
            <text:p>64.8748424275</text:p>
          </table:table-cell>
          <table:table-cell table:formula="of:=(256*4+1024)/[.C160]" office:value-type="float" office:value="30.7341377033435" calcext:value-type="float">
            <text:p>30.7341377033</text:p>
          </table:table-cell>
          <table:table-cell table:formula="of:=1024/[.C160]" office:value-type="float" office:value="15.3670688516718" calcext:value-type="float">
            <text:p>15.3670688517</text:p>
          </table:table-cell>
          <table:table-cell table:formula="of:=[.F160]-[.G160]" office:value-type="float" office:value="15.3670688516718" calcext:value-type="float">
            <text:p>15.3670688517</text:p>
          </table:table-cell>
          <table:table-cell table:formula="of:=1/([.C160]/[.C155])" office:value-type="float" office:value="2.12115072933549" calcext:value-type="float">
            <text:p>2.12115072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.476" calcext:value-type="float">
            <text:p>44.476</text:p>
          </table:table-cell>
          <table:table-cell office:value-type="float" office:value="2823" calcext:value-type="float">
            <text:p>2823</text:p>
          </table:table-cell>
          <table:table-cell table:formula="of:=[.D161]/[.C161]" office:value-type="float" office:value="63.4724345714543" calcext:value-type="float">
            <text:p>63.4724345715</text:p>
          </table:table-cell>
          <table:table-cell table:formula="of:=(171*4+1024)/[.C161]" office:value-type="float" office:value="38.4027340588182" calcext:value-type="float">
            <text:p>38.4027340588</text:p>
          </table:table-cell>
          <table:table-cell table:formula="of:=1024/[.C161]" office:value-type="float" office:value="23.0236532062236" calcext:value-type="float">
            <text:p>23.0236532062</text:p>
          </table:table-cell>
          <table:table-cell table:formula="of:=[.F161]-[.G161]" office:value-type="float" office:value="15.3790808525947" calcext:value-type="float">
            <text:p>15.3790808526</text:p>
          </table:table-cell>
          <table:table-cell table:formula="of:=1/([.C161]/[.C151])" office:value-type="float" office:value="3.16145786491591" calcext:value-type="float">
            <text:p>3.16145786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.396" calcext:value-type="float">
            <text:p>44.396</text:p>
          </table:table-cell>
          <table:table-cell office:value-type="float" office:value="2800" calcext:value-type="float">
            <text:p>2800</text:p>
          </table:table-cell>
          <table:table-cell table:formula="of:=[.D162]/[.C162]" office:value-type="float" office:value="63.0687449319758" calcext:value-type="float">
            <text:p>63.068744932</text:p>
          </table:table-cell>
          <table:table-cell table:formula="of:=(171*4+1024)/[.C162]" office:value-type="float" office:value="38.4719344085053" calcext:value-type="float">
            <text:p>38.4719344085</text:p>
          </table:table-cell>
          <table:table-cell table:formula="of:=1024/[.C162]" office:value-type="float" office:value="23.065141003694" calcext:value-type="float">
            <text:p>23.0651410037</text:p>
          </table:table-cell>
          <table:table-cell table:formula="of:=[.F162]-[.G162]" office:value-type="float" office:value="15.4067934048112" calcext:value-type="float">
            <text:p>15.4067934048</text:p>
          </table:table-cell>
          <table:table-cell table:formula="of:=1/([.C162]/[.C152])" office:value-type="float" office:value="3.17053338138571" calcext:value-type="float">
            <text:p>3.17053338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8.4" calcext:value-type="float">
            <text:p>48.4</text:p>
          </table:table-cell>
          <table:table-cell office:value-type="float" office:value="2328" calcext:value-type="float">
            <text:p>2328</text:p>
          </table:table-cell>
          <table:table-cell table:formula="of:=[.D163]/[.C163]" office:value-type="float" office:value="48.099173553719" calcext:value-type="float">
            <text:p>48.0991735537</text:p>
          </table:table-cell>
          <table:table-cell table:formula="of:=(171*4+1024)/[.C163]" office:value-type="float" office:value="35.2892561983471" calcext:value-type="float">
            <text:p>35.2892561983</text:p>
          </table:table-cell>
          <table:table-cell table:formula="of:=1024/[.C163]" office:value-type="float" office:value="21.1570247933884" calcext:value-type="float">
            <text:p>21.1570247934</text:p>
          </table:table-cell>
          <table:table-cell table:formula="of:=[.F163]-[.G163]" office:value-type="float" office:value="14.1322314049587" calcext:value-type="float">
            <text:p>14.132231405</text:p>
          </table:table-cell>
          <table:table-cell table:formula="of:=1/([.C163]/[.C153])" office:value-type="float" office:value="2.84853305785124" calcext:value-type="float">
            <text:p>2.84853305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.116" calcext:value-type="float">
            <text:p>47.116</text:p>
          </table:table-cell>
          <table:table-cell office:value-type="float" office:value="2644" calcext:value-type="float">
            <text:p>2644</text:p>
          </table:table-cell>
          <table:table-cell table:formula="of:=[.D164]/[.C164]" office:value-type="float" office:value="56.1168180660498" calcext:value-type="float">
            <text:p>56.116818066</text:p>
          </table:table-cell>
          <table:table-cell table:formula="of:=(171*4+1024)/[.C164]" office:value-type="float" office:value="36.2509550895662" calcext:value-type="float">
            <text:p>36.2509550896</text:p>
          </table:table-cell>
          <table:table-cell table:formula="of:=1024/[.C164]" office:value-type="float" office:value="21.7335936836743" calcext:value-type="float">
            <text:p>21.7335936837</text:p>
          </table:table-cell>
          <table:table-cell table:formula="of:=[.F164]-[.G164]" office:value-type="float" office:value="14.5173614058918" calcext:value-type="float">
            <text:p>14.5173614059</text:p>
          </table:table-cell>
          <table:table-cell table:formula="of:=1/([.C164]/[.C154])" office:value-type="float" office:value="2.96627472620766" calcext:value-type="float">
            <text:p>2.96627472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.906" calcext:value-type="float">
            <text:p>46.906</text:p>
          </table:table-cell>
          <table:table-cell office:value-type="float" office:value="2329" calcext:value-type="float">
            <text:p>2329</text:p>
          </table:table-cell>
          <table:table-cell table:formula="of:=[.D165]/[.C165]" office:value-type="float" office:value="49.6524964823264" calcext:value-type="float">
            <text:p>49.6524964823</text:p>
          </table:table-cell>
          <table:table-cell table:formula="of:=(171*4+1024)/[.C165]" office:value-type="float" office:value="36.4132520359869" calcext:value-type="float">
            <text:p>36.413252036</text:p>
          </table:table-cell>
          <table:table-cell table:formula="of:=1024/[.C165]" office:value-type="float" office:value="21.8308958342216" calcext:value-type="float">
            <text:p>21.8308958342</text:p>
          </table:table-cell>
          <table:table-cell table:formula="of:=[.F165]-[.G165]" office:value-type="float" office:value="14.5823562017652" calcext:value-type="float">
            <text:p>14.5823562018</text:p>
          </table:table-cell>
          <table:table-cell table:formula="of:=1/([.C165]/[.C155])" office:value-type="float" office:value="3.01336715985162" calcext:value-type="float">
            <text:p>3.0133671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.966" calcext:value-type="float">
            <text:p>35.966</text:p>
          </table:table-cell>
          <table:table-cell office:value-type="float" office:value="1581" calcext:value-type="float">
            <text:p>1581</text:p>
          </table:table-cell>
          <table:table-cell table:formula="of:=[.D166]/[.C166]" office:value-type="float" office:value="43.9581827281321" calcext:value-type="float">
            <text:p>43.9581827281</text:p>
          </table:table-cell>
          <table:table-cell table:formula="of:=(128*4+1024)/[.C166]" office:value-type="float" office:value="42.7070010565534" calcext:value-type="float">
            <text:p>42.7070010566</text:p>
          </table:table-cell>
          <table:table-cell table:formula="of:=1024/[.C166]" office:value-type="float" office:value="28.4713340377023" calcext:value-type="float">
            <text:p>28.4713340377</text:p>
          </table:table-cell>
          <table:table-cell table:formula="of:=[.F166]-[.G166]" office:value-type="float" office:value="14.2356670188511" calcext:value-type="float">
            <text:p>14.2356670189</text:p>
          </table:table-cell>
          <table:table-cell table:formula="of:=1/([.C166]/[.C151])" office:value-type="float" office:value="3.90949785908914" calcext:value-type="float">
            <text:p>3.90949785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.146" calcext:value-type="float">
            <text:p>35.146</text:p>
          </table:table-cell>
          <table:table-cell office:value-type="float" office:value="1714" calcext:value-type="float">
            <text:p>1714</text:p>
          </table:table-cell>
          <table:table-cell table:formula="of:=[.D167]/[.C167]" office:value-type="float" office:value="48.7679963580493" calcext:value-type="float">
            <text:p>48.767996358</text:p>
          </table:table-cell>
          <table:table-cell table:formula="of:=(128*4+1024)/[.C167]" office:value-type="float" office:value="43.7034086382519" calcext:value-type="float">
            <text:p>43.7034086383</text:p>
          </table:table-cell>
          <table:table-cell table:formula="of:=1024/[.C167]" office:value-type="float" office:value="29.1356057588346" calcext:value-type="float">
            <text:p>29.1356057588</text:p>
          </table:table-cell>
          <table:table-cell table:formula="of:=[.F167]-[.G167]" office:value-type="float" office:value="14.5678028794173" calcext:value-type="float">
            <text:p>14.5678028794</text:p>
          </table:table-cell>
          <table:table-cell table:formula="of:=1/([.C167]/[.C152])" office:value-type="float" office:value="4.0049792294998" calcext:value-type="float">
            <text:p>4.00497922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6.412" calcext:value-type="float">
            <text:p>36.412</text:p>
          </table:table-cell>
          <table:table-cell office:value-type="float" office:value="1858" calcext:value-type="float">
            <text:p>1858</text:p>
          </table:table-cell>
          <table:table-cell table:formula="of:=[.D168]/[.C168]" office:value-type="float" office:value="51.0271339118972" calcext:value-type="float">
            <text:p>51.0271339119</text:p>
          </table:table-cell>
          <table:table-cell table:formula="of:=(128*4+1024)/[.C168]" office:value-type="float" office:value="42.1838954190926" calcext:value-type="float">
            <text:p>42.1838954191</text:p>
          </table:table-cell>
          <table:table-cell table:formula="of:=1024/[.C168]" office:value-type="float" office:value="28.1225969460617" calcext:value-type="float">
            <text:p>28.1225969461</text:p>
          </table:table-cell>
          <table:table-cell table:formula="of:=[.F168]-[.G168]" office:value-type="float" office:value="14.0612984730309" calcext:value-type="float">
            <text:p>14.061298473</text:p>
          </table:table-cell>
          <table:table-cell table:formula="of:=1/([.C168]/[.C153])" office:value-type="float" office:value="3.7863616390201" calcext:value-type="float">
            <text:p>3.7863616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.916" calcext:value-type="float">
            <text:p>35.916</text:p>
          </table:table-cell>
          <table:table-cell office:value-type="float" office:value="1985" calcext:value-type="float">
            <text:p>1985</text:p>
          </table:table-cell>
          <table:table-cell table:formula="of:=[.D169]/[.C169]" office:value-type="float" office:value="55.2678471990199" calcext:value-type="float">
            <text:p>55.267847199</text:p>
          </table:table-cell>
          <table:table-cell table:formula="of:=(128*4+1024)/[.C169]" office:value-type="float" office:value="42.7664550618109" calcext:value-type="float">
            <text:p>42.7664550618</text:p>
          </table:table-cell>
          <table:table-cell table:formula="of:=1024/[.C169]" office:value-type="float" office:value="28.5109700412073" calcext:value-type="float">
            <text:p>28.5109700412</text:p>
          </table:table-cell>
          <table:table-cell table:formula="of:=[.F169]-[.G169]" office:value-type="float" office:value="14.2554850206036" calcext:value-type="float">
            <text:p>14.2554850206</text:p>
          </table:table-cell>
          <table:table-cell table:formula="of:=1/([.C169]/[.C154])" office:value-type="float" office:value="3.89127408397372" calcext:value-type="float">
            <text:p>3.8912740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6.736" calcext:value-type="float">
            <text:p>36.736</text:p>
          </table:table-cell>
          <table:table-cell office:value-type="float" office:value="1695" calcext:value-type="float">
            <text:p>1695</text:p>
          </table:table-cell>
          <table:table-cell table:formula="of:=[.D170]/[.C170]" office:value-type="float" office:value="46.1400261324042" calcext:value-type="float">
            <text:p>46.1400261324</text:p>
          </table:table-cell>
          <table:table-cell table:formula="of:=(128*4+1024)/[.C170]" office:value-type="float" office:value="41.8118466898955" calcext:value-type="float">
            <text:p>41.8118466899</text:p>
          </table:table-cell>
          <table:table-cell table:formula="of:=1024/[.C170]" office:value-type="float" office:value="27.8745644599303" calcext:value-type="float">
            <text:p>27.8745644599</text:p>
          </table:table-cell>
          <table:table-cell table:formula="of:=[.F170]-[.G170]" office:value-type="float" office:value="13.9372822299652" calcext:value-type="float">
            <text:p>13.93728223</text:p>
          </table:table-cell>
          <table:table-cell table:formula="of:=1/([.C170]/[.C155])" office:value-type="float" office:value="3.84758819686411" calcext:value-type="float">
            <text:p>3.84758819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9.565" calcext:value-type="float">
            <text:p>29.565</text:p>
          </table:table-cell>
          <table:table-cell office:value-type="float" office:value="1367" calcext:value-type="float">
            <text:p>1367</text:p>
          </table:table-cell>
          <table:table-cell table:formula="of:=[.D171]/[.C171]" office:value-type="float" office:value="46.2371046845933" calcext:value-type="float">
            <text:p>46.2371046846</text:p>
          </table:table-cell>
          <table:table-cell table:formula="of:=(103*4+1024)/[.C171]" office:value-type="float" office:value="48.5709453745983" calcext:value-type="float">
            <text:p>48.5709453746</text:p>
          </table:table-cell>
          <table:table-cell table:formula="of:=1024/[.C171]" office:value-type="float" office:value="34.6355487907999" calcext:value-type="float">
            <text:p>34.6355487908</text:p>
          </table:table-cell>
          <table:table-cell table:formula="of:=[.F171]-[.G171]" office:value-type="float" office:value="13.9353965837984" calcext:value-type="float">
            <text:p>13.9353965838</text:p>
          </table:table-cell>
          <table:table-cell table:formula="of:=1/([.C171]/[.C151])" office:value-type="float" office:value="4.75592761711483" calcext:value-type="float">
            <text:p>4.7559276171</text:p>
          </table:table-cell>
          <table:table-cell/>
          <table:table-cell table:style-name="ce8" office:value-type="string" calcext:value-type="string">
            <text:p>5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.511" calcext:value-type="float">
            <text:p>28.511</text:p>
          </table:table-cell>
          <table:table-cell office:value-type="float" office:value="1363" calcext:value-type="float">
            <text:p>1363</text:p>
          </table:table-cell>
          <table:table-cell table:formula="of:=[.D172]/[.C172]" office:value-type="float" office:value="47.8061099224861" calcext:value-type="float">
            <text:p>47.8061099225</text:p>
          </table:table-cell>
          <table:table-cell table:formula="of:=(103*4+1024)/[.C172]" office:value-type="float" office:value="50.3665252007997" calcext:value-type="float">
            <text:p>50.3665252008</text:p>
          </table:table-cell>
          <table:table-cell table:formula="of:=1024/[.C172]" office:value-type="float" office:value="35.9159622601803" calcext:value-type="float">
            <text:p>35.9159622602</text:p>
          </table:table-cell>
          <table:table-cell table:formula="of:=[.F172]-[.G172]" office:value-type="float" office:value="14.4505629406194" calcext:value-type="float">
            <text:p>14.4505629406</text:p>
          </table:table-cell>
          <table:table-cell table:formula="of:=1/([.C172]/[.C152])" office:value-type="float" office:value="4.93700676931711" calcext:value-type="float">
            <text:p>4.93700676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.766" calcext:value-type="float">
            <text:p>29.766</text:p>
          </table:table-cell>
          <table:table-cell office:value-type="float" office:value="1391" calcext:value-type="float">
            <text:p>1391</text:p>
          </table:table-cell>
          <table:table-cell table:formula="of:=[.D173]/[.C173]" office:value-type="float" office:value="46.7311697910368" calcext:value-type="float">
            <text:p>46.731169791</text:p>
          </table:table-cell>
          <table:table-cell table:formula="of:=(103*4+1024)/[.C173]" office:value-type="float" office:value="48.2429617684607" calcext:value-type="float">
            <text:p>48.2429617685</text:p>
          </table:table-cell>
          <table:table-cell table:formula="of:=1024/[.C173]" office:value-type="float" office:value="34.4016663307129" calcext:value-type="float">
            <text:p>34.4016663307</text:p>
          </table:table-cell>
          <table:table-cell table:formula="of:=[.F173]-[.G173]" office:value-type="float" office:value="13.8412954377478" calcext:value-type="float">
            <text:p>13.8412954377</text:p>
          </table:table-cell>
          <table:table-cell table:formula="of:=1/([.C173]/[.C153])" office:value-type="float" office:value="4.63176106967681" calcext:value-type="float">
            <text:p>4.63176106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.906" calcext:value-type="float">
            <text:p>26.906</text:p>
          </table:table-cell>
          <table:table-cell office:value-type="float" office:value="1600" calcext:value-type="float">
            <text:p>1600</text:p>
          </table:table-cell>
          <table:table-cell table:formula="of:=[.D174]/[.C174]" office:value-type="float" office:value="59.4662900468297" calcext:value-type="float">
            <text:p>59.4662900468</text:p>
          </table:table-cell>
          <table:table-cell table:formula="of:=(103*4+1024)/[.C174]" office:value-type="float" office:value="53.3709953170297" calcext:value-type="float">
            <text:p>53.370995317</text:p>
          </table:table-cell>
          <table:table-cell table:formula="of:=1024/[.C174]" office:value-type="float" office:value="38.058425629971" calcext:value-type="float">
            <text:p>38.05842563</text:p>
          </table:table-cell>
          <table:table-cell table:formula="of:=[.F174]-[.G174]" office:value-type="float" office:value="15.3125696870586" calcext:value-type="float">
            <text:p>15.3125696871</text:p>
          </table:table-cell>
          <table:table-cell table:formula="of:=1/([.C174]/[.C154])" office:value-type="float" office:value="5.1943432691593" calcext:value-type="float">
            <text:p>5.19434326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6.966" calcext:value-type="float">
            <text:p>26.966</text:p>
          </table:table-cell>
          <table:table-cell office:value-type="float" office:value="1484" calcext:value-type="float">
            <text:p>1484</text:p>
          </table:table-cell>
          <table:table-cell table:formula="of:=[.D175]/[.C175]" office:value-type="float" office:value="55.0322628495142" calcext:value-type="float">
            <text:p>55.0322628495</text:p>
          </table:table-cell>
          <table:table-cell table:formula="of:=(103*4+1024)/[.C175]" office:value-type="float" office:value="53.252243565972" calcext:value-type="float">
            <text:p>53.252243566</text:p>
          </table:table-cell>
          <table:table-cell table:formula="of:=1024/[.C175]" office:value-type="float" office:value="37.9737447155677" calcext:value-type="float">
            <text:p>37.9737447156</text:p>
          </table:table-cell>
          <table:table-cell table:formula="of:=[.F175]-[.G175]" office:value-type="float" office:value="15.2784988504042" calcext:value-type="float">
            <text:p>15.2784988504</text:p>
          </table:table-cell>
          <table:table-cell table:formula="of:=1/([.C175]/[.C155])" office:value-type="float" office:value="5.24160053400578" calcext:value-type="float">
            <text:p>5.2416005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2.902" calcext:value-type="float">
            <text:p>22.902</text:p>
          </table:table-cell>
          <table:table-cell office:value-type="float" office:value="1283" calcext:value-type="float">
            <text:p>1283</text:p>
          </table:table-cell>
          <table:table-cell table:formula="of:=[.D176]/[.C176]" office:value-type="float" office:value="56.0213081826915" calcext:value-type="float">
            <text:p>56.0213081827</text:p>
          </table:table-cell>
          <table:table-cell table:formula="of:=(86*4+1024)/[.C176]" office:value-type="float" office:value="59.7327744301808" calcext:value-type="float">
            <text:p>59.7327744302</text:p>
          </table:table-cell>
          <table:table-cell table:formula="of:=1024/[.C176]" office:value-type="float" office:value="44.7122522050476" calcext:value-type="float">
            <text:p>44.712252205</text:p>
          </table:table-cell>
          <table:table-cell table:formula="of:=[.F176]-[.G176]" office:value-type="float" office:value="15.0205222251332" calcext:value-type="float">
            <text:p>15.0205222251</text:p>
          </table:table-cell>
          <table:table-cell table:formula="of:=1/([.C176]/[.C151])" office:value-type="float" office:value="6.13959479521439" calcext:value-type="float">
            <text:p>6.13959479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2.855" calcext:value-type="float">
            <text:p>22.855</text:p>
          </table:table-cell>
          <table:table-cell office:value-type="float" office:value="1055" calcext:value-type="float">
            <text:p>1055</text:p>
          </table:table-cell>
          <table:table-cell table:formula="of:=[.D177]/[.C177]" office:value-type="float" office:value="46.1605775541457" calcext:value-type="float">
            <text:p>46.1605775541</text:p>
          </table:table-cell>
          <table:table-cell table:formula="of:=(86*4+1024)/[.C177]" office:value-type="float" office:value="59.8556114635747" calcext:value-type="float">
            <text:p>59.8556114636</text:p>
          </table:table-cell>
          <table:table-cell table:formula="of:=1024/[.C177]" office:value-type="float" office:value="44.8042003937869" calcext:value-type="float">
            <text:p>44.8042003938</text:p>
          </table:table-cell>
          <table:table-cell table:formula="of:=[.F177]-[.G177]" office:value-type="float" office:value="15.0514110697878" calcext:value-type="float">
            <text:p>15.0514110698</text:p>
          </table:table-cell>
          <table:table-cell table:formula="of:=1/([.C177]/[.C152])" office:value-type="float" office:value="6.15878363596587" calcext:value-type="float">
            <text:p>6.1587836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2.635" calcext:value-type="float">
            <text:p>22.635</text:p>
          </table:table-cell>
          <table:table-cell office:value-type="float" office:value="1064" calcext:value-type="float">
            <text:p>1064</text:p>
          </table:table-cell>
          <table:table-cell table:formula="of:=[.D178]/[.C178]" office:value-type="float" office:value="47.0068478020764" calcext:value-type="float">
            <text:p>47.0068478021</text:p>
          </table:table-cell>
          <table:table-cell table:formula="of:=(86*4+1024)/[.C178]" office:value-type="float" office:value="60.4373757455268" calcext:value-type="float">
            <text:p>60.4373757455</text:p>
          </table:table-cell>
          <table:table-cell table:formula="of:=1024/[.C178]" office:value-type="float" office:value="45.2396730726751" calcext:value-type="float">
            <text:p>45.2396730727</text:p>
          </table:table-cell>
          <table:table-cell table:formula="of:=[.F178]-[.G178]" office:value-type="float" office:value="15.1977026728518" calcext:value-type="float">
            <text:p>15.1977026729</text:p>
          </table:table-cell>
          <table:table-cell table:formula="of:=1/([.C178]/[.C153])" office:value-type="float" office:value="6.09096531919594" calcext:value-type="float">
            <text:p>6.090965319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3.195" calcext:value-type="float">
            <text:p>23.195</text:p>
          </table:table-cell>
          <table:table-cell office:value-type="float" office:value="1083" calcext:value-type="float">
            <text:p>1083</text:p>
          </table:table-cell>
          <table:table-cell table:formula="of:=[.D179]/[.C179]" office:value-type="float" office:value="46.6910972192283" calcext:value-type="float">
            <text:p>46.6910972192</text:p>
          </table:table-cell>
          <table:table-cell table:formula="of:=(86*4+1024)/[.C179]" office:value-type="float" office:value="58.9782280663936" calcext:value-type="float">
            <text:p>58.9782280664</text:p>
          </table:table-cell>
          <table:table-cell table:formula="of:=1024/[.C179]" office:value-type="float" office:value="44.147445570166" calcext:value-type="float">
            <text:p>44.1474455702</text:p>
          </table:table-cell>
          <table:table-cell table:formula="of:=[.F179]-[.G179]" office:value-type="float" office:value="14.8307824962276" calcext:value-type="float">
            <text:p>14.8307824962</text:p>
          </table:table-cell>
          <table:table-cell table:formula="of:=1/([.C179]/[.C154])" office:value-type="float" office:value="6.02539340375081" calcext:value-type="float">
            <text:p>6.02539340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2.535" calcext:value-type="float">
            <text:p>22.535</text:p>
          </table:table-cell>
          <table:table-cell office:value-type="float" office:value="1234" calcext:value-type="float">
            <text:p>1234</text:p>
          </table:table-cell>
          <table:table-cell table:formula="of:=[.D180]/[.C180]" office:value-type="float" office:value="54.7592633680941" calcext:value-type="float">
            <text:p>54.7592633681</text:p>
          </table:table-cell>
          <table:table-cell table:formula="of:=(86*4+1024)/[.C180]" office:value-type="float" office:value="60.7055691147105" calcext:value-type="float">
            <text:p>60.7055691147</text:p>
          </table:table-cell>
          <table:table-cell table:formula="of:=1024/[.C180]" office:value-type="float" office:value="45.4404260039938" calcext:value-type="float">
            <text:p>45.440426004</text:p>
          </table:table-cell>
          <table:table-cell table:formula="of:=[.F180]-[.G180]" office:value-type="float" office:value="15.2651431107167" calcext:value-type="float">
            <text:p>15.2651431107</text:p>
          </table:table-cell>
          <table:table-cell table:formula="of:=1/([.C180]/[.C155])" office:value-type="float" office:value="6.27224317727979" calcext:value-type="float">
            <text:p>6.272243177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0.045" calcext:value-type="float">
            <text:p>20.045</text:p>
          </table:table-cell>
          <table:table-cell office:value-type="float" office:value="913" calcext:value-type="float">
            <text:p>913</text:p>
          </table:table-cell>
          <table:table-cell table:formula="of:=[.D181]/[.C181]" office:value-type="float" office:value="45.5475180843103" calcext:value-type="float">
            <text:p>45.5475180843</text:p>
          </table:table-cell>
          <table:table-cell table:formula="of:=(74*4+1024)/[.C181]" office:value-type="float" office:value="65.8518333749065" calcext:value-type="float">
            <text:p>65.8518333749</text:p>
          </table:table-cell>
          <table:table-cell table:formula="of:=1024/[.C181]" office:value-type="float" office:value="51.0850586181093" calcext:value-type="float">
            <text:p>51.0850586181</text:p>
          </table:table-cell>
          <table:table-cell table:formula="of:=[.F181]-[.G181]" office:value-type="float" office:value="14.7667747567972" calcext:value-type="float">
            <text:p>14.7667747568</text:p>
          </table:table-cell>
          <table:table-cell table:formula="of:=1/([.C181]/[.C151])" office:value-type="float" office:value="7.01466699925168" calcext:value-type="float">
            <text:p>7.01466699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9.535" calcext:value-type="float">
            <text:p>19.535</text:p>
          </table:table-cell>
          <table:table-cell office:value-type="float" office:value="990" calcext:value-type="float">
            <text:p>990</text:p>
          </table:table-cell>
          <table:table-cell table:formula="of:=[.D182]/[.C182]" office:value-type="float" office:value="50.6782697722037" calcext:value-type="float">
            <text:p>50.6782697722</text:p>
          </table:table-cell>
          <table:table-cell table:formula="of:=(74*4+1024)/[.C182]" office:value-type="float" office:value="67.5710263629383" calcext:value-type="float">
            <text:p>67.5710263629</text:p>
          </table:table-cell>
          <table:table-cell table:formula="of:=1024/[.C182]" office:value-type="float" office:value="52.4187356027643" calcext:value-type="float">
            <text:p>52.4187356028</text:p>
          </table:table-cell>
          <table:table-cell table:formula="of:=[.F182]-[.G182]" office:value-type="float" office:value="15.152290760174" calcext:value-type="float">
            <text:p>15.1522907602</text:p>
          </table:table-cell>
          <table:table-cell table:formula="of:=1/([.C182]/[.C152])" office:value-type="float" office:value="7.20547734834912" calcext:value-type="float">
            <text:p>7.20547734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9.645" calcext:value-type="float">
            <text:p>19.645</text:p>
          </table:table-cell>
          <table:table-cell office:value-type="float" office:value="788" calcext:value-type="float">
            <text:p>788</text:p>
          </table:table-cell>
          <table:table-cell table:formula="of:=[.D183]/[.C183]" office:value-type="float" office:value="40.1119877831509" calcext:value-type="float">
            <text:p>40.1119877832</text:p>
          </table:table-cell>
          <table:table-cell table:formula="of:=(74*4+1024)/[.C183]" office:value-type="float" office:value="67.1926698905574" calcext:value-type="float">
            <text:p>67.1926698906</text:p>
          </table:table-cell>
          <table:table-cell table:formula="of:=1024/[.C183]" office:value-type="float" office:value="52.1252227029779" calcext:value-type="float">
            <text:p>52.125222703</text:p>
          </table:table-cell>
          <table:table-cell table:formula="of:=[.F183]-[.G183]" office:value-type="float" office:value="15.0674471875795" calcext:value-type="float">
            <text:p>15.0674471876</text:p>
          </table:table-cell>
          <table:table-cell table:formula="of:=1/([.C183]/[.C153])" office:value-type="float" office:value="7.01801985237974" calcext:value-type="float">
            <text:p>7.01801985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9.495" calcext:value-type="float">
            <text:p>19.495</text:p>
          </table:table-cell>
          <table:table-cell office:value-type="float" office:value="1036" calcext:value-type="float">
            <text:p>1036</text:p>
          </table:table-cell>
          <table:table-cell table:formula="of:=[.D184]/[.C184]" office:value-type="float" office:value="53.1418312387792" calcext:value-type="float">
            <text:p>53.1418312388</text:p>
          </table:table-cell>
          <table:table-cell table:formula="of:=(74*4+1024)/[.C184]" office:value-type="float" office:value="67.7096691459349" calcext:value-type="float">
            <text:p>67.7096691459</text:p>
          </table:table-cell>
          <table:table-cell table:formula="of:=1024/[.C184]" office:value-type="float" office:value="52.5262887919979" calcext:value-type="float">
            <text:p>52.526288792</text:p>
          </table:table-cell>
          <table:table-cell table:formula="of:=[.F184]-[.G184]" office:value-type="float" office:value="15.1833803539369" calcext:value-type="float">
            <text:p>15.1833803539</text:p>
          </table:table-cell>
          <table:table-cell table:formula="of:=1/([.C184]/[.C154])" office:value-type="float" office:value="7.16896640164145" calcext:value-type="float">
            <text:p>7.16896640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9.705" calcext:value-type="float">
            <text:p>19.705</text:p>
          </table:table-cell>
          <table:table-cell office:value-type="float" office:value="1059" calcext:value-type="float">
            <text:p>1059</text:p>
          </table:table-cell>
          <table:table-cell table:formula="of:=[.D185]/[.C185]" office:value-type="float" office:value="53.7427048972342" calcext:value-type="float">
            <text:p>53.7427048972</text:p>
          </table:table-cell>
          <table:table-cell table:formula="of:=(74*4+1024)/[.C185]" office:value-type="float" office:value="66.9880740928698" calcext:value-type="float">
            <text:p>66.9880740929</text:p>
          </table:table-cell>
          <table:table-cell table:formula="of:=1024/[.C185]" office:value-type="float" office:value="51.9665059629536" calcext:value-type="float">
            <text:p>51.966505963</text:p>
          </table:table-cell>
          <table:table-cell table:formula="of:=[.F185]-[.G185]" office:value-type="float" office:value="15.0215681299163" calcext:value-type="float">
            <text:p>15.0215681299</text:p>
          </table:table-cell>
          <table:table-cell table:formula="of:=1/([.C185]/[.C155])" office:value-type="float" office:value="7.17305252473992" calcext:value-type="float">
            <text:p>7.17305252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16.904" calcext:value-type="float">
            <text:p>16.904</text:p>
          </table:table-cell>
          <table:table-cell office:value-type="float" office:value="797" calcext:value-type="float">
            <text:p>797</text:p>
          </table:table-cell>
          <table:table-cell table:formula="of:=[.D186]/[.C186]" office:value-type="float" office:value="47.1486038807383" calcext:value-type="float">
            <text:p>47.1486038807</text:p>
          </table:table-cell>
          <table:table-cell table:formula="of:=(64*4+1024)/[.C186]" office:value-type="float" office:value="75.7217226691907" calcext:value-type="float">
            <text:p>75.7217226692</text:p>
          </table:table-cell>
          <table:table-cell table:formula="of:=1024/[.C186]" office:value-type="float" office:value="60.5773781353526" calcext:value-type="float">
            <text:p>60.5773781354</text:p>
          </table:table-cell>
          <table:table-cell table:formula="of:=[.F186]-[.G186]" office:value-type="float" office:value="15.1443445338381" calcext:value-type="float">
            <text:p>15.1443445338</text:p>
          </table:table-cell>
          <table:table-cell table:formula="of:=1/([.C186]/[.C151])" office:value-type="float" office:value="8.31809039280644" calcext:value-type="float">
            <text:p>8.31809039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.085" calcext:value-type="float">
            <text:p>17.085</text:p>
          </table:table-cell>
          <table:table-cell office:value-type="float" office:value="817" calcext:value-type="float">
            <text:p>817</text:p>
          </table:table-cell>
          <table:table-cell table:formula="of:=[.D187]/[.C187]" office:value-type="float" office:value="47.8197249048873" calcext:value-type="float">
            <text:p>47.8197249049</text:p>
          </table:table-cell>
          <table:table-cell table:formula="of:=(64*4+1024)/[.C187]" office:value-type="float" office:value="74.9195200468247" calcext:value-type="float">
            <text:p>74.9195200468</text:p>
          </table:table-cell>
          <table:table-cell table:formula="of:=1024/[.C187]" office:value-type="float" office:value="59.9356160374598" calcext:value-type="float">
            <text:p>59.9356160375</text:p>
          </table:table-cell>
          <table:table-cell table:formula="of:=[.F187]-[.G187]" office:value-type="float" office:value="14.9839040093649" calcext:value-type="float">
            <text:p>14.9839040094</text:p>
          </table:table-cell>
          <table:table-cell table:formula="of:=1/([.C187]/[.C152])" office:value-type="float" office:value="8.23874743927422" calcext:value-type="float">
            <text:p>8.23874743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.185" calcext:value-type="float">
            <text:p>17.185</text:p>
          </table:table-cell>
          <table:table-cell office:value-type="float" office:value="814" calcext:value-type="float">
            <text:p>814</text:p>
          </table:table-cell>
          <table:table-cell table:formula="of:=[.D188]/[.C188]" office:value-type="float" office:value="47.3668897294152" calcext:value-type="float">
            <text:p>47.3668897294</text:p>
          </table:table-cell>
          <table:table-cell table:formula="of:=(64*4+1024)/[.C188]" office:value-type="float" office:value="74.483561245272" calcext:value-type="float">
            <text:p>74.4835612453</text:p>
          </table:table-cell>
          <table:table-cell table:formula="of:=1024/[.C188]" office:value-type="float" office:value="59.5868489962176" calcext:value-type="float">
            <text:p>59.5868489962</text:p>
          </table:table-cell>
          <table:table-cell table:formula="of:=[.F188]-[.G188]" office:value-type="float" office:value="14.8967122490544" calcext:value-type="float">
            <text:p>14.8967122491</text:p>
          </table:table-cell>
          <table:table-cell table:formula="of:=1/([.C188]/[.C153])" office:value-type="float" office:value="8.0226360197847" calcext:value-type="float">
            <text:p>8.02263601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545" calcext:value-type="float">
            <text:p>17.545</text:p>
          </table:table-cell>
          <table:table-cell office:value-type="float" office:value="801" calcext:value-type="float">
            <text:p>801</text:p>
          </table:table-cell>
          <table:table-cell table:formula="of:=[.D189]/[.C189]" office:value-type="float" office:value="45.6540324878883" calcext:value-type="float">
            <text:p>45.6540324879</text:p>
          </table:table-cell>
          <table:table-cell table:formula="of:=(64*4+1024)/[.C189]" office:value-type="float" office:value="72.955257908236" calcext:value-type="float">
            <text:p>72.9552579082</text:p>
          </table:table-cell>
          <table:table-cell table:formula="of:=1024/[.C189]" office:value-type="float" office:value="58.3642063265888" calcext:value-type="float">
            <text:p>58.3642063266</text:p>
          </table:table-cell>
          <table:table-cell table:formula="of:=[.F189]-[.G189]" office:value-type="float" office:value="14.5910515816472" calcext:value-type="float">
            <text:p>14.5910515816</text:p>
          </table:table-cell>
          <table:table-cell table:formula="of:=1/([.C189]/[.C154])" office:value-type="float" office:value="7.96574522656027" calcext:value-type="float">
            <text:p>7.96574522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861" calcext:value-type="float">
            <text:p>17.861</text:p>
          </table:table-cell>
          <table:table-cell office:value-type="float" office:value="876" calcext:value-type="float">
            <text:p>876</text:p>
          </table:table-cell>
          <table:table-cell table:formula="of:=[.D190]/[.C190]" office:value-type="float" office:value="49.0454061922625" calcext:value-type="float">
            <text:p>49.0454061923</text:p>
          </table:table-cell>
          <table:table-cell table:formula="of:=(64*4+1024)/[.C190]" office:value-type="float" office:value="71.6645204635799" calcext:value-type="float">
            <text:p>71.6645204636</text:p>
          </table:table-cell>
          <table:table-cell table:formula="of:=1024/[.C190]" office:value-type="float" office:value="57.3316163708639" calcext:value-type="float">
            <text:p>57.3316163709</text:p>
          </table:table-cell>
          <table:table-cell table:formula="of:=[.F190]-[.G190]" office:value-type="float" office:value="14.332904092716" calcext:value-type="float">
            <text:p>14.3329040927</text:p>
          </table:table-cell>
          <table:table-cell table:formula="of:=1/([.C190]/[.C155])" office:value-type="float" office:value="7.91361066009742" calcext:value-type="float">
            <text:p>7.9136106601</text:p>
          </table:table-cell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formula="of:=[.D201]/[.C201]" office:value-type="string" office:string-value="" calcext:value-type="error">
            <text:p>#DIV/0!</text:p>
          </table:table-cell>
          <table:table-cell table:formula="of:=(512*4+1024)/[.C201]" office:value-type="string" office:string-value="" calcext:value-type="error">
            <text:p>#DIV/0!</text:p>
          </table:table-cell>
          <table:table-cell table:formula="of:=1024/[.C201]" office:value-type="string" office:string-value="" calcext:value-type="error">
            <text:p>#DIV/0!</text:p>
          </table:table-cell>
          <table:table-cell table:formula="of:=[.F201]-[.G201]" office:value-type="string" office:string-value="" calcext:value-type="error">
            <text:p>#DIV/0!</text:p>
          </table:table-cell>
          <table:table-cell table:formula="of:=1/([.C201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formula="of:=[.D202]/[.C202]" office:value-type="string" office:string-value="" calcext:value-type="error">
            <text:p>#DIV/0!</text:p>
          </table:table-cell>
          <table:table-cell table:formula="of:=(512*4+1024)/[.C202]" office:value-type="string" office:string-value="" calcext:value-type="error">
            <text:p>#DIV/0!</text:p>
          </table:table-cell>
          <table:table-cell table:formula="of:=1024/[.C202]" office:value-type="string" office:string-value="" calcext:value-type="error">
            <text:p>#DIV/0!</text:p>
          </table:table-cell>
          <table:table-cell table:formula="of:=[.F202]-[.G202]" office:value-type="string" office:string-value="" calcext:value-type="error">
            <text:p>#DIV/0!</text:p>
          </table:table-cell>
          <table:table-cell table:formula="of:=1/([.C202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formula="of:=[.D203]/[.C203]" office:value-type="string" office:string-value="" calcext:value-type="error">
            <text:p>#DIV/0!</text:p>
          </table:table-cell>
          <table:table-cell table:formula="of:=(512*4+1024)/[.C203]" office:value-type="string" office:string-value="" calcext:value-type="error">
            <text:p>#DIV/0!</text:p>
          </table:table-cell>
          <table:table-cell table:formula="of:=1024/[.C203]" office:value-type="string" office:string-value="" calcext:value-type="error">
            <text:p>#DIV/0!</text:p>
          </table:table-cell>
          <table:table-cell table:formula="of:=[.F203]-[.G203]" office:value-type="string" office:string-value="" calcext:value-type="error">
            <text:p>#DIV/0!</text:p>
          </table:table-cell>
          <table:table-cell table:formula="of:=1/([.C203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formula="of:=[.D204]/[.C204]" office:value-type="string" office:string-value="" calcext:value-type="error">
            <text:p>#DIV/0!</text:p>
          </table:table-cell>
          <table:table-cell table:formula="of:=(512*4+1024)/[.C204]" office:value-type="string" office:string-value="" calcext:value-type="error">
            <text:p>#DIV/0!</text:p>
          </table:table-cell>
          <table:table-cell table:formula="of:=1024/[.C204]" office:value-type="string" office:string-value="" calcext:value-type="error">
            <text:p>#DIV/0!</text:p>
          </table:table-cell>
          <table:table-cell table:formula="of:=[.F204]-[.G204]" office:value-type="string" office:string-value="" calcext:value-type="error">
            <text:p>#DIV/0!</text:p>
          </table:table-cell>
          <table:table-cell table:formula="of:=1/([.C204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formula="of:=[.D205]/[.C205]" office:value-type="string" office:string-value="" calcext:value-type="error">
            <text:p>#DIV/0!</text:p>
          </table:table-cell>
          <table:table-cell table:formula="of:=(512*4+1024)/[.C205]" office:value-type="string" office:string-value="" calcext:value-type="error">
            <text:p>#DIV/0!</text:p>
          </table:table-cell>
          <table:table-cell table:formula="of:=1024/[.C205]" office:value-type="string" office:string-value="" calcext:value-type="error">
            <text:p>#DIV/0!</text:p>
          </table:table-cell>
          <table:table-cell table:formula="of:=[.F205]-[.G205]" office:value-type="string" office:string-value="" calcext:value-type="error">
            <text:p>#DIV/0!</text:p>
          </table:table-cell>
          <table:table-cell table:formula="of:=1/([.C205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D206]/[.C206]" office:value-type="string" office:string-value="" calcext:value-type="error">
            <text:p>#DIV/0!</text:p>
          </table:table-cell>
          <table:table-cell table:formula="of:=(256*4+1024)/[.C206]" office:value-type="string" office:string-value="" calcext:value-type="error">
            <text:p>#DIV/0!</text:p>
          </table:table-cell>
          <table:table-cell table:formula="of:=1024/[.C206]" office:value-type="string" office:string-value="" calcext:value-type="error">
            <text:p>#DIV/0!</text:p>
          </table:table-cell>
          <table:table-cell table:formula="of:=[.F206]-[.G206]" office:value-type="string" office:string-value="" calcext:value-type="error">
            <text:p>#DIV/0!</text:p>
          </table:table-cell>
          <table:table-cell table:formula="of:=1/([.C206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D207]/[.C207]" office:value-type="string" office:string-value="" calcext:value-type="error">
            <text:p>#DIV/0!</text:p>
          </table:table-cell>
          <table:table-cell table:formula="of:=(256*4+1024)/[.C207]" office:value-type="string" office:string-value="" calcext:value-type="error">
            <text:p>#DIV/0!</text:p>
          </table:table-cell>
          <table:table-cell table:formula="of:=1024/[.C207]" office:value-type="string" office:string-value="" calcext:value-type="error">
            <text:p>#DIV/0!</text:p>
          </table:table-cell>
          <table:table-cell table:formula="of:=[.F207]-[.G207]" office:value-type="string" office:string-value="" calcext:value-type="error">
            <text:p>#DIV/0!</text:p>
          </table:table-cell>
          <table:table-cell table:formula="of:=1/([.C207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D208]/[.C208]" office:value-type="string" office:string-value="" calcext:value-type="error">
            <text:p>#DIV/0!</text:p>
          </table:table-cell>
          <table:table-cell table:formula="of:=(256*4+1024)/[.C208]" office:value-type="string" office:string-value="" calcext:value-type="error">
            <text:p>#DIV/0!</text:p>
          </table:table-cell>
          <table:table-cell table:formula="of:=1024/[.C208]" office:value-type="string" office:string-value="" calcext:value-type="error">
            <text:p>#DIV/0!</text:p>
          </table:table-cell>
          <table:table-cell table:formula="of:=[.F208]-[.G208]" office:value-type="string" office:string-value="" calcext:value-type="error">
            <text:p>#DIV/0!</text:p>
          </table:table-cell>
          <table:table-cell table:formula="of:=1/([.C208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D209]/[.C209]" office:value-type="string" office:string-value="" calcext:value-type="error">
            <text:p>#DIV/0!</text:p>
          </table:table-cell>
          <table:table-cell table:formula="of:=(256*4+1024)/[.C209]" office:value-type="string" office:string-value="" calcext:value-type="error">
            <text:p>#DIV/0!</text:p>
          </table:table-cell>
          <table:table-cell table:formula="of:=1024/[.C209]" office:value-type="string" office:string-value="" calcext:value-type="error">
            <text:p>#DIV/0!</text:p>
          </table:table-cell>
          <table:table-cell table:formula="of:=[.F209]-[.G209]" office:value-type="string" office:string-value="" calcext:value-type="error">
            <text:p>#DIV/0!</text:p>
          </table:table-cell>
          <table:table-cell table:formula="of:=1/([.C209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D210]/[.C210]" office:value-type="string" office:string-value="" calcext:value-type="error">
            <text:p>#DIV/0!</text:p>
          </table:table-cell>
          <table:table-cell table:formula="of:=(256*4+1024)/[.C210]" office:value-type="string" office:string-value="" calcext:value-type="error">
            <text:p>#DIV/0!</text:p>
          </table:table-cell>
          <table:table-cell table:formula="of:=1024/[.C210]" office:value-type="string" office:string-value="" calcext:value-type="error">
            <text:p>#DIV/0!</text:p>
          </table:table-cell>
          <table:table-cell table:formula="of:=[.F210]-[.G210]" office:value-type="string" office:string-value="" calcext:value-type="error">
            <text:p>#DIV/0!</text:p>
          </table:table-cell>
          <table:table-cell table:formula="of:=1/([.C210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formula="of:=[.D211]/[.C211]" office:value-type="string" office:string-value="" calcext:value-type="error">
            <text:p>#DIV/0!</text:p>
          </table:table-cell>
          <table:table-cell table:formula="of:=(171*4+1024)/[.C211]" office:value-type="string" office:string-value="" calcext:value-type="error">
            <text:p>#DIV/0!</text:p>
          </table:table-cell>
          <table:table-cell table:formula="of:=1024/[.C211]" office:value-type="string" office:string-value="" calcext:value-type="error">
            <text:p>#DIV/0!</text:p>
          </table:table-cell>
          <table:table-cell table:formula="of:=[.F211]-[.G211]" office:value-type="string" office:string-value="" calcext:value-type="error">
            <text:p>#DIV/0!</text:p>
          </table:table-cell>
          <table:table-cell table:formula="of:=1/([.C211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formula="of:=[.D212]/[.C212]" office:value-type="string" office:string-value="" calcext:value-type="error">
            <text:p>#DIV/0!</text:p>
          </table:table-cell>
          <table:table-cell table:formula="of:=(171*4+1024)/[.C212]" office:value-type="string" office:string-value="" calcext:value-type="error">
            <text:p>#DIV/0!</text:p>
          </table:table-cell>
          <table:table-cell table:formula="of:=1024/[.C212]" office:value-type="string" office:string-value="" calcext:value-type="error">
            <text:p>#DIV/0!</text:p>
          </table:table-cell>
          <table:table-cell table:formula="of:=[.F212]-[.G212]" office:value-type="string" office:string-value="" calcext:value-type="error">
            <text:p>#DIV/0!</text:p>
          </table:table-cell>
          <table:table-cell table:formula="of:=1/([.C212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formula="of:=[.D213]/[.C213]" office:value-type="string" office:string-value="" calcext:value-type="error">
            <text:p>#DIV/0!</text:p>
          </table:table-cell>
          <table:table-cell table:formula="of:=(171*4+1024)/[.C213]" office:value-type="string" office:string-value="" calcext:value-type="error">
            <text:p>#DIV/0!</text:p>
          </table:table-cell>
          <table:table-cell table:formula="of:=1024/[.C213]" office:value-type="string" office:string-value="" calcext:value-type="error">
            <text:p>#DIV/0!</text:p>
          </table:table-cell>
          <table:table-cell table:formula="of:=[.F213]-[.G213]" office:value-type="string" office:string-value="" calcext:value-type="error">
            <text:p>#DIV/0!</text:p>
          </table:table-cell>
          <table:table-cell table:formula="of:=1/([.C213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formula="of:=[.D214]/[.C214]" office:value-type="string" office:string-value="" calcext:value-type="error">
            <text:p>#DIV/0!</text:p>
          </table:table-cell>
          <table:table-cell table:formula="of:=(171*4+1024)/[.C214]" office:value-type="string" office:string-value="" calcext:value-type="error">
            <text:p>#DIV/0!</text:p>
          </table:table-cell>
          <table:table-cell table:formula="of:=1024/[.C214]" office:value-type="string" office:string-value="" calcext:value-type="error">
            <text:p>#DIV/0!</text:p>
          </table:table-cell>
          <table:table-cell table:formula="of:=[.F214]-[.G214]" office:value-type="string" office:string-value="" calcext:value-type="error">
            <text:p>#DIV/0!</text:p>
          </table:table-cell>
          <table:table-cell table:formula="of:=1/([.C214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number-columns-repeated="2"/>
          <table:table-cell table:formula="of:=[.D215]/[.C215]" office:value-type="string" office:string-value="" calcext:value-type="error">
            <text:p>#DIV/0!</text:p>
          </table:table-cell>
          <table:table-cell table:formula="of:=(171*4+1024)/[.C215]" office:value-type="string" office:string-value="" calcext:value-type="error">
            <text:p>#DIV/0!</text:p>
          </table:table-cell>
          <table:table-cell table:formula="of:=1024/[.C215]" office:value-type="string" office:string-value="" calcext:value-type="error">
            <text:p>#DIV/0!</text:p>
          </table:table-cell>
          <table:table-cell table:formula="of:=[.F215]-[.G215]" office:value-type="string" office:string-value="" calcext:value-type="error">
            <text:p>#DIV/0!</text:p>
          </table:table-cell>
          <table:table-cell table:formula="of:=1/([.C215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formula="of:=[.D216]/[.C216]" office:value-type="string" office:string-value="" calcext:value-type="error">
            <text:p>#DIV/0!</text:p>
          </table:table-cell>
          <table:table-cell table:formula="of:=(128*4+1024)/[.C216]" office:value-type="string" office:string-value="" calcext:value-type="error">
            <text:p>#DIV/0!</text:p>
          </table:table-cell>
          <table:table-cell table:formula="of:=1024/[.C216]" office:value-type="string" office:string-value="" calcext:value-type="error">
            <text:p>#DIV/0!</text:p>
          </table:table-cell>
          <table:table-cell table:formula="of:=[.F216]-[.G216]" office:value-type="string" office:string-value="" calcext:value-type="error">
            <text:p>#DIV/0!</text:p>
          </table:table-cell>
          <table:table-cell table:formula="of:=1/([.C216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formula="of:=[.D217]/[.C217]" office:value-type="string" office:string-value="" calcext:value-type="error">
            <text:p>#DIV/0!</text:p>
          </table:table-cell>
          <table:table-cell table:formula="of:=(128*4+1024)/[.C217]" office:value-type="string" office:string-value="" calcext:value-type="error">
            <text:p>#DIV/0!</text:p>
          </table:table-cell>
          <table:table-cell table:formula="of:=1024/[.C217]" office:value-type="string" office:string-value="" calcext:value-type="error">
            <text:p>#DIV/0!</text:p>
          </table:table-cell>
          <table:table-cell table:formula="of:=[.F217]-[.G217]" office:value-type="string" office:string-value="" calcext:value-type="error">
            <text:p>#DIV/0!</text:p>
          </table:table-cell>
          <table:table-cell table:formula="of:=1/([.C217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formula="of:=[.D218]/[.C218]" office:value-type="string" office:string-value="" calcext:value-type="error">
            <text:p>#DIV/0!</text:p>
          </table:table-cell>
          <table:table-cell table:formula="of:=(128*4+1024)/[.C218]" office:value-type="string" office:string-value="" calcext:value-type="error">
            <text:p>#DIV/0!</text:p>
          </table:table-cell>
          <table:table-cell table:formula="of:=1024/[.C218]" office:value-type="string" office:string-value="" calcext:value-type="error">
            <text:p>#DIV/0!</text:p>
          </table:table-cell>
          <table:table-cell table:formula="of:=[.F218]-[.G218]" office:value-type="string" office:string-value="" calcext:value-type="error">
            <text:p>#DIV/0!</text:p>
          </table:table-cell>
          <table:table-cell table:formula="of:=1/([.C218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formula="of:=[.D219]/[.C219]" office:value-type="string" office:string-value="" calcext:value-type="error">
            <text:p>#DIV/0!</text:p>
          </table:table-cell>
          <table:table-cell table:formula="of:=(128*4+1024)/[.C219]" office:value-type="string" office:string-value="" calcext:value-type="error">
            <text:p>#DIV/0!</text:p>
          </table:table-cell>
          <table:table-cell table:formula="of:=1024/[.C219]" office:value-type="string" office:string-value="" calcext:value-type="error">
            <text:p>#DIV/0!</text:p>
          </table:table-cell>
          <table:table-cell table:formula="of:=[.F219]-[.G219]" office:value-type="string" office:string-value="" calcext:value-type="error">
            <text:p>#DIV/0!</text:p>
          </table:table-cell>
          <table:table-cell table:formula="of:=1/([.C219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formula="of:=[.D220]/[.C220]" office:value-type="string" office:string-value="" calcext:value-type="error">
            <text:p>#DIV/0!</text:p>
          </table:table-cell>
          <table:table-cell table:formula="of:=(128*4+1024)/[.C220]" office:value-type="string" office:string-value="" calcext:value-type="error">
            <text:p>#DIV/0!</text:p>
          </table:table-cell>
          <table:table-cell table:formula="of:=1024/[.C220]" office:value-type="string" office:string-value="" calcext:value-type="error">
            <text:p>#DIV/0!</text:p>
          </table:table-cell>
          <table:table-cell table:formula="of:=[.F220]-[.G220]" office:value-type="string" office:string-value="" calcext:value-type="error">
            <text:p>#DIV/0!</text:p>
          </table:table-cell>
          <table:table-cell table:formula="of:=1/([.C220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formula="of:=[.D221]/[.C221]" office:value-type="string" office:string-value="" calcext:value-type="error">
            <text:p>#DIV/0!</text:p>
          </table:table-cell>
          <table:table-cell table:formula="of:=(103*4+1024)/[.C221]" office:value-type="string" office:string-value="" calcext:value-type="error">
            <text:p>#DIV/0!</text:p>
          </table:table-cell>
          <table:table-cell table:formula="of:=1024/[.C221]" office:value-type="string" office:string-value="" calcext:value-type="error">
            <text:p>#DIV/0!</text:p>
          </table:table-cell>
          <table:table-cell table:formula="of:=[.F221]-[.G221]" office:value-type="string" office:string-value="" calcext:value-type="error">
            <text:p>#DIV/0!</text:p>
          </table:table-cell>
          <table:table-cell table:formula="of:=1/([.C221]/[.C201]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60 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formula="of:=[.D222]/[.C222]" office:value-type="string" office:string-value="" calcext:value-type="error">
            <text:p>#DIV/0!</text:p>
          </table:table-cell>
          <table:table-cell table:formula="of:=(103*4+1024)/[.C222]" office:value-type="string" office:string-value="" calcext:value-type="error">
            <text:p>#DIV/0!</text:p>
          </table:table-cell>
          <table:table-cell table:formula="of:=1024/[.C222]" office:value-type="string" office:string-value="" calcext:value-type="error">
            <text:p>#DIV/0!</text:p>
          </table:table-cell>
          <table:table-cell table:formula="of:=[.F222]-[.G222]" office:value-type="string" office:string-value="" calcext:value-type="error">
            <text:p>#DIV/0!</text:p>
          </table:table-cell>
          <table:table-cell table:formula="of:=1/([.C222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formula="of:=[.D223]/[.C223]" office:value-type="string" office:string-value="" calcext:value-type="error">
            <text:p>#DIV/0!</text:p>
          </table:table-cell>
          <table:table-cell table:formula="of:=(103*4+1024)/[.C223]" office:value-type="string" office:string-value="" calcext:value-type="error">
            <text:p>#DIV/0!</text:p>
          </table:table-cell>
          <table:table-cell table:formula="of:=1024/[.C223]" office:value-type="string" office:string-value="" calcext:value-type="error">
            <text:p>#DIV/0!</text:p>
          </table:table-cell>
          <table:table-cell table:formula="of:=[.F223]-[.G223]" office:value-type="string" office:string-value="" calcext:value-type="error">
            <text:p>#DIV/0!</text:p>
          </table:table-cell>
          <table:table-cell table:formula="of:=1/([.C223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formula="of:=[.D224]/[.C224]" office:value-type="string" office:string-value="" calcext:value-type="error">
            <text:p>#DIV/0!</text:p>
          </table:table-cell>
          <table:table-cell table:formula="of:=(103*4+1024)/[.C224]" office:value-type="string" office:string-value="" calcext:value-type="error">
            <text:p>#DIV/0!</text:p>
          </table:table-cell>
          <table:table-cell table:formula="of:=1024/[.C224]" office:value-type="string" office:string-value="" calcext:value-type="error">
            <text:p>#DIV/0!</text:p>
          </table:table-cell>
          <table:table-cell table:formula="of:=[.F224]-[.G224]" office:value-type="string" office:string-value="" calcext:value-type="error">
            <text:p>#DIV/0!</text:p>
          </table:table-cell>
          <table:table-cell table:formula="of:=1/([.C224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formula="of:=[.D225]/[.C225]" office:value-type="string" office:string-value="" calcext:value-type="error">
            <text:p>#DIV/0!</text:p>
          </table:table-cell>
          <table:table-cell table:formula="of:=(103*4+1024)/[.C225]" office:value-type="string" office:string-value="" calcext:value-type="error">
            <text:p>#DIV/0!</text:p>
          </table:table-cell>
          <table:table-cell table:formula="of:=1024/[.C225]" office:value-type="string" office:string-value="" calcext:value-type="error">
            <text:p>#DIV/0!</text:p>
          </table:table-cell>
          <table:table-cell table:formula="of:=[.F225]-[.G225]" office:value-type="string" office:string-value="" calcext:value-type="error">
            <text:p>#DIV/0!</text:p>
          </table:table-cell>
          <table:table-cell table:formula="of:=1/([.C225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formula="of:=[.D226]/[.C226]" office:value-type="string" office:string-value="" calcext:value-type="error">
            <text:p>#DIV/0!</text:p>
          </table:table-cell>
          <table:table-cell table:formula="of:=(86*4+1024)/[.C226]" office:value-type="string" office:string-value="" calcext:value-type="error">
            <text:p>#DIV/0!</text:p>
          </table:table-cell>
          <table:table-cell table:formula="of:=1024/[.C226]" office:value-type="string" office:string-value="" calcext:value-type="error">
            <text:p>#DIV/0!</text:p>
          </table:table-cell>
          <table:table-cell table:formula="of:=[.F226]-[.G226]" office:value-type="string" office:string-value="" calcext:value-type="error">
            <text:p>#DIV/0!</text:p>
          </table:table-cell>
          <table:table-cell table:formula="of:=1/([.C226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formula="of:=[.D227]/[.C227]" office:value-type="string" office:string-value="" calcext:value-type="error">
            <text:p>#DIV/0!</text:p>
          </table:table-cell>
          <table:table-cell table:formula="of:=(86*4+1024)/[.C227]" office:value-type="string" office:string-value="" calcext:value-type="error">
            <text:p>#DIV/0!</text:p>
          </table:table-cell>
          <table:table-cell table:formula="of:=1024/[.C227]" office:value-type="string" office:string-value="" calcext:value-type="error">
            <text:p>#DIV/0!</text:p>
          </table:table-cell>
          <table:table-cell table:formula="of:=[.F227]-[.G227]" office:value-type="string" office:string-value="" calcext:value-type="error">
            <text:p>#DIV/0!</text:p>
          </table:table-cell>
          <table:table-cell table:formula="of:=1/([.C227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formula="of:=[.D228]/[.C228]" office:value-type="string" office:string-value="" calcext:value-type="error">
            <text:p>#DIV/0!</text:p>
          </table:table-cell>
          <table:table-cell table:formula="of:=(86*4+1024)/[.C228]" office:value-type="string" office:string-value="" calcext:value-type="error">
            <text:p>#DIV/0!</text:p>
          </table:table-cell>
          <table:table-cell table:formula="of:=1024/[.C228]" office:value-type="string" office:string-value="" calcext:value-type="error">
            <text:p>#DIV/0!</text:p>
          </table:table-cell>
          <table:table-cell table:formula="of:=[.F228]-[.G228]" office:value-type="string" office:string-value="" calcext:value-type="error">
            <text:p>#DIV/0!</text:p>
          </table:table-cell>
          <table:table-cell table:formula="of:=1/([.C228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formula="of:=[.D229]/[.C229]" office:value-type="string" office:string-value="" calcext:value-type="error">
            <text:p>#DIV/0!</text:p>
          </table:table-cell>
          <table:table-cell table:formula="of:=(86*4+1024)/[.C229]" office:value-type="string" office:string-value="" calcext:value-type="error">
            <text:p>#DIV/0!</text:p>
          </table:table-cell>
          <table:table-cell table:formula="of:=1024/[.C229]" office:value-type="string" office:string-value="" calcext:value-type="error">
            <text:p>#DIV/0!</text:p>
          </table:table-cell>
          <table:table-cell table:formula="of:=[.F229]-[.G229]" office:value-type="string" office:string-value="" calcext:value-type="error">
            <text:p>#DIV/0!</text:p>
          </table:table-cell>
          <table:table-cell table:formula="of:=1/([.C229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number-columns-repeated="2"/>
          <table:table-cell table:formula="of:=[.D230]/[.C230]" office:value-type="string" office:string-value="" calcext:value-type="error">
            <text:p>#DIV/0!</text:p>
          </table:table-cell>
          <table:table-cell table:formula="of:=(86*4+1024)/[.C230]" office:value-type="string" office:string-value="" calcext:value-type="error">
            <text:p>#DIV/0!</text:p>
          </table:table-cell>
          <table:table-cell table:formula="of:=1024/[.C230]" office:value-type="string" office:string-value="" calcext:value-type="error">
            <text:p>#DIV/0!</text:p>
          </table:table-cell>
          <table:table-cell table:formula="of:=[.F230]-[.G230]" office:value-type="string" office:string-value="" calcext:value-type="error">
            <text:p>#DIV/0!</text:p>
          </table:table-cell>
          <table:table-cell table:formula="of:=1/([.C230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formula="of:=[.D231]/[.C231]" office:value-type="string" office:string-value="" calcext:value-type="error">
            <text:p>#DIV/0!</text:p>
          </table:table-cell>
          <table:table-cell table:formula="of:=(74*4+1024)/[.C231]" office:value-type="string" office:string-value="" calcext:value-type="error">
            <text:p>#DIV/0!</text:p>
          </table:table-cell>
          <table:table-cell table:formula="of:=1024/[.C231]" office:value-type="string" office:string-value="" calcext:value-type="error">
            <text:p>#DIV/0!</text:p>
          </table:table-cell>
          <table:table-cell table:formula="of:=[.F231]-[.G231]" office:value-type="string" office:string-value="" calcext:value-type="error">
            <text:p>#DIV/0!</text:p>
          </table:table-cell>
          <table:table-cell table:formula="of:=1/([.C231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formula="of:=[.D232]/[.C232]" office:value-type="string" office:string-value="" calcext:value-type="error">
            <text:p>#DIV/0!</text:p>
          </table:table-cell>
          <table:table-cell table:formula="of:=(74*4+1024)/[.C232]" office:value-type="string" office:string-value="" calcext:value-type="error">
            <text:p>#DIV/0!</text:p>
          </table:table-cell>
          <table:table-cell table:formula="of:=1024/[.C232]" office:value-type="string" office:string-value="" calcext:value-type="error">
            <text:p>#DIV/0!</text:p>
          </table:table-cell>
          <table:table-cell table:formula="of:=[.F232]-[.G232]" office:value-type="string" office:string-value="" calcext:value-type="error">
            <text:p>#DIV/0!</text:p>
          </table:table-cell>
          <table:table-cell table:formula="of:=1/([.C232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formula="of:=[.D233]/[.C233]" office:value-type="string" office:string-value="" calcext:value-type="error">
            <text:p>#DIV/0!</text:p>
          </table:table-cell>
          <table:table-cell table:formula="of:=(74*4+1024)/[.C233]" office:value-type="string" office:string-value="" calcext:value-type="error">
            <text:p>#DIV/0!</text:p>
          </table:table-cell>
          <table:table-cell table:formula="of:=1024/[.C233]" office:value-type="string" office:string-value="" calcext:value-type="error">
            <text:p>#DIV/0!</text:p>
          </table:table-cell>
          <table:table-cell table:formula="of:=[.F233]-[.G233]" office:value-type="string" office:string-value="" calcext:value-type="error">
            <text:p>#DIV/0!</text:p>
          </table:table-cell>
          <table:table-cell table:formula="of:=1/([.C233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formula="of:=[.D234]/[.C234]" office:value-type="string" office:string-value="" calcext:value-type="error">
            <text:p>#DIV/0!</text:p>
          </table:table-cell>
          <table:table-cell table:formula="of:=(74*4+1024)/[.C234]" office:value-type="string" office:string-value="" calcext:value-type="error">
            <text:p>#DIV/0!</text:p>
          </table:table-cell>
          <table:table-cell table:formula="of:=1024/[.C234]" office:value-type="string" office:string-value="" calcext:value-type="error">
            <text:p>#DIV/0!</text:p>
          </table:table-cell>
          <table:table-cell table:formula="of:=[.F234]-[.G234]" office:value-type="string" office:string-value="" calcext:value-type="error">
            <text:p>#DIV/0!</text:p>
          </table:table-cell>
          <table:table-cell table:formula="of:=1/([.C234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formula="of:=[.D235]/[.C235]" office:value-type="string" office:string-value="" calcext:value-type="error">
            <text:p>#DIV/0!</text:p>
          </table:table-cell>
          <table:table-cell table:formula="of:=(74*4+1024)/[.C235]" office:value-type="string" office:string-value="" calcext:value-type="error">
            <text:p>#DIV/0!</text:p>
          </table:table-cell>
          <table:table-cell table:formula="of:=1024/[.C235]" office:value-type="string" office:string-value="" calcext:value-type="error">
            <text:p>#DIV/0!</text:p>
          </table:table-cell>
          <table:table-cell table:formula="of:=[.F235]-[.G235]" office:value-type="string" office:string-value="" calcext:value-type="error">
            <text:p>#DIV/0!</text:p>
          </table:table-cell>
          <table:table-cell table:formula="of:=1/([.C235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 table:number-columns-repeated="2"/>
          <table:table-cell table:formula="of:=[.D236]/[.C236]" office:value-type="string" office:string-value="" calcext:value-type="error">
            <text:p>#DIV/0!</text:p>
          </table:table-cell>
          <table:table-cell table:formula="of:=(64*4+1024)/[.C236]" office:value-type="string" office:string-value="" calcext:value-type="error">
            <text:p>#DIV/0!</text:p>
          </table:table-cell>
          <table:table-cell table:formula="of:=1024/[.C236]" office:value-type="string" office:string-value="" calcext:value-type="error">
            <text:p>#DIV/0!</text:p>
          </table:table-cell>
          <table:table-cell table:formula="of:=[.F236]-[.G236]" office:value-type="string" office:string-value="" calcext:value-type="error">
            <text:p>#DIV/0!</text:p>
          </table:table-cell>
          <table:table-cell table:formula="of:=1/([.C236]/[.C2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formula="of:=[.D237]/[.C237]" office:value-type="string" office:string-value="" calcext:value-type="error">
            <text:p>#DIV/0!</text:p>
          </table:table-cell>
          <table:table-cell table:formula="of:=(64*4+1024)/[.C237]" office:value-type="string" office:string-value="" calcext:value-type="error">
            <text:p>#DIV/0!</text:p>
          </table:table-cell>
          <table:table-cell table:formula="of:=1024/[.C237]" office:value-type="string" office:string-value="" calcext:value-type="error">
            <text:p>#DIV/0!</text:p>
          </table:table-cell>
          <table:table-cell table:formula="of:=[.F237]-[.G237]" office:value-type="string" office:string-value="" calcext:value-type="error">
            <text:p>#DIV/0!</text:p>
          </table:table-cell>
          <table:table-cell table:formula="of:=1/([.C237]/[.C20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formula="of:=[.D238]/[.C238]" office:value-type="string" office:string-value="" calcext:value-type="error">
            <text:p>#DIV/0!</text:p>
          </table:table-cell>
          <table:table-cell table:formula="of:=(64*4+1024)/[.C238]" office:value-type="string" office:string-value="" calcext:value-type="error">
            <text:p>#DIV/0!</text:p>
          </table:table-cell>
          <table:table-cell table:formula="of:=1024/[.C238]" office:value-type="string" office:string-value="" calcext:value-type="error">
            <text:p>#DIV/0!</text:p>
          </table:table-cell>
          <table:table-cell table:formula="of:=[.F238]-[.G238]" office:value-type="string" office:string-value="" calcext:value-type="error">
            <text:p>#DIV/0!</text:p>
          </table:table-cell>
          <table:table-cell table:formula="of:=1/([.C238]/[.C20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formula="of:=[.D239]/[.C239]" office:value-type="string" office:string-value="" calcext:value-type="error">
            <text:p>#DIV/0!</text:p>
          </table:table-cell>
          <table:table-cell table:formula="of:=(64*4+1024)/[.C239]" office:value-type="string" office:string-value="" calcext:value-type="error">
            <text:p>#DIV/0!</text:p>
          </table:table-cell>
          <table:table-cell table:formula="of:=1024/[.C239]" office:value-type="string" office:string-value="" calcext:value-type="error">
            <text:p>#DIV/0!</text:p>
          </table:table-cell>
          <table:table-cell table:formula="of:=[.F239]-[.G239]" office:value-type="string" office:string-value="" calcext:value-type="error">
            <text:p>#DIV/0!</text:p>
          </table:table-cell>
          <table:table-cell table:formula="of:=1/([.C239]/[.C20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formula="of:=[.D240]/[.C240]" office:value-type="string" office:string-value="" calcext:value-type="error">
            <text:p>#DIV/0!</text:p>
          </table:table-cell>
          <table:table-cell table:formula="of:=(64*4+1024)/[.C240]" office:value-type="string" office:string-value="" calcext:value-type="error">
            <text:p>#DIV/0!</text:p>
          </table:table-cell>
          <table:table-cell table:formula="of:=1024/[.C240]" office:value-type="string" office:string-value="" calcext:value-type="error">
            <text:p>#DIV/0!</text:p>
          </table:table-cell>
          <table:table-cell table:formula="of:=[.F240]-[.G240]" office:value-type="string" office:string-value="" calcext:value-type="error">
            <text:p>#DIV/0!</text:p>
          </table:table-cell>
          <table:table-cell table:formula="of:=1/([.C240]/[.C20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33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B241:Sheet1.B1048576 Sheet1.B1:Sheet1.B199">
            <calcext:condition calcext:apply-style-name="Untitled1" calcext:value="&gt;0" calcext:base-cell-address="Sheet1.B1"/>
          </calcext:conditional-format>
          <calcext:conditional-format calcext:target-range-address="Sheet1.B200:Sheet1.B200">
            <calcext:condition calcext:apply-style-name="Untitled1" calcext:value="&gt;0" calcext:base-cell-address="Sheet1.B200"/>
          </calcext:conditional-format>
          <calcext:conditional-format calcext:target-range-address="Sheet1.B201:Sheet1.B240">
            <calcext:condition calcext:apply-style-name="Untitled1" calcext:value="&gt;0" calcext:base-cell-address="Sheet1.B2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4:39:27.319189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6:36:38.867689192</meta:creation-date>
    <dc:date>2015-05-22T15:15:29.524936867</dc:date>
    <meta:editing-duration>PT6H53M12S</meta:editing-duration>
    <meta:editing-cycles>20</meta:editing-cycles>
    <meta:generator>LibreOffice/4.2.8.2$Linux_X86_64 LibreOffice_project/420m0$Build-2</meta:generator>
    <meta:document-statistic meta:table-count="1" meta:cell-count="1694" meta:object-count="0"/>
  </office:meta>
</office:document-meta>
</file>